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335in"/>
    </style:style>
    <style:style style:name="co5" style:family="table-column">
      <style:table-column-properties fo:break-before="auto" style:column-width="0.6937in"/>
    </style:style>
    <style:style style:name="co6" style:family="table-column">
      <style:table-column-properties fo:break-before="auto" style:column-width="1.0346in"/>
    </style:style>
    <style:style style:name="co7" style:family="table-column">
      <style:table-column-properties fo:break-before="auto" style:column-width="0.852in"/>
    </style:style>
    <style:style style:name="co8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772in"/>
    </style:style>
    <style:style style:name="co14" style:family="table-column">
      <style:table-column-properties fo:break-before="auto" style:column-width="2.7965in"/>
    </style:style>
    <style:style style:name="co15" style:family="table-column">
      <style:table-column-properties fo:break-before="auto" style:column-width="4.3717in"/>
    </style:style>
    <style:style style:name="co16" style:family="table-column">
      <style:table-column-properties fo:break-before="auto" style:column-width="1.57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3" style:family="table-cell" style:parent-style-name="Default" style:data-style-name="N71"/>
    <style:style style:name="ce4" style:family="table-cell" style:parent-style-name="Default" style:data-style-name="N118"/>
    <style:style style:name="ce5" style:family="table-cell" style:parent-style-name="Default" style:data-style-name="N71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 fo:font-weight="bold"/>
    </style:style>
  </office:automatic-styles>
  <office:body>
    <office:spreadsheet>
      <table:table table:name="Cuts" table:style-name="ta1" table:print="false">
        <office:forms form:automatic-focus="false" form:apply-design-mode="false"/>
        <table:table-column table:style-name="co4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number-columns-repeated="2" table:default-cell-style-name="ce3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Adjustments</text:p>
          </table:table-cell>
          <table:table-cell table:style-name="ce2" office:value-type="string">
            <text:p>Inches</text:p>
          </table:table-cell>
          <table:table-cell table:style-name="ce2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Casing Width</text:p>
          </table:table-cell>
          <table:table-cell table:style-name="ce3" office:value-type="float" office:value="2.5">
            <text:p>2 <text:s/>1/ 2</text:p>
          </table:table-cell>
          <table:table-cell table:style-name="ce3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Jam Thickness</text:p>
          </table:table-cell>
          <table:table-cell table:style-name="ce3" office:value-type="float" office:value="0.75">
            <text:p><text:s text:c="2"/>3/ 4</text:p>
          </table:table-cell>
          <table:table-cell table:style-name="ce3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Reveal</text:p>
          </table:table-cell>
          <table:table-cell table:style-name="ce3" office:value-type="float" office:value="0.1875">
            <text:p><text:s text:c="2"/>3/16</text:p>
          </table:table-cell>
          <table:table-cell table:style-name="ce3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ool Ext.</text:p>
          </table:table-cell>
          <table:table-cell table:style-name="ce3" office:value-type="float" office:value="0.75">
            <text:p><text:s text:c="2"/>3/ 4</text:p>
          </table:table-cell>
          <table:table-cell table:style-name="ce3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Jam Notch</text:p>
          </table:table-cell>
          <table:table-cell table:style-name="ce3" office:value-type="float" office:value="0.25">
            <text:p><text:s text:c="2"/>1/ 4</text:p>
          </table:table-cell>
          <table:table-cell table:style-name="ce3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Fillet Thickness</text:p>
          </table:table-cell>
          <table:table-cell table:style-name="ce3" office:value-type="float" office:value="0.375">
            <text:p><text:s text:c="2"/>3/ 8</text:p>
          </table:table-cell>
          <table:table-cell table:style-name="ce3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>
            <text:p>Trim Per Cut</text:p>
          </table:table-cell>
          <table:table-cell table:style-name="ce3" office:value-type="float" office:value="0">
            <text:p>0 <text:s text:c="5"/></text:p>
          </table:table-cell>
          <table:table-cell table:style-name="ce3" table:number-columns-repeated="3"/>
          <table:table-cell/>
          <table:table-cell table:style-name="Default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Item_ID</text:p>
          </table:table-cell>
          <table:table-cell table:style-name="ce2" office:value-type="string">
            <text:p>Item_Description</text:p>
          </table:table-cell>
          <table:table-cell table:style-name="ce2" office:value-type="string">
            <text:p>Cut_ID</text:p>
          </table:table-cell>
          <table:table-cell table:style-name="ce2" office:value-type="string">
            <text:p>Piece_ID</text:p>
          </table:table-cell>
          <table:table-cell table:style-name="ce2" office:value-type="string">
            <text:p>Piece_Desc</text:p>
          </table:table-cell>
          <table:table-cell table:style-name="ce2" office:value-type="string">
            <text:p>Material_Goup</text:p>
          </table:table-cell>
          <table:table-cell table:style-name="ce2" office:value-type="string">
            <text:p>Material_Desc</text:p>
          </table:table-cell>
          <table:table-cell table:style-name="ce2" office:value-type="string">
            <text:p>Dim.</text:p>
          </table:table-cell>
          <table:table-cell table:style-name="ce5" office:value-type="string">
            <text:p>Cut</text:p>
          </table:table-cell>
          <table:table-cell table:style-name="ce6" office:value-type="string">
            <text:p>Optimize</text:p>
          </table:table-cell>
          <table:table-cell table:style-name="ce7" table:formula="of:=[.C11]  &amp; &quot;,&quot; &amp; [.G11] &amp; &quot;,&quot; &amp; [.I11] &amp; &quot;,&quot; &amp; [.A11]" office:value-type="string" office:string-value="Cut_ID,Material_Desc,Cut,Item_ID">
            <text:p>Cut_ID,Material_Desc,Cut,Item_ID</text:p>
          </table:table-cell>
          <table:table-cell/>
          <table:table-cell table:formula="of:=[.C11]&amp;&quot;,&quot;&amp;[.D11]&amp;&quot;,&quot;&amp;[.E11]&amp;&quot;,&quot;&amp;[.G11]&amp;&quot;,&quot;&amp;[.H11]" office:value-type="string" office:string-value="Cut_ID,Piece_ID,Piece_Desc,Material_Desc,Dim.">
            <text:p>Cut_ID,Piece_ID,Piece_Desc,Material_Desc,Di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LOOKUP([.$A12];[TrimItems.$A$2:.$A$100];[TrimItems.$B$2:.$B$100])" office:value-type="string" office:string-value="Kitchen Window">
            <text:p>Kitchen Window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table:formula="of:=VLOOKUP([.G12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12];[TrimItems.$A$2:.$A$100];[TrimItems.$C$2:.$C$100])" office:value-type="float" office:value="36.25">
            <text:p>36.25</text:p>
          </table:table-cell>
          <table:table-cell table:formula="of:=[.H12] - [.$C$4]*2 + [.$C$5]*2 + [.$C$3]*2 + [.$C$4]*2 + [.$C$9]" office:value-type="float" office:value="41.625">
            <text:p>41 <text:s/>5/ 8</text:p>
          </table:table-cell>
          <table:table-cell office:value-type="float" office:value="0">
            <text:p>0</text:p>
          </table:table-cell>
          <table:table-cell table:formula="of:=[.C12]  &amp; &quot;,&quot; &amp; [.G12] &amp; &quot;,&quot; &amp; [.I12] &amp; &quot;,&quot; &amp; OFFSET([.K12];-1*([.D12]-1);-9)" office:value-type="string" office:string-value="1,H-1x5,41.625,Kitchen Window">
            <text:p>1,H-1x5,41.625,Kitchen Window</text:p>
          </table:table-cell>
          <table:table-cell/>
          <table:table-cell table:formula="of:=[.C12] &amp; &quot;,&quot; &amp; OFFSET([.K12];-1*([.D12]-1);-10) &amp; &quot;,&quot; &amp; OFFSET([.K12];-1*([.D12]-1);-9) &amp; &quot;,&quot; &amp; [.D12] &amp; &quot;,&quot; &amp; [.E12] &amp; &quot;,&quot; &amp; [.F12] &amp; &quot;,&quot; &amp; [.G12] &amp; &quot;,&quot; &amp; [.I12] &amp; &quot;,&quot; &amp; [.$C$9] &amp; &quot;,&quot; &amp; [.J12]" office:value-type="string" office:string-value="1,1,Kitchen Window,1,Stool,1,H-1x5,41.625,0,0">
            <text:p>1,1,Kitchen Window,1,Stool,1,H-1x5,41.625,0,0</text:p>
          </table:table-cell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table:formula="of:=VLOOKUP([.G13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2];[TrimItems.$A$2:.$A$100];[TrimItems.$C$2:.$C$100])" office:value-type="float" office:value="36.25">
            <text:p>36.25</text:p>
          </table:table-cell>
          <table:table-cell table:formula="of:=[.H13]+[.$C$9]" office:value-type="float" office:value="36.25">
            <text:p>36 <text:s/>1/ 4</text:p>
          </table:table-cell>
          <table:table-cell office:value-type="float" office:value="0">
            <text:p>0</text:p>
          </table:table-cell>
          <table:table-cell table:formula="of:=[.C13]  &amp; &quot;,&quot; &amp; [.G13] &amp; &quot;,&quot; &amp; [.I13] &amp; &quot;,&quot; &amp; OFFSET([.K13];-1*([.D13]-1);-9)" office:value-type="string" office:string-value="2,H-1x3,36.25,Kitchen Window">
            <text:p>2,H-1x3,36.25,Kitchen Window</text:p>
          </table:table-cell>
          <table:table-cell/>
          <table:table-cell table:formula="of:=[.C13] &amp; &quot;,&quot; &amp; OFFSET([.K13];-1*([.D13]-1);-10) &amp; &quot;,&quot; &amp; OFFSET([.K13];-1*([.D13]-1);-9) &amp; &quot;,&quot; &amp; [.D13] &amp; &quot;,&quot; &amp; [.E13] &amp; &quot;,&quot; &amp; [.F13] &amp; &quot;,&quot; &amp; [.G13] &amp; &quot;,&quot; &amp; [.I13] &amp; &quot;,&quot; &amp; [.$C$9] &amp; &quot;,&quot; &amp; [.J13]" office:value-type="string" office:string-value="2,1,Kitchen Window,2,Top Jam,2,H-1x3,36.25,0,0">
            <text:p>2,1,Kitchen Window,2,Top Jam,2,H-1x3,36.25,0,0</text:p>
          </table:table-cell>
        </table:table-row>
        <table:table-row table:style-name="ro1">
          <table:table-cell table:number-columns-repeated="2"/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14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2];[TrimItems.$A$2:.$A$100];[TrimItems.$D$2:.$D$100])" office:value-type="float" office:value="36">
            <text:p>36</text:p>
          </table:table-cell>
          <table:table-cell table:formula="of:=[.H14]-[.$C$4]*2+[.$C$9]" office:value-type="float" office:value="34.5">
            <text:p>34 <text:s/>1/ 2</text:p>
          </table:table-cell>
          <table:table-cell office:value-type="float" office:value="0">
            <text:p>0</text:p>
          </table:table-cell>
          <table:table-cell table:formula="of:=[.C14]  &amp; &quot;,&quot; &amp; [.G14] &amp; &quot;,&quot; &amp; [.I14] &amp; &quot;,&quot; &amp; OFFSET([.K14];-1*([.D14]-1);-9)" office:value-type="string" office:string-value="3,H-1x3,34.5,Kitchen Window">
            <text:p>3,H-1x3,34.5,Kitchen Window</text:p>
          </table:table-cell>
          <table:table-cell/>
          <table:table-cell table:formula="of:=[.C14] &amp; &quot;,&quot; &amp; OFFSET([.K14];-1*([.D14]-1);-10) &amp; &quot;,&quot; &amp; OFFSET([.K14];-1*([.D14]-1);-9) &amp; &quot;,&quot; &amp; [.D14] &amp; &quot;,&quot; &amp; [.E14] &amp; &quot;,&quot; &amp; [.F14] &amp; &quot;,&quot; &amp; [.G14] &amp; &quot;,&quot; &amp; [.I14] &amp; &quot;,&quot; &amp; [.$C$9] &amp; &quot;,&quot; &amp; [.J14]" office:value-type="string" office:string-value="3,1,Kitchen Window,3,Side Jam,2,H-1x3,34.5,0,0">
            <text:p>3,1,Kitchen Window,3,Side Jam,2,H-1x3,34.5,0,0</text:p>
          </table:table-cell>
        </table:table-row>
        <table:table-row table:style-name="ro1">
          <table:table-cell table:number-columns-repeated="2"/>
          <table:table-cell table:style-name="ce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table:formula="of:=VLOOKUP([.G1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2];[TrimItems.$A$2:.$A$100];[TrimItems.$D$2:.$D$100])" office:value-type="float" office:value="36">
            <text:p>36</text:p>
          </table:table-cell>
          <table:table-cell table:formula="of:=[.H15]-[.$C$4]*2+[.$C$9]" office:value-type="float" office:value="34.5">
            <text:p>34 <text:s/>1/ 2</text:p>
          </table:table-cell>
          <table:table-cell office:value-type="float" office:value="0">
            <text:p>0</text:p>
          </table:table-cell>
          <table:table-cell table:formula="of:=[.C15]  &amp; &quot;,&quot; &amp; [.G15] &amp; &quot;,&quot; &amp; [.I15] &amp; &quot;,&quot; &amp; OFFSET([.K15];-1*([.D15]-1);-9)" office:value-type="string" office:string-value="4,H-1x3,34.5,Kitchen Window">
            <text:p>4,H-1x3,34.5,Kitchen Window</text:p>
          </table:table-cell>
          <table:table-cell/>
          <table:table-cell table:formula="of:=[.C15] &amp; &quot;,&quot; &amp; OFFSET([.K15];-1*([.D15]-1);-10) &amp; &quot;,&quot; &amp; OFFSET([.K15];-1*([.D15]-1);-9) &amp; &quot;,&quot; &amp; [.D15] &amp; &quot;,&quot; &amp; [.E15] &amp; &quot;,&quot; &amp; [.F15] &amp; &quot;,&quot; &amp; [.G15] &amp; &quot;,&quot; &amp; [.I15] &amp; &quot;,&quot; &amp; [.$C$9] &amp; &quot;,&quot; &amp; [.J15]" office:value-type="string" office:string-value="4,1,Kitchen Window,4,Side Jam,2,H-1x3,34.5,0,0">
            <text:p>4,1,Kitchen Window,4,Side Jam,2,H-1x3,34.5,0,0</text:p>
          </table:table-cell>
        </table:table-row>
        <table:table-row table:style-name="ro1">
          <table:table-cell table:number-columns-repeated="2"/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1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2];[TrimItems.$A$2:.$A$100];[TrimItems.$C$2:.$C$100])" office:value-type="float" office:value="36.25">
            <text:p>36.25</text:p>
          </table:table-cell>
          <table:table-cell table:formula="of:=[.H16] - [.$C$4]*2 + [.$C$5]*2 + [.$C$3]*2 + [.$C$9]" office:value-type="float" office:value="40.125">
            <text:p>40 <text:s/>1/ 8</text:p>
          </table:table-cell>
          <table:table-cell office:value-type="float" office:value="0">
            <text:p>0</text:p>
          </table:table-cell>
          <table:table-cell table:formula="of:=[.C16]  &amp; &quot;,&quot; &amp; [.G16] &amp; &quot;,&quot; &amp; [.I16] &amp; &quot;,&quot; &amp; OFFSET([.K16];-1*([.D16]-1);-9)" office:value-type="string" office:string-value="5,H-1x3,40.125,Kitchen Window">
            <text:p>5,H-1x3,40.125,Kitchen Window</text:p>
          </table:table-cell>
          <table:table-cell/>
          <table:table-cell table:formula="of:=[.C16] &amp; &quot;,&quot; &amp; OFFSET([.K16];-1*([.D16]-1);-10) &amp; &quot;,&quot; &amp; OFFSET([.K16];-1*([.D16]-1);-9) &amp; &quot;,&quot; &amp; [.D16] &amp; &quot;,&quot; &amp; [.E16] &amp; &quot;,&quot; &amp; [.F16] &amp; &quot;,&quot; &amp; [.G16] &amp; &quot;,&quot; &amp; [.I16] &amp; &quot;,&quot; &amp; [.$C$9] &amp; &quot;,&quot; &amp; [.J16]" office:value-type="string" office:string-value="5,1,Kitchen Window,5,Top Casing,2,H-1x3,40.125,0,0">
            <text:p>5,1,Kitchen Window,5,Top Casing,2,H-1x3,40.125,0,0</text:p>
          </table:table-cell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1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2];[TrimItems.$A$2:.$A$100];[TrimItems.$D$2:.$D$100])" office:value-type="float" office:value="36">
            <text:p>36</text:p>
          </table:table-cell>
          <table:table-cell table:formula="of:=[.H17] - [.$C$4]*2 + [.$C$5]*2 + [.$C$9]" office:value-type="float" office:value="34.875">
            <text:p>34 <text:s/>7/ 8</text:p>
          </table:table-cell>
          <table:table-cell office:value-type="float" office:value="0">
            <text:p>0</text:p>
          </table:table-cell>
          <table:table-cell table:formula="of:=[.C17]  &amp; &quot;,&quot; &amp; [.G17] &amp; &quot;,&quot; &amp; [.I17] &amp; &quot;,&quot; &amp; OFFSET([.K17];-1*([.D17]-1);-9)" office:value-type="string" office:string-value="6,H-1x3,34.875,Kitchen Window">
            <text:p>6,H-1x3,34.875,Kitchen Window</text:p>
          </table:table-cell>
          <table:table-cell/>
          <table:table-cell table:formula="of:=[.C17] &amp; &quot;,&quot; &amp; OFFSET([.K17];-1*([.D17]-1);-10) &amp; &quot;,&quot; &amp; OFFSET([.K17];-1*([.D17]-1);-9) &amp; &quot;,&quot; &amp; [.D17] &amp; &quot;,&quot; &amp; [.E17] &amp; &quot;,&quot; &amp; [.F17] &amp; &quot;,&quot; &amp; [.G17] &amp; &quot;,&quot; &amp; [.I17] &amp; &quot;,&quot; &amp; [.$C$9] &amp; &quot;,&quot; &amp; [.J17]" office:value-type="string" office:string-value="6,1,Kitchen Window,6,Side Casing,2,H-1x3,34.875,0,0">
            <text:p>6,1,Kitchen Window,6,Side Casing,2,H-1x3,34.875,0,0</text:p>
          </table:table-cell>
        </table:table-row>
        <table:table-row table:style-name="ro1">
          <table:table-cell table:number-columns-repeated="2"/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1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2];[TrimItems.$A$2:.$A$100];[TrimItems.$D$2:.$D$100])" office:value-type="float" office:value="36">
            <text:p>36</text:p>
          </table:table-cell>
          <table:table-cell table:formula="of:=[.H18] - [.$C$4]*2 + [.$C$5]*2 + [.$C$9]" office:value-type="float" office:value="34.875">
            <text:p>34 <text:s/>7/ 8</text:p>
          </table:table-cell>
          <table:table-cell office:value-type="float" office:value="0">
            <text:p>0</text:p>
          </table:table-cell>
          <table:table-cell table:formula="of:=[.C18]  &amp; &quot;,&quot; &amp; [.G18] &amp; &quot;,&quot; &amp; [.I18] &amp; &quot;,&quot; &amp; OFFSET([.K18];-1*([.D18]-1);-9)" office:value-type="string" office:string-value="7,H-1x3,34.875,Kitchen Window">
            <text:p>7,H-1x3,34.875,Kitchen Window</text:p>
          </table:table-cell>
          <table:table-cell/>
          <table:table-cell table:formula="of:=[.C18] &amp; &quot;,&quot; &amp; OFFSET([.K18];-1*([.D18]-1);-10) &amp; &quot;,&quot; &amp; OFFSET([.K18];-1*([.D18]-1);-9) &amp; &quot;,&quot; &amp; [.D18] &amp; &quot;,&quot; &amp; [.E18] &amp; &quot;,&quot; &amp; [.F18] &amp; &quot;,&quot; &amp; [.G18] &amp; &quot;,&quot; &amp; [.I18] &amp; &quot;,&quot; &amp; [.$C$9] &amp; &quot;,&quot; &amp; [.J18]" office:value-type="string" office:string-value="7,1,Kitchen Window,7,Side Casing,2,H-1x3,34.875,0,0">
            <text:p>7,1,Kitchen Window,7,Side Casing,2,H-1x3,34.875,0,0</text:p>
          </table:table-cell>
        </table:table-row>
        <table:table-row table:style-name="ro1">
          <table:table-cell table:number-columns-repeated="2"/>
          <table:table-cell table:style-name="ce1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table:formula="of:=VLOOKUP([.G1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2];[TrimItems.$A$2:.$A$100];[TrimItems.$C$2:.$C$100])" office:value-type="float" office:value="36.25">
            <text:p>36.25</text:p>
          </table:table-cell>
          <table:table-cell table:formula="of:=[.H19] - [.$C$4]*2 + [.$C$5]*2 + [.$C$3]*2 + [.$C$9]" office:value-type="float" office:value="40.125">
            <text:p>40 <text:s/>1/ 8</text:p>
          </table:table-cell>
          <table:table-cell office:value-type="float" office:value="0">
            <text:p>0</text:p>
          </table:table-cell>
          <table:table-cell table:formula="of:=[.C19]  &amp; &quot;,&quot; &amp; [.G19] &amp; &quot;,&quot; &amp; [.I19] &amp; &quot;,&quot; &amp; OFFSET([.K19];-1*([.D19]-1);-9)" office:value-type="string" office:string-value="8,H-1x3,40.125,Kitchen Window">
            <text:p>8,H-1x3,40.125,Kitchen Window</text:p>
          </table:table-cell>
          <table:table-cell/>
          <table:table-cell table:formula="of:=[.C19] &amp; &quot;,&quot; &amp; OFFSET([.K19];-1*([.D19]-1);-10) &amp; &quot;,&quot; &amp; OFFSET([.K19];-1*([.D19]-1);-9) &amp; &quot;,&quot; &amp; [.D19] &amp; &quot;,&quot; &amp; [.E19] &amp; &quot;,&quot; &amp; [.F19] &amp; &quot;,&quot; &amp; [.G19] &amp; &quot;,&quot; &amp; [.I19] &amp; &quot;,&quot; &amp; [.$C$9] &amp; &quot;,&quot; &amp; [.J19]" office:value-type="string" office:string-value="8,1,Kitchen Window,8,Apron,2,H-1x3,40.125,0,0">
            <text:p>8,1,Kitchen Window,8,Apron,2,H-1x3,40.125,0,0</text:p>
          </table:table-cell>
        </table:table-row>
        <table:table-row table:style-name="ro1">
          <table:table-cell table:number-columns-repeated="2"/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table:formula="of:=VLOOKUP([.G20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12];[TrimItems.$A$2:.$A$100];[TrimItems.$C$2:.$C$100])" office:value-type="float" office:value="36.25">
            <text:p>36.25</text:p>
          </table:table-cell>
          <table:table-cell table:formula="of:=[.H20] - [.$C$4]*2 + [.$C$5]*2 + [.$C$3]*2 + [.$C$9]" office:value-type="float" office:value="40.125">
            <text:p>40 <text:s/>1/ 8</text:p>
          </table:table-cell>
          <table:table-cell office:value-type="float" office:value="0">
            <text:p>0</text:p>
          </table:table-cell>
          <table:table-cell table:formula="of:=[.C20]  &amp; &quot;,&quot; &amp; [.G20] &amp; &quot;,&quot; &amp; [.I20] &amp; &quot;,&quot; &amp; OFFSET([.K20];-1*([.D20]-1);-9)" office:value-type="string" office:string-value="9,H-1x3/8,40.125,Kitchen Window">
            <text:p>9,H-1x3/8,40.125,Kitchen Window</text:p>
          </table:table-cell>
          <table:table-cell/>
          <table:table-cell table:formula="of:=[.C20] &amp; &quot;,&quot; &amp; OFFSET([.K20];-1*([.D20]-1);-10) &amp; &quot;,&quot; &amp; OFFSET([.K20];-1*([.D20]-1);-9) &amp; &quot;,&quot; &amp; [.D20] &amp; &quot;,&quot; &amp; [.E20] &amp; &quot;,&quot; &amp; [.F20] &amp; &quot;,&quot; &amp; [.G20] &amp; &quot;,&quot; &amp; [.I20] &amp; &quot;,&quot; &amp; [.$C$9] &amp; &quot;,&quot; &amp; [.J20]" office:value-type="string" office:string-value="9,1,Kitchen Window,9,Fillet,3,H-1x3/8,40.125,0,0">
            <text:p>9,1,Kitchen Window,9,Fillet,3,H-1x3/8,40.125,0,0</text:p>
          </table:table-cell>
        </table:table-row>
        <table:table-row table:style-name="ro1">
          <table:table-cell table:number-columns-repeated="2"/>
          <table:table-cell table:style-name="ce1" office:value-type="float" office:value="10">
            <text:p>10</text:p>
          </table:table-cell>
          <table:table-cell table:number-columns-repeated="2"/>
          <table:table-cell table:formula="of:=VLOOKUP([.G21];[Materials.$B$2:.$C$14];2;0)" office:value-type="float" office:value="0">
            <text:p>#N/A</text:p>
          </table:table-cell>
          <table:table-cell/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table:formula="of:=[.C21] &amp; &quot;,&quot; &amp; OFFSET([.K21];-1*([.D21]-1);-10) &amp; &quot;,&quot; &amp; OFFSET([.K21];-1*([.D21]-1);-9) &amp; &quot;,&quot; &amp; [.D21] &amp; &quot;,&quot; &amp; [.E21] &amp; &quot;,&quot; &amp; [.F21] &amp; &quot;,&quot; &amp; [.G21] &amp; &quot;,&quot; &amp; [.I21] &amp; &quot;,&quot; &amp; [.$C$9] &amp; &quot;,&quot; &amp; [.J21]" office:value-type="float" office:value="0">
            <text:p>#N/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LOOKUP([.$A22];[TrimItems.$A$2:.$A$100];[TrimItems.$B$2:.$B$100])" office:value-type="string" office:string-value="Living Rm Door 1">
            <text:p>Living Rm Door 1</text:p>
          </table:table-cell>
          <table:table-cell table:style-name="ce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op Jam</text:p>
          </table:table-cell>
          <table:table-cell table:formula="of:=VLOOKUP([.G22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22];[TrimItems.$A$2:.$A$100];[TrimItems.$C$2:.$C$100])" office:value-type="float" office:value="33.5">
            <text:p>33.5</text:p>
          </table:table-cell>
          <table:table-cell table:formula="of:=[.H22] - [.$C$4]*2 + [.$C$7]*2 + [.$C$9]" office:value-type="float" office:value="32.5">
            <text:p>32 <text:s/>1/ 2</text:p>
          </table:table-cell>
          <table:table-cell office:value-type="float" office:value="0">
            <text:p>0</text:p>
          </table:table-cell>
          <table:table-cell table:formula="of:=[.C22]  &amp; &quot;,&quot; &amp; [.G22] &amp; &quot;,&quot; &amp; [.I22] &amp; &quot;,&quot; &amp; OFFSET([.K22];-1*([.D22]-1);-9)" office:value-type="string" office:string-value="11,H-1x5,32.5,Living Rm Door 1">
            <text:p>11,H-1x5,32.5,Living Rm Door 1</text:p>
          </table:table-cell>
          <table:table-cell/>
          <table:table-cell table:formula="of:=[.C22] &amp; &quot;,&quot; &amp; OFFSET([.K22];-1*([.D22]-1);-10) &amp; &quot;,&quot; &amp; OFFSET([.K22];-1*([.D22]-1);-9) &amp; &quot;,&quot; &amp; [.D22] &amp; &quot;,&quot; &amp; [.E22] &amp; &quot;,&quot; &amp; [.F22] &amp; &quot;,&quot; &amp; [.G22] &amp; &quot;,&quot; &amp; [.I22] &amp; &quot;,&quot; &amp; [.$C$9] &amp; &quot;,&quot; &amp; [.J22]" office:value-type="string" office:string-value="11,2,Living Rm Door 1,1,Top Jam,1,H-1x5,32.5,0,0">
            <text:p>11,2,Living Rm Door 1,1,Top Jam,1,H-1x5,32.5,0,0</text:p>
          </table:table-cell>
        </table:table-row>
        <table:table-row table:style-name="ro1">
          <table:table-cell table:number-columns-repeated="2"/>
          <table:table-cell table:style-name="ce1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Side Jam</text:p>
          </table:table-cell>
          <table:table-cell table:formula="of:=VLOOKUP([.G23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22];[TrimItems.$A$2:.$A$100];[TrimItems.$D$2:.$D$100])" office:value-type="float" office:value="83.75">
            <text:p>83.75</text:p>
          </table:table-cell>
          <table:table-cell table:formula="of:=[.H23] + [.$C$9]" office:value-type="float" office:value="83.75">
            <text:p>83 <text:s/>3/ 4</text:p>
          </table:table-cell>
          <table:table-cell office:value-type="float" office:value="0">
            <text:p>0</text:p>
          </table:table-cell>
          <table:table-cell table:formula="of:=[.C23]  &amp; &quot;,&quot; &amp; [.G23] &amp; &quot;,&quot; &amp; [.I23] &amp; &quot;,&quot; &amp; OFFSET([.K23];-1*([.D23]-1);-9)" office:value-type="string" office:string-value="12,H-1x5,83.75,Living Rm Door 1">
            <text:p>12,H-1x5,83.75,Living Rm Door 1</text:p>
          </table:table-cell>
          <table:table-cell/>
          <table:table-cell table:formula="of:=[.C23] &amp; &quot;,&quot; &amp; OFFSET([.K23];-1*([.D23]-1);-10) &amp; &quot;,&quot; &amp; OFFSET([.K23];-1*([.D23]-1);-9) &amp; &quot;,&quot; &amp; [.D23] &amp; &quot;,&quot; &amp; [.E23] &amp; &quot;,&quot; &amp; [.F23] &amp; &quot;,&quot; &amp; [.G23] &amp; &quot;,&quot; &amp; [.I23] &amp; &quot;,&quot; &amp; [.$C$9] &amp; &quot;,&quot; &amp; [.J23]" office:value-type="string" office:string-value="12,2,Living Rm Door 1,2,Side Jam,1,H-1x5,83.75,0,0">
            <text:p>12,2,Living Rm Door 1,2,Side Jam,1,H-1x5,83.75,0,0</text:p>
          </table:table-cell>
        </table:table-row>
        <table:table-row table:style-name="ro1">
          <table:table-cell table:number-columns-repeated="2"/>
          <table:table-cell table:style-name="ce1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2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22];[TrimItems.$A$2:.$A$100];[TrimItems.$D$2:.$D$100])" office:value-type="float" office:value="83.75">
            <text:p>83.75</text:p>
          </table:table-cell>
          <table:table-cell table:formula="of:=[.H24] + [.$C$9]" office:value-type="float" office:value="83.75">
            <text:p>83 <text:s/>3/ 4</text:p>
          </table:table-cell>
          <table:table-cell office:value-type="float" office:value="0">
            <text:p>0</text:p>
          </table:table-cell>
          <table:table-cell table:formula="of:=[.C24]  &amp; &quot;,&quot; &amp; [.G24] &amp; &quot;,&quot; &amp; [.I24] &amp; &quot;,&quot; &amp; OFFSET([.K24];-1*([.D24]-1);-9)" office:value-type="string" office:string-value="13,H-1x5,83.75,Living Rm Door 1">
            <text:p>13,H-1x5,83.75,Living Rm Door 1</text:p>
          </table:table-cell>
          <table:table-cell/>
          <table:table-cell table:formula="of:=[.C24] &amp; &quot;,&quot; &amp; OFFSET([.K24];-1*([.D24]-1);-10) &amp; &quot;,&quot; &amp; OFFSET([.K24];-1*([.D24]-1);-9) &amp; &quot;,&quot; &amp; [.D24] &amp; &quot;,&quot; &amp; [.E24] &amp; &quot;,&quot; &amp; [.F24] &amp; &quot;,&quot; &amp; [.G24] &amp; &quot;,&quot; &amp; [.I24] &amp; &quot;,&quot; &amp; [.$C$9] &amp; &quot;,&quot; &amp; [.J24]" office:value-type="string" office:string-value="13,2,Living Rm Door 1,3,Side Jam,1,H-1x5,83.75,0,0">
            <text:p>13,2,Living Rm Door 1,3,Side Jam,1,H-1x5,83.75,0,0</text:p>
          </table:table-cell>
        </table:table-row>
        <table:table-row table:style-name="ro1">
          <table:table-cell table:number-columns-repeated="2"/>
          <table:table-cell table:style-name="ce1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Top Casing</text:p>
          </table:table-cell>
          <table:table-cell table:formula="of:=VLOOKUP([.G2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22];[TrimItems.$A$2:.$A$100];[TrimItems.$C$2:.$C$100])" office:value-type="float" office:value="33.5">
            <text:p>33.5</text:p>
          </table:table-cell>
          <table:table-cell table:formula="of:=[.H25] - [.$C$4]*2 + [.$C$5]*2 + [.$C$3]*2 + [.$C$9]" office:value-type="float" office:value="37.375">
            <text:p>37 <text:s/>3/ 8</text:p>
          </table:table-cell>
          <table:table-cell office:value-type="float" office:value="0">
            <text:p>0</text:p>
          </table:table-cell>
          <table:table-cell table:formula="of:=[.C25]  &amp; &quot;,&quot; &amp; [.G25] &amp; &quot;,&quot; &amp; [.I25] &amp; &quot;,&quot; &amp; OFFSET([.K25];-1*([.D25]-1);-9)" office:value-type="string" office:string-value="14,H-1x3,37.375,Living Rm Door 1">
            <text:p>14,H-1x3,37.375,Living Rm Door 1</text:p>
          </table:table-cell>
          <table:table-cell/>
          <table:table-cell table:formula="of:=[.C25] &amp; &quot;,&quot; &amp; OFFSET([.K25];-1*([.D25]-1);-10) &amp; &quot;,&quot; &amp; OFFSET([.K25];-1*([.D25]-1);-9) &amp; &quot;,&quot; &amp; [.D25] &amp; &quot;,&quot; &amp; [.E25] &amp; &quot;,&quot; &amp; [.F25] &amp; &quot;,&quot; &amp; [.G25] &amp; &quot;,&quot; &amp; [.I25] &amp; &quot;,&quot; &amp; [.$C$9] &amp; &quot;,&quot; &amp; [.J25]" office:value-type="string" office:string-value="14,2,Living Rm Door 1,4,Top Casing,2,H-1x3,37.375,0,0">
            <text:p>14,2,Living Rm Door 1,4,Top Casing,2,H-1x3,37.375,0,0</text:p>
          </table:table-cell>
        </table:table-row>
        <table:table-row table:style-name="ro1">
          <table:table-cell table:number-columns-repeated="2"/>
          <table:table-cell table:style-name="ce1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2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22];[TrimItems.$A$2:.$A$100];[TrimItems.$C$2:.$C$100])" office:value-type="float" office:value="33.5">
            <text:p>33.5</text:p>
          </table:table-cell>
          <table:table-cell table:formula="of:=[.H26] - [.$C$4]*2 + [.$C$5]*2 + [.$C$3]*2 + [.$C$9]" office:value-type="float" office:value="37.375">
            <text:p>37 <text:s/>3/ 8</text:p>
          </table:table-cell>
          <table:table-cell office:value-type="float" office:value="0">
            <text:p>0</text:p>
          </table:table-cell>
          <table:table-cell table:formula="of:=[.C26]  &amp; &quot;,&quot; &amp; [.G26] &amp; &quot;,&quot; &amp; [.I26] &amp; &quot;,&quot; &amp; OFFSET([.K26];-1*([.D26]-1);-9)" office:value-type="string" office:string-value="15,H-1x3,37.375,Living Rm Door 1">
            <text:p>15,H-1x3,37.375,Living Rm Door 1</text:p>
          </table:table-cell>
          <table:table-cell/>
          <table:table-cell table:formula="of:=[.C26] &amp; &quot;,&quot; &amp; OFFSET([.K26];-1*([.D26]-1);-10) &amp; &quot;,&quot; &amp; OFFSET([.K26];-1*([.D26]-1);-9) &amp; &quot;,&quot; &amp; [.D26] &amp; &quot;,&quot; &amp; [.E26] &amp; &quot;,&quot; &amp; [.F26] &amp; &quot;,&quot; &amp; [.G26] &amp; &quot;,&quot; &amp; [.I26] &amp; &quot;,&quot; &amp; [.$C$9] &amp; &quot;,&quot; &amp; [.J26]" office:value-type="string" office:string-value="15,2,Living Rm Door 1,5,Top Casing,2,H-1x3,37.375,0,0">
            <text:p>15,2,Living Rm Door 1,5,Top Casing,2,H-1x3,37.375,0,0</text:p>
          </table:table-cell>
        </table:table-row>
        <table:table-row table:style-name="ro1">
          <table:table-cell table:number-columns-repeated="2"/>
          <table:table-cell table:style-name="ce1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2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22];[TrimItems.$A$2:.$A$100];[TrimItems.$D$2:.$D$100])" office:value-type="float" office:value="83.75">
            <text:p>83.75</text:p>
          </table:table-cell>
          <table:table-cell table:formula="of:=[.H27] + [.$C$5] + [.$C$9]" office:value-type="float" office:value="83.9375">
            <text:p>83 15/16</text:p>
          </table:table-cell>
          <table:table-cell office:value-type="float" office:value="0">
            <text:p>0</text:p>
          </table:table-cell>
          <table:table-cell table:formula="of:=[.C27]  &amp; &quot;,&quot; &amp; [.G27] &amp; &quot;,&quot; &amp; [.I27] &amp; &quot;,&quot; &amp; OFFSET([.K27];-1*([.D27]-1);-9)" office:value-type="string" office:string-value="16,H-1x3,83.9375,Living Rm Door 1">
            <text:p>16,H-1x3,83.9375,Living Rm Door 1</text:p>
          </table:table-cell>
          <table:table-cell/>
          <table:table-cell table:formula="of:=[.C27] &amp; &quot;,&quot; &amp; OFFSET([.K27];-1*([.D27]-1);-10) &amp; &quot;,&quot; &amp; OFFSET([.K27];-1*([.D27]-1);-9) &amp; &quot;,&quot; &amp; [.D27] &amp; &quot;,&quot; &amp; [.E27] &amp; &quot;,&quot; &amp; [.F27] &amp; &quot;,&quot; &amp; [.G27] &amp; &quot;,&quot; &amp; [.I27] &amp; &quot;,&quot; &amp; [.$C$9] &amp; &quot;,&quot; &amp; [.J27]" office:value-type="string" office:string-value="16,2,Living Rm Door 1,6,Side Casing,2,H-1x3,83.9375,0,0">
            <text:p>16,2,Living Rm Door 1,6,Side Casing,2,H-1x3,83.9375,0,0</text:p>
          </table:table-cell>
        </table:table-row>
        <table:table-row table:style-name="ro1">
          <table:table-cell table:number-columns-repeated="2"/>
          <table:table-cell table:style-name="ce1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2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22];[TrimItems.$A$2:.$A$100];[TrimItems.$D$2:.$D$100])" office:value-type="float" office:value="83.75">
            <text:p>83.75</text:p>
          </table:table-cell>
          <table:table-cell table:formula="of:=[.H28] + [.$C$5] + [.$C$9]" office:value-type="float" office:value="83.9375">
            <text:p>83 15/16</text:p>
          </table:table-cell>
          <table:table-cell office:value-type="float" office:value="0">
            <text:p>0</text:p>
          </table:table-cell>
          <table:table-cell table:formula="of:=[.C28]  &amp; &quot;,&quot; &amp; [.G28] &amp; &quot;,&quot; &amp; [.I28] &amp; &quot;,&quot; &amp; OFFSET([.K28];-1*([.D28]-1);-9)" office:value-type="string" office:string-value="17,H-1x3,83.9375,Living Rm Door 1">
            <text:p>17,H-1x3,83.9375,Living Rm Door 1</text:p>
          </table:table-cell>
          <table:table-cell/>
          <table:table-cell table:formula="of:=[.C28] &amp; &quot;,&quot; &amp; OFFSET([.K28];-1*([.D28]-1);-10) &amp; &quot;,&quot; &amp; OFFSET([.K28];-1*([.D28]-1);-9) &amp; &quot;,&quot; &amp; [.D28] &amp; &quot;,&quot; &amp; [.E28] &amp; &quot;,&quot; &amp; [.F28] &amp; &quot;,&quot; &amp; [.G28] &amp; &quot;,&quot; &amp; [.I28] &amp; &quot;,&quot; &amp; [.$C$9] &amp; &quot;,&quot; &amp; [.J28]" office:value-type="string" office:string-value="17,2,Living Rm Door 1,7,Side Casing,2,H-1x3,83.9375,0,0">
            <text:p>17,2,Living Rm Door 1,7,Side Casing,2,H-1x3,83.9375,0,0</text:p>
          </table:table-cell>
        </table:table-row>
        <table:table-row table:style-name="ro1">
          <table:table-cell table:number-columns-repeated="2"/>
          <table:table-cell table:style-name="ce1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Side Casing</text:p>
          </table:table-cell>
          <table:table-cell table:formula="of:=VLOOKUP([.G2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22];[TrimItems.$A$2:.$A$100];[TrimItems.$D$2:.$D$100])" office:value-type="float" office:value="83.75">
            <text:p>83.75</text:p>
          </table:table-cell>
          <table:table-cell table:formula="of:=[.H29] + [.$C$5] + [.$C$9]" office:value-type="float" office:value="83.9375">
            <text:p>83 15/16</text:p>
          </table:table-cell>
          <table:table-cell office:value-type="float" office:value="0">
            <text:p>0</text:p>
          </table:table-cell>
          <table:table-cell table:formula="of:=[.C29]  &amp; &quot;,&quot; &amp; [.G29] &amp; &quot;,&quot; &amp; [.I29] &amp; &quot;,&quot; &amp; OFFSET([.K29];-1*([.D29]-1);-9)" office:value-type="string" office:string-value="18,H-1x3,83.9375,Living Rm Door 1">
            <text:p>18,H-1x3,83.9375,Living Rm Door 1</text:p>
          </table:table-cell>
          <table:table-cell/>
          <table:table-cell table:formula="of:=[.C29] &amp; &quot;,&quot; &amp; OFFSET([.K29];-1*([.D29]-1);-10) &amp; &quot;,&quot; &amp; OFFSET([.K29];-1*([.D29]-1);-9) &amp; &quot;,&quot; &amp; [.D29] &amp; &quot;,&quot; &amp; [.E29] &amp; &quot;,&quot; &amp; [.F29] &amp; &quot;,&quot; &amp; [.G29] &amp; &quot;,&quot; &amp; [.I29] &amp; &quot;,&quot; &amp; [.$C$9] &amp; &quot;,&quot; &amp; [.J29]" office:value-type="string" office:string-value="18,2,Living Rm Door 1,8,Side Casing,2,H-1x3,83.9375,0,0">
            <text:p>18,2,Living Rm Door 1,8,Side Casing,2,H-1x3,83.9375,0,0</text:p>
          </table:table-cell>
        </table:table-row>
        <table:table-row table:style-name="ro1">
          <table:table-cell table:number-columns-repeated="2"/>
          <table:table-cell table:style-name="ce1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Side Casing</text:p>
          </table:table-cell>
          <table:table-cell table:formula="of:=VLOOKUP([.G3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22];[TrimItems.$A$2:.$A$100];[TrimItems.$D$2:.$D$100])" office:value-type="float" office:value="83.75">
            <text:p>83.75</text:p>
          </table:table-cell>
          <table:table-cell table:formula="of:=[.H30] + [.$C$5] + [.$C$9]" office:value-type="float" office:value="83.9375">
            <text:p>83 15/16</text:p>
          </table:table-cell>
          <table:table-cell office:value-type="float" office:value="0">
            <text:p>0</text:p>
          </table:table-cell>
          <table:table-cell table:formula="of:=[.C30]  &amp; &quot;,&quot; &amp; [.G30] &amp; &quot;,&quot; &amp; [.I30] &amp; &quot;,&quot; &amp; OFFSET([.K30];-1*([.D30]-1);-9)" office:value-type="string" office:string-value="19,H-1x3,83.9375,Living Rm Door 1">
            <text:p>19,H-1x3,83.9375,Living Rm Door 1</text:p>
          </table:table-cell>
          <table:table-cell/>
          <table:table-cell table:formula="of:=[.C30] &amp; &quot;,&quot; &amp; OFFSET([.K30];-1*([.D30]-1);-10) &amp; &quot;,&quot; &amp; OFFSET([.K30];-1*([.D30]-1);-9) &amp; &quot;,&quot; &amp; [.D30] &amp; &quot;,&quot; &amp; [.E30] &amp; &quot;,&quot; &amp; [.F30] &amp; &quot;,&quot; &amp; [.G30] &amp; &quot;,&quot; &amp; [.I30] &amp; &quot;,&quot; &amp; [.$C$9] &amp; &quot;,&quot; &amp; [.J30]" office:value-type="string" office:string-value="19,2,Living Rm Door 1,9,Side Casing,2,H-1x3,83.9375,0,0">
            <text:p>19,2,Living Rm Door 1,9,Side Casing,2,H-1x3,83.9375,0,0</text:p>
          </table:table-cell>
        </table:table-row>
        <table:table-row table:style-name="ro1">
          <table:table-cell table:number-columns-repeated="2"/>
          <table:table-cell table:style-name="ce1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Fillet</text:p>
          </table:table-cell>
          <table:table-cell table:formula="of:=VLOOKUP([.G31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22];[TrimItems.$A$2:.$A$100];[TrimItems.$C$2:.$C$100])" office:value-type="float" office:value="33.5">
            <text:p>33.5</text:p>
          </table:table-cell>
          <table:table-cell table:formula="of:=[.H31] - [.$C$4]*2 + [.$C$5]*2 + [.$C$3]*2 + [.$C$9]" office:value-type="float" office:value="37.375">
            <text:p>37 <text:s/>3/ 8</text:p>
          </table:table-cell>
          <table:table-cell office:value-type="float" office:value="0">
            <text:p>0</text:p>
          </table:table-cell>
          <table:table-cell table:formula="of:=[.C31]  &amp; &quot;,&quot; &amp; [.G31] &amp; &quot;,&quot; &amp; [.I31] &amp; &quot;,&quot; &amp; OFFSET([.K31];-1*([.D31]-1);-9)" office:value-type="string" office:string-value="20,H-1x3/8,37.375,Living Rm Door 1">
            <text:p>20,H-1x3/8,37.375,Living Rm Door 1</text:p>
          </table:table-cell>
          <table:table-cell/>
          <table:table-cell table:formula="of:=[.C31] &amp; &quot;,&quot; &amp; OFFSET([.K31];-1*([.D31]-1);-10) &amp; &quot;,&quot; &amp; OFFSET([.K31];-1*([.D31]-1);-9) &amp; &quot;,&quot; &amp; [.D31] &amp; &quot;,&quot; &amp; [.E31] &amp; &quot;,&quot; &amp; [.F31] &amp; &quot;,&quot; &amp; [.G31] &amp; &quot;,&quot; &amp; [.I31] &amp; &quot;,&quot; &amp; [.$C$9] &amp; &quot;,&quot; &amp; [.J31]" office:value-type="string" office:string-value="20,2,Living Rm Door 1,10,Fillet,3,H-1x3/8,37.375,0,0">
            <text:p>20,2,Living Rm Door 1,10,Fillet,3,H-1x3/8,37.375,0,0</text:p>
          </table:table-cell>
        </table:table-row>
        <table:table-row table:style-name="ro1">
          <table:table-cell table:number-columns-repeated="2"/>
          <table:table-cell table:style-name="ce1"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Fillet</text:p>
          </table:table-cell>
          <table:table-cell table:formula="of:=VLOOKUP([.G32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22];[TrimItems.$A$2:.$A$100];[TrimItems.$C$2:.$C$100])" office:value-type="float" office:value="33.5">
            <text:p>33.5</text:p>
          </table:table-cell>
          <table:table-cell table:formula="of:=[.H32] - [.$C$4]*2 + [.$C$5]*2 + [.$C$3]*2 + [.$C$9]" office:value-type="float" office:value="37.375">
            <text:p>37 <text:s/>3/ 8</text:p>
          </table:table-cell>
          <table:table-cell office:value-type="float" office:value="0">
            <text:p>0</text:p>
          </table:table-cell>
          <table:table-cell table:formula="of:=[.C32]  &amp; &quot;,&quot; &amp; [.G32] &amp; &quot;,&quot; &amp; [.I32] &amp; &quot;,&quot; &amp; OFFSET([.K32];-1*([.D32]-1);-9)" office:value-type="string" office:string-value="21,H-1x3/8,37.375,Living Rm Door 1">
            <text:p>21,H-1x3/8,37.375,Living Rm Door 1</text:p>
          </table:table-cell>
          <table:table-cell/>
          <table:table-cell table:formula="of:=[.C32] &amp; &quot;,&quot; &amp; OFFSET([.K32];-1*([.D32]-1);-10) &amp; &quot;,&quot; &amp; OFFSET([.K32];-1*([.D32]-1);-9) &amp; &quot;,&quot; &amp; [.D32] &amp; &quot;,&quot; &amp; [.E32] &amp; &quot;,&quot; &amp; [.F32] &amp; &quot;,&quot; &amp; [.G32] &amp; &quot;,&quot; &amp; [.I32] &amp; &quot;,&quot; &amp; [.$C$9] &amp; &quot;,&quot; &amp; [.J32]" office:value-type="string" office:string-value="21,2,Living Rm Door 1,11,Fillet,3,H-1x3/8,37.375,0,0">
            <text:p>21,2,Living Rm Door 1,11,Fillet,3,H-1x3/8,37.375,0,0</text:p>
          </table:table-cell>
        </table:table-row>
        <table:table-row table:style-name="ro1">
          <table:table-cell table:number-columns-repeated="2"/>
          <table:table-cell table:style-name="ce1" office:value-type="float" office:value="22">
            <text:p>22</text:p>
          </table:table-cell>
          <table:table-cell table:number-columns-repeated="2"/>
          <table:table-cell table:formula="of:=VLOOKUP([.G33];[Materials.$B$2:.$C$14];2;0)" office:value-type="float" office:value="0">
            <text:p>#N/A</text:p>
          </table:table-cell>
          <table:table-cell/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table:formula="of:=[.C33] &amp; &quot;,&quot; &amp; OFFSET([.K33];-1*([.D33]-1);-10) &amp; &quot;,&quot; &amp; OFFSET([.K33];-1*([.D33]-1);-9) &amp; &quot;,&quot; &amp; [.D33] &amp; &quot;,&quot; &amp; [.E33] &amp; &quot;,&quot; &amp; [.F33] &amp; &quot;,&quot; &amp; [.G33] &amp; &quot;,&quot; &amp; [.I33] &amp; &quot;,&quot; &amp; [.$C$9] &amp; &quot;,&quot; &amp; [.J33]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LOOKUP([.$A34];[TrimItems.$A$2:.$A$100];[TrimItems.$B$2:.$B$100])" office:value-type="string" office:string-value="Office">
            <text:p>Office</text:p>
          </table:table-cell>
          <table:table-cell table:style-name="ce1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table:formula="of:=VLOOKUP([.G3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34];[TrimItems.$A$2:.$A$100];[TrimItems.$C$2:.$C$100])" office:value-type="float" office:value="71.5">
            <text:p>71.5</text:p>
          </table:table-cell>
          <table:table-cell table:formula="of:=[.H34] - [.$C$4]*2 + [.$C$5]*2 + [.$C$3]*2 + [.$C$4]*2 + [.$C$9]" office:value-type="float" office:value="76.875">
            <text:p>76 <text:s/>7/ 8</text:p>
          </table:table-cell>
          <table:table-cell office:value-type="float" office:value="0">
            <text:p>0</text:p>
          </table:table-cell>
          <table:table-cell table:formula="of:=[.C34]  &amp; &quot;,&quot; &amp; [.G34] &amp; &quot;,&quot; &amp; [.I34] &amp; &quot;,&quot; &amp; OFFSET([.K34];-1*([.D34]-1);-9)" office:value-type="string" office:string-value="23,H-1x5,76.875,Office">
            <text:p>23,H-1x5,76.875,Office</text:p>
          </table:table-cell>
          <table:table-cell/>
          <table:table-cell table:formula="of:=[.C34] &amp; &quot;,&quot; &amp; OFFSET([.K34];-1*([.D34]-1);-10) &amp; &quot;,&quot; &amp; OFFSET([.K34];-1*([.D34]-1);-9) &amp; &quot;,&quot; &amp; [.D34] &amp; &quot;,&quot; &amp; [.E34] &amp; &quot;,&quot; &amp; [.F34] &amp; &quot;,&quot; &amp; [.G34] &amp; &quot;,&quot; &amp; [.I34] &amp; &quot;,&quot; &amp; [.$C$9] &amp; &quot;,&quot; &amp; [.J34]" office:value-type="string" office:string-value="23,3,Office,1,Stool,1,H-1x5,76.875,0,0">
            <text:p>23,3,Office,1,Stool,1,H-1x5,76.875,0,0</text:p>
          </table:table-cell>
        </table:table-row>
        <table:table-row table:style-name="ro1">
          <table:table-cell table:number-columns-repeated="2"/>
          <table:table-cell table:style-name="ce1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table:formula="of:=VLOOKUP([.G3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34];[TrimItems.$A$2:.$A$100];[TrimItems.$C$2:.$C$100])" office:value-type="float" office:value="71.5">
            <text:p>71.5</text:p>
          </table:table-cell>
          <table:table-cell table:formula="of:=[.H35]+[.$C$9]" office:value-type="float" office:value="71.5">
            <text:p>71 <text:s/>1/ 2</text:p>
          </table:table-cell>
          <table:table-cell office:value-type="float" office:value="0">
            <text:p>0</text:p>
          </table:table-cell>
          <table:table-cell table:formula="of:=[.C35]  &amp; &quot;,&quot; &amp; [.G35] &amp; &quot;,&quot; &amp; [.I35] &amp; &quot;,&quot; &amp; OFFSET([.K35];-1*([.D35]-1);-9)" office:value-type="string" office:string-value="24,H-1x3,71.5,Office">
            <text:p>24,H-1x3,71.5,Office</text:p>
          </table:table-cell>
          <table:table-cell/>
          <table:table-cell table:formula="of:=[.C35] &amp; &quot;,&quot; &amp; OFFSET([.K35];-1*([.D35]-1);-10) &amp; &quot;,&quot; &amp; OFFSET([.K35];-1*([.D35]-1);-9) &amp; &quot;,&quot; &amp; [.D35] &amp; &quot;,&quot; &amp; [.E35] &amp; &quot;,&quot; &amp; [.F35] &amp; &quot;,&quot; &amp; [.G35] &amp; &quot;,&quot; &amp; [.I35] &amp; &quot;,&quot; &amp; [.$C$9] &amp; &quot;,&quot; &amp; [.J35]" office:value-type="string" office:string-value="24,3,Office,2,Top Jam,2,H-1x3,71.5,0,0">
            <text:p>24,3,Office,2,Top Jam,2,H-1x3,71.5,0,0</text:p>
          </table:table-cell>
        </table:table-row>
        <table:table-row table:style-name="ro1">
          <table:table-cell table:number-columns-repeated="2"/>
          <table:table-cell table:style-name="ce1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3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34];[TrimItems.$A$2:.$A$100];[TrimItems.$D$2:.$D$100])" office:value-type="float" office:value="35.5">
            <text:p>35.5</text:p>
          </table:table-cell>
          <table:table-cell table:formula="of:=[.H36]-[.$C$4]*2+[.$C$9]" office:value-type="float" office:value="34">
            <text:p>34 <text:s text:c="5"/></text:p>
          </table:table-cell>
          <table:table-cell office:value-type="float" office:value="0">
            <text:p>0</text:p>
          </table:table-cell>
          <table:table-cell table:formula="of:=[.C36]  &amp; &quot;,&quot; &amp; [.G36] &amp; &quot;,&quot; &amp; [.I36] &amp; &quot;,&quot; &amp; OFFSET([.K36];-1*([.D36]-1);-9)" office:value-type="string" office:string-value="25,H-1x3,34,Office">
            <text:p>25,H-1x3,34,Office</text:p>
          </table:table-cell>
          <table:table-cell/>
          <table:table-cell table:formula="of:=[.C36] &amp; &quot;,&quot; &amp; OFFSET([.K36];-1*([.D36]-1);-10) &amp; &quot;,&quot; &amp; OFFSET([.K36];-1*([.D36]-1);-9) &amp; &quot;,&quot; &amp; [.D36] &amp; &quot;,&quot; &amp; [.E36] &amp; &quot;,&quot; &amp; [.F36] &amp; &quot;,&quot; &amp; [.G36] &amp; &quot;,&quot; &amp; [.I36] &amp; &quot;,&quot; &amp; [.$C$9] &amp; &quot;,&quot; &amp; [.J36]" office:value-type="string" office:string-value="25,3,Office,3,Side Jam,2,H-1x3,34,0,0">
            <text:p>25,3,Office,3,Side Jam,2,H-1x3,34,0,0</text:p>
          </table:table-cell>
        </table:table-row>
        <table:table-row table:style-name="ro1">
          <table:table-cell table:number-columns-repeated="2"/>
          <table:table-cell table:style-name="ce1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table:formula="of:=VLOOKUP([.G3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34];[TrimItems.$A$2:.$A$100];[TrimItems.$D$2:.$D$100])" office:value-type="float" office:value="35.5">
            <text:p>35.5</text:p>
          </table:table-cell>
          <table:table-cell table:formula="of:=[.H37]-[.$C$4]*2+[.$C$9]" office:value-type="float" office:value="34">
            <text:p>34 <text:s text:c="5"/></text:p>
          </table:table-cell>
          <table:table-cell office:value-type="float" office:value="0">
            <text:p>0</text:p>
          </table:table-cell>
          <table:table-cell table:formula="of:=[.C37]  &amp; &quot;,&quot; &amp; [.G37] &amp; &quot;,&quot; &amp; [.I37] &amp; &quot;,&quot; &amp; OFFSET([.K37];-1*([.D37]-1);-9)" office:value-type="string" office:string-value="26,H-1x3,34,Office">
            <text:p>26,H-1x3,34,Office</text:p>
          </table:table-cell>
          <table:table-cell/>
          <table:table-cell table:formula="of:=[.C37] &amp; &quot;,&quot; &amp; OFFSET([.K37];-1*([.D37]-1);-10) &amp; &quot;,&quot; &amp; OFFSET([.K37];-1*([.D37]-1);-9) &amp; &quot;,&quot; &amp; [.D37] &amp; &quot;,&quot; &amp; [.E37] &amp; &quot;,&quot; &amp; [.F37] &amp; &quot;,&quot; &amp; [.G37] &amp; &quot;,&quot; &amp; [.I37] &amp; &quot;,&quot; &amp; [.$C$9] &amp; &quot;,&quot; &amp; [.J37]" office:value-type="string" office:string-value="26,3,Office,4,Side Jam,2,H-1x3,34,0,0">
            <text:p>26,3,Office,4,Side Jam,2,H-1x3,34,0,0</text:p>
          </table:table-cell>
        </table:table-row>
        <table:table-row table:style-name="ro1">
          <table:table-cell table:number-columns-repeated="2"/>
          <table:table-cell table:style-name="ce1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3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34];[TrimItems.$A$2:.$A$100];[TrimItems.$C$2:.$C$100])" office:value-type="float" office:value="71.5">
            <text:p>71.5</text:p>
          </table:table-cell>
          <table:table-cell table:formula="of:=[.H38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38]  &amp; &quot;,&quot; &amp; [.G38] &amp; &quot;,&quot; &amp; [.I38] &amp; &quot;,&quot; &amp; OFFSET([.K38];-1*([.D38]-1);-9)" office:value-type="string" office:string-value="27,H-1x3,75.375,Office">
            <text:p>27,H-1x3,75.375,Office</text:p>
          </table:table-cell>
          <table:table-cell/>
          <table:table-cell table:formula="of:=[.C38] &amp; &quot;,&quot; &amp; OFFSET([.K38];-1*([.D38]-1);-10) &amp; &quot;,&quot; &amp; OFFSET([.K38];-1*([.D38]-1);-9) &amp; &quot;,&quot; &amp; [.D38] &amp; &quot;,&quot; &amp; [.E38] &amp; &quot;,&quot; &amp; [.F38] &amp; &quot;,&quot; &amp; [.G38] &amp; &quot;,&quot; &amp; [.I38] &amp; &quot;,&quot; &amp; [.$C$9] &amp; &quot;,&quot; &amp; [.J38]" office:value-type="string" office:string-value="27,3,Office,5,Top Casing,2,H-1x3,75.375,0,0">
            <text:p>27,3,Office,5,Top Casing,2,H-1x3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3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34];[TrimItems.$A$2:.$A$100];[TrimItems.$D$2:.$D$100])" office:value-type="float" office:value="35.5">
            <text:p>35.5</text:p>
          </table:table-cell>
          <table:table-cell table:formula="of:=[.H39] - [.$C$4]*2 + [.$C$5]*2 + [.$C$9]" office:value-type="float" office:value="34.375">
            <text:p>34 <text:s/>3/ 8</text:p>
          </table:table-cell>
          <table:table-cell office:value-type="float" office:value="0">
            <text:p>0</text:p>
          </table:table-cell>
          <table:table-cell table:formula="of:=[.C39]  &amp; &quot;,&quot; &amp; [.G39] &amp; &quot;,&quot; &amp; [.I39] &amp; &quot;,&quot; &amp; OFFSET([.K39];-1*([.D39]-1);-9)" office:value-type="string" office:string-value="28,H-1x3,34.375,Office">
            <text:p>28,H-1x3,34.375,Office</text:p>
          </table:table-cell>
          <table:table-cell/>
          <table:table-cell table:formula="of:=[.C39] &amp; &quot;,&quot; &amp; OFFSET([.K39];-1*([.D39]-1);-10) &amp; &quot;,&quot; &amp; OFFSET([.K39];-1*([.D39]-1);-9) &amp; &quot;,&quot; &amp; [.D39] &amp; &quot;,&quot; &amp; [.E39] &amp; &quot;,&quot; &amp; [.F39] &amp; &quot;,&quot; &amp; [.G39] &amp; &quot;,&quot; &amp; [.I39] &amp; &quot;,&quot; &amp; [.$C$9] &amp; &quot;,&quot; &amp; [.J39]" office:value-type="string" office:string-value="28,3,Office,6,Side Casing,2,H-1x3,34.375,0,0">
            <text:p>28,3,Office,6,Side Casing,2,H-1x3,34.375,0,0</text:p>
          </table:table-cell>
        </table:table-row>
        <table:table-row table:style-name="ro1">
          <table:table-cell table:number-columns-repeated="2"/>
          <table:table-cell table:style-name="ce1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4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34];[TrimItems.$A$2:.$A$100];[TrimItems.$D$2:.$D$100])" office:value-type="float" office:value="35.5">
            <text:p>35.5</text:p>
          </table:table-cell>
          <table:table-cell table:formula="of:=[.H40] - [.$C$4]*2 + [.$C$5]*2 + [.$C$9]" office:value-type="float" office:value="34.375">
            <text:p>34 <text:s/>3/ 8</text:p>
          </table:table-cell>
          <table:table-cell office:value-type="float" office:value="0">
            <text:p>0</text:p>
          </table:table-cell>
          <table:table-cell table:formula="of:=[.C40]  &amp; &quot;,&quot; &amp; [.G40] &amp; &quot;,&quot; &amp; [.I40] &amp; &quot;,&quot; &amp; OFFSET([.K40];-1*([.D40]-1);-9)" office:value-type="string" office:string-value="29,H-1x3,34.375,Office">
            <text:p>29,H-1x3,34.375,Office</text:p>
          </table:table-cell>
          <table:table-cell/>
          <table:table-cell table:formula="of:=[.C40] &amp; &quot;,&quot; &amp; OFFSET([.K40];-1*([.D40]-1);-10) &amp; &quot;,&quot; &amp; OFFSET([.K40];-1*([.D40]-1);-9) &amp; &quot;,&quot; &amp; [.D40] &amp; &quot;,&quot; &amp; [.E40] &amp; &quot;,&quot; &amp; [.F40] &amp; &quot;,&quot; &amp; [.G40] &amp; &quot;,&quot; &amp; [.I40] &amp; &quot;,&quot; &amp; [.$C$9] &amp; &quot;,&quot; &amp; [.J40]" office:value-type="string" office:string-value="29,3,Office,7,Side Casing,2,H-1x3,34.375,0,0">
            <text:p>29,3,Office,7,Side Casing,2,H-1x3,34.375,0,0</text:p>
          </table:table-cell>
        </table:table-row>
        <table:table-row table:style-name="ro1">
          <table:table-cell table:number-columns-repeated="2"/>
          <table:table-cell table:style-name="ce1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table:formula="of:=VLOOKUP([.G41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34];[TrimItems.$A$2:.$A$100];[TrimItems.$C$2:.$C$100])" office:value-type="float" office:value="71.5">
            <text:p>71.5</text:p>
          </table:table-cell>
          <table:table-cell table:formula="of:=[.H41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41]  &amp; &quot;,&quot; &amp; [.G41] &amp; &quot;,&quot; &amp; [.I41] &amp; &quot;,&quot; &amp; OFFSET([.K41];-1*([.D41]-1);-9)" office:value-type="string" office:string-value="30,H-1x3,75.375,Office">
            <text:p>30,H-1x3,75.375,Office</text:p>
          </table:table-cell>
          <table:table-cell/>
          <table:table-cell table:formula="of:=[.C41] &amp; &quot;,&quot; &amp; OFFSET([.K41];-1*([.D41]-1);-10) &amp; &quot;,&quot; &amp; OFFSET([.K41];-1*([.D41]-1);-9) &amp; &quot;,&quot; &amp; [.D41] &amp; &quot;,&quot; &amp; [.E41] &amp; &quot;,&quot; &amp; [.F41] &amp; &quot;,&quot; &amp; [.G41] &amp; &quot;,&quot; &amp; [.I41] &amp; &quot;,&quot; &amp; [.$C$9] &amp; &quot;,&quot; &amp; [.J41]" office:value-type="string" office:string-value="30,3,Office,8,Apron,2,H-1x3,75.375,0,0">
            <text:p>30,3,Office,8,Apron,2,H-1x3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table:formula="of:=VLOOKUP([.G42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34];[TrimItems.$A$2:.$A$100];[TrimItems.$C$2:.$C$100])" office:value-type="float" office:value="71.5">
            <text:p>71.5</text:p>
          </table:table-cell>
          <table:table-cell table:formula="of:=[.H42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42]  &amp; &quot;,&quot; &amp; [.G42] &amp; &quot;,&quot; &amp; [.I42] &amp; &quot;,&quot; &amp; OFFSET([.K42];-1*([.D42]-1);-9)" office:value-type="string" office:string-value="31,H-1x3/8,75.375,Office">
            <text:p>31,H-1x3/8,75.375,Office</text:p>
          </table:table-cell>
          <table:table-cell/>
          <table:table-cell table:formula="of:=[.C42] &amp; &quot;,&quot; &amp; OFFSET([.K42];-1*([.D42]-1);-10) &amp; &quot;,&quot; &amp; OFFSET([.K42];-1*([.D42]-1);-9) &amp; &quot;,&quot; &amp; [.D42] &amp; &quot;,&quot; &amp; [.E42] &amp; &quot;,&quot; &amp; [.F42] &amp; &quot;,&quot; &amp; [.G42] &amp; &quot;,&quot; &amp; [.I42] &amp; &quot;,&quot; &amp; [.$C$9] &amp; &quot;,&quot; &amp; [.J42]" office:value-type="string" office:string-value="31,3,Office,9,Fillet,3,H-1x3/8,75.375,0,0">
            <text:p>31,3,Office,9,Fillet,3,H-1x3/8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32">
            <text:p>32</text:p>
          </table:table-cell>
          <table:table-cell table:number-columns-repeated="2"/>
          <table:table-cell table:formula="of:=VLOOKUP([.G43];[Materials.$B$2:.$C$14];2;0)" office:value-type="float" office:value="0">
            <text:p>#N/A</text:p>
          </table:table-cell>
          <table:table-cell/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table:formula="of:=[.C43] &amp; &quot;,&quot; &amp; OFFSET([.K43];-1*([.D43]-1);-10) &amp; &quot;,&quot; &amp; OFFSET([.K43];-1*([.D43]-1);-9) &amp; &quot;,&quot; &amp; [.D43] &amp; &quot;,&quot; &amp; [.E43] &amp; &quot;,&quot; &amp; [.F43] &amp; &quot;,&quot; &amp; [.G43] &amp; &quot;,&quot; &amp; [.I43] &amp; &quot;,&quot; &amp; [.$C$9] &amp; &quot;,&quot; &amp; [.J43]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LOOKUP([.$A44];[TrimItems.$A$2:.$A$100];[TrimItems.$B$2:.$B$100])" office:value-type="string" office:string-value="Guest Room">
            <text:p>Guest Room</text:p>
          </table:table-cell>
          <table:table-cell table:style-name="ce1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table:formula="of:=VLOOKUP([.G4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44];[TrimItems.$A$2:.$A$100];[TrimItems.$C$2:.$C$100])" office:value-type="float" office:value="71.5">
            <text:p>71.5</text:p>
          </table:table-cell>
          <table:table-cell table:formula="of:=[.H44] - [.$C$4]*2 + [.$C$5]*2 + [.$C$3]*2 + [.$C$4]*2 + [.$C$9]" office:value-type="float" office:value="76.875">
            <text:p>76 <text:s/>7/ 8</text:p>
          </table:table-cell>
          <table:table-cell office:value-type="float" office:value="0">
            <text:p>0</text:p>
          </table:table-cell>
          <table:table-cell table:formula="of:=[.C44]  &amp; &quot;,&quot; &amp; [.G44] &amp; &quot;,&quot; &amp; [.I44] &amp; &quot;,&quot; &amp; OFFSET([.K44];-1*([.D44]-1);-9)" office:value-type="string" office:string-value="33,H-1x5,76.875,Guest Room">
            <text:p>33,H-1x5,76.875,Guest Room</text:p>
          </table:table-cell>
          <table:table-cell/>
          <table:table-cell table:formula="of:=[.C44] &amp; &quot;,&quot; &amp; OFFSET([.K44];-1*([.D44]-1);-10) &amp; &quot;,&quot; &amp; OFFSET([.K44];-1*([.D44]-1);-9) &amp; &quot;,&quot; &amp; [.D44] &amp; &quot;,&quot; &amp; [.E44] &amp; &quot;,&quot; &amp; [.F44] &amp; &quot;,&quot; &amp; [.G44] &amp; &quot;,&quot; &amp; [.I44] &amp; &quot;,&quot; &amp; [.$C$9] &amp; &quot;,&quot; &amp; [.J44]" office:value-type="string" office:string-value="33,4,Guest Room,1,Stool,1,H-1x5,76.875,0,0">
            <text:p>33,4,Guest Room,1,Stool,1,H-1x5,76.875,0,0</text:p>
          </table:table-cell>
        </table:table-row>
        <table:table-row table:style-name="ro1">
          <table:table-cell table:number-columns-repeated="2"/>
          <table:table-cell table:style-name="ce1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table:formula="of:=VLOOKUP([.G4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44];[TrimItems.$A$2:.$A$100];[TrimItems.$C$2:.$C$100])" office:value-type="float" office:value="71.5">
            <text:p>71.5</text:p>
          </table:table-cell>
          <table:table-cell table:formula="of:=[.H45]+[.$C$9]" office:value-type="float" office:value="71.5">
            <text:p>71 <text:s/>1/ 2</text:p>
          </table:table-cell>
          <table:table-cell office:value-type="float" office:value="0">
            <text:p>0</text:p>
          </table:table-cell>
          <table:table-cell table:formula="of:=[.C45]  &amp; &quot;,&quot; &amp; [.G45] &amp; &quot;,&quot; &amp; [.I45] &amp; &quot;,&quot; &amp; OFFSET([.K45];-1*([.D45]-1);-9)" office:value-type="string" office:string-value="34,H-1x3,71.5,Guest Room">
            <text:p>34,H-1x3,71.5,Guest Room</text:p>
          </table:table-cell>
          <table:table-cell/>
          <table:table-cell table:formula="of:=[.C45] &amp; &quot;,&quot; &amp; OFFSET([.K45];-1*([.D45]-1);-10) &amp; &quot;,&quot; &amp; OFFSET([.K45];-1*([.D45]-1);-9) &amp; &quot;,&quot; &amp; [.D45] &amp; &quot;,&quot; &amp; [.E45] &amp; &quot;,&quot; &amp; [.F45] &amp; &quot;,&quot; &amp; [.G45] &amp; &quot;,&quot; &amp; [.I45] &amp; &quot;,&quot; &amp; [.$C$9] &amp; &quot;,&quot; &amp; [.J45]" office:value-type="string" office:string-value="34,4,Guest Room,2,Top Jam,2,H-1x3,71.5,0,0">
            <text:p>34,4,Guest Room,2,Top Jam,2,H-1x3,71.5,0,0</text:p>
          </table:table-cell>
        </table:table-row>
        <table:table-row table:style-name="ro1">
          <table:table-cell table:number-columns-repeated="2"/>
          <table:table-cell table:style-name="ce1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4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44];[TrimItems.$A$2:.$A$100];[TrimItems.$D$2:.$D$100])" office:value-type="float" office:value="35.5">
            <text:p>35.5</text:p>
          </table:table-cell>
          <table:table-cell table:formula="of:=[.H46]-[.$C$4]*2+[.$C$9]" office:value-type="float" office:value="34">
            <text:p>34 <text:s text:c="5"/></text:p>
          </table:table-cell>
          <table:table-cell office:value-type="float" office:value="0">
            <text:p>0</text:p>
          </table:table-cell>
          <table:table-cell table:formula="of:=[.C46]  &amp; &quot;,&quot; &amp; [.G46] &amp; &quot;,&quot; &amp; [.I46] &amp; &quot;,&quot; &amp; OFFSET([.K46];-1*([.D46]-1);-9)" office:value-type="string" office:string-value="35,H-1x3,34,Guest Room">
            <text:p>35,H-1x3,34,Guest Room</text:p>
          </table:table-cell>
          <table:table-cell/>
          <table:table-cell table:formula="of:=[.C46] &amp; &quot;,&quot; &amp; OFFSET([.K46];-1*([.D46]-1);-10) &amp; &quot;,&quot; &amp; OFFSET([.K46];-1*([.D46]-1);-9) &amp; &quot;,&quot; &amp; [.D46] &amp; &quot;,&quot; &amp; [.E46] &amp; &quot;,&quot; &amp; [.F46] &amp; &quot;,&quot; &amp; [.G46] &amp; &quot;,&quot; &amp; [.I46] &amp; &quot;,&quot; &amp; [.$C$9] &amp; &quot;,&quot; &amp; [.J46]" office:value-type="string" office:string-value="35,4,Guest Room,3,Side Jam,2,H-1x3,34,0,0">
            <text:p>35,4,Guest Room,3,Side Jam,2,H-1x3,34,0,0</text:p>
          </table:table-cell>
        </table:table-row>
        <table:table-row table:style-name="ro1">
          <table:table-cell table:number-columns-repeated="2"/>
          <table:table-cell table:style-name="ce1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table:formula="of:=VLOOKUP([.G4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44];[TrimItems.$A$2:.$A$100];[TrimItems.$D$2:.$D$100])" office:value-type="float" office:value="35.5">
            <text:p>35.5</text:p>
          </table:table-cell>
          <table:table-cell table:formula="of:=[.H47]-[.$C$4]*2+[.$C$9]" office:value-type="float" office:value="34">
            <text:p>34 <text:s text:c="5"/></text:p>
          </table:table-cell>
          <table:table-cell office:value-type="float" office:value="0">
            <text:p>0</text:p>
          </table:table-cell>
          <table:table-cell table:formula="of:=[.C47]  &amp; &quot;,&quot; &amp; [.G47] &amp; &quot;,&quot; &amp; [.I47] &amp; &quot;,&quot; &amp; OFFSET([.K47];-1*([.D47]-1);-9)" office:value-type="string" office:string-value="36,H-1x3,34,Guest Room">
            <text:p>36,H-1x3,34,Guest Room</text:p>
          </table:table-cell>
          <table:table-cell/>
          <table:table-cell table:formula="of:=[.C47] &amp; &quot;,&quot; &amp; OFFSET([.K47];-1*([.D47]-1);-10) &amp; &quot;,&quot; &amp; OFFSET([.K47];-1*([.D47]-1);-9) &amp; &quot;,&quot; &amp; [.D47] &amp; &quot;,&quot; &amp; [.E47] &amp; &quot;,&quot; &amp; [.F47] &amp; &quot;,&quot; &amp; [.G47] &amp; &quot;,&quot; &amp; [.I47] &amp; &quot;,&quot; &amp; [.$C$9] &amp; &quot;,&quot; &amp; [.J47]" office:value-type="string" office:string-value="36,4,Guest Room,4,Side Jam,2,H-1x3,34,0,0">
            <text:p>36,4,Guest Room,4,Side Jam,2,H-1x3,34,0,0</text:p>
          </table:table-cell>
        </table:table-row>
        <table:table-row table:style-name="ro1">
          <table:table-cell table:number-columns-repeated="2"/>
          <table:table-cell table:style-name="ce1"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4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44];[TrimItems.$A$2:.$A$100];[TrimItems.$C$2:.$C$100])" office:value-type="float" office:value="71.5">
            <text:p>71.5</text:p>
          </table:table-cell>
          <table:table-cell table:formula="of:=[.H48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48]  &amp; &quot;,&quot; &amp; [.G48] &amp; &quot;,&quot; &amp; [.I48] &amp; &quot;,&quot; &amp; OFFSET([.K48];-1*([.D48]-1);-9)" office:value-type="string" office:string-value="37,H-1x3,75.375,Guest Room">
            <text:p>37,H-1x3,75.375,Guest Room</text:p>
          </table:table-cell>
          <table:table-cell/>
          <table:table-cell table:formula="of:=[.C48] &amp; &quot;,&quot; &amp; OFFSET([.K48];-1*([.D48]-1);-10) &amp; &quot;,&quot; &amp; OFFSET([.K48];-1*([.D48]-1);-9) &amp; &quot;,&quot; &amp; [.D48] &amp; &quot;,&quot; &amp; [.E48] &amp; &quot;,&quot; &amp; [.F48] &amp; &quot;,&quot; &amp; [.G48] &amp; &quot;,&quot; &amp; [.I48] &amp; &quot;,&quot; &amp; [.$C$9] &amp; &quot;,&quot; &amp; [.J48]" office:value-type="string" office:string-value="37,4,Guest Room,5,Top Casing,2,H-1x3,75.375,0,0">
            <text:p>37,4,Guest Room,5,Top Casing,2,H-1x3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4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44];[TrimItems.$A$2:.$A$100];[TrimItems.$D$2:.$D$100])" office:value-type="float" office:value="35.5">
            <text:p>35.5</text:p>
          </table:table-cell>
          <table:table-cell table:formula="of:=[.H49] - [.$C$4]*2 + [.$C$5]*2 + [.$C$9]" office:value-type="float" office:value="34.375">
            <text:p>34 <text:s/>3/ 8</text:p>
          </table:table-cell>
          <table:table-cell office:value-type="float" office:value="0">
            <text:p>0</text:p>
          </table:table-cell>
          <table:table-cell table:formula="of:=[.C49]  &amp; &quot;,&quot; &amp; [.G49] &amp; &quot;,&quot; &amp; [.I49] &amp; &quot;,&quot; &amp; OFFSET([.K49];-1*([.D49]-1);-9)" office:value-type="string" office:string-value="38,H-1x3,34.375,Guest Room">
            <text:p>38,H-1x3,34.375,Guest Room</text:p>
          </table:table-cell>
          <table:table-cell/>
          <table:table-cell table:formula="of:=[.C49] &amp; &quot;,&quot; &amp; OFFSET([.K49];-1*([.D49]-1);-10) &amp; &quot;,&quot; &amp; OFFSET([.K49];-1*([.D49]-1);-9) &amp; &quot;,&quot; &amp; [.D49] &amp; &quot;,&quot; &amp; [.E49] &amp; &quot;,&quot; &amp; [.F49] &amp; &quot;,&quot; &amp; [.G49] &amp; &quot;,&quot; &amp; [.I49] &amp; &quot;,&quot; &amp; [.$C$9] &amp; &quot;,&quot; &amp; [.J49]" office:value-type="string" office:string-value="38,4,Guest Room,6,Side Casing,2,H-1x3,34.375,0,0">
            <text:p>38,4,Guest Room,6,Side Casing,2,H-1x3,34.375,0,0</text:p>
          </table:table-cell>
        </table:table-row>
        <table:table-row table:style-name="ro1">
          <table:table-cell table:number-columns-repeated="2"/>
          <table:table-cell table:style-name="ce1"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5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44];[TrimItems.$A$2:.$A$100];[TrimItems.$D$2:.$D$100])" office:value-type="float" office:value="35.5">
            <text:p>35.5</text:p>
          </table:table-cell>
          <table:table-cell table:formula="of:=[.H50] - [.$C$4]*2 + [.$C$5]*2 + [.$C$9]" office:value-type="float" office:value="34.375">
            <text:p>34 <text:s/>3/ 8</text:p>
          </table:table-cell>
          <table:table-cell office:value-type="float" office:value="0">
            <text:p>0</text:p>
          </table:table-cell>
          <table:table-cell table:formula="of:=[.C50]  &amp; &quot;,&quot; &amp; [.G50] &amp; &quot;,&quot; &amp; [.I50] &amp; &quot;,&quot; &amp; OFFSET([.K50];-1*([.D50]-1);-9)" office:value-type="string" office:string-value="39,H-1x3,34.375,Guest Room">
            <text:p>39,H-1x3,34.375,Guest Room</text:p>
          </table:table-cell>
          <table:table-cell/>
          <table:table-cell table:formula="of:=[.C50] &amp; &quot;,&quot; &amp; OFFSET([.K50];-1*([.D50]-1);-10) &amp; &quot;,&quot; &amp; OFFSET([.K50];-1*([.D50]-1);-9) &amp; &quot;,&quot; &amp; [.D50] &amp; &quot;,&quot; &amp; [.E50] &amp; &quot;,&quot; &amp; [.F50] &amp; &quot;,&quot; &amp; [.G50] &amp; &quot;,&quot; &amp; [.I50] &amp; &quot;,&quot; &amp; [.$C$9] &amp; &quot;,&quot; &amp; [.J50]" office:value-type="string" office:string-value="39,4,Guest Room,7,Side Casing,2,H-1x3,34.375,0,0">
            <text:p>39,4,Guest Room,7,Side Casing,2,H-1x3,34.375,0,0</text:p>
          </table:table-cell>
        </table:table-row>
        <table:table-row table:style-name="ro1">
          <table:table-cell table:number-columns-repeated="2"/>
          <table:table-cell table:style-name="ce1"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table:formula="of:=VLOOKUP([.G51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44];[TrimItems.$A$2:.$A$100];[TrimItems.$C$2:.$C$100])" office:value-type="float" office:value="71.5">
            <text:p>71.5</text:p>
          </table:table-cell>
          <table:table-cell table:formula="of:=[.H51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51]  &amp; &quot;,&quot; &amp; [.G51] &amp; &quot;,&quot; &amp; [.I51] &amp; &quot;,&quot; &amp; OFFSET([.K51];-1*([.D51]-1);-9)" office:value-type="string" office:string-value="40,H-1x3,75.375,Guest Room">
            <text:p>40,H-1x3,75.375,Guest Room</text:p>
          </table:table-cell>
          <table:table-cell/>
          <table:table-cell table:formula="of:=[.C51] &amp; &quot;,&quot; &amp; OFFSET([.K51];-1*([.D51]-1);-10) &amp; &quot;,&quot; &amp; OFFSET([.K51];-1*([.D51]-1);-9) &amp; &quot;,&quot; &amp; [.D51] &amp; &quot;,&quot; &amp; [.E51] &amp; &quot;,&quot; &amp; [.F51] &amp; &quot;,&quot; &amp; [.G51] &amp; &quot;,&quot; &amp; [.I51] &amp; &quot;,&quot; &amp; [.$C$9] &amp; &quot;,&quot; &amp; [.J51]" office:value-type="string" office:string-value="40,4,Guest Room,8,Apron,2,H-1x3,75.375,0,0">
            <text:p>40,4,Guest Room,8,Apron,2,H-1x3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table:formula="of:=VLOOKUP([.G52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44];[TrimItems.$A$2:.$A$100];[TrimItems.$C$2:.$C$100])" office:value-type="float" office:value="71.5">
            <text:p>71.5</text:p>
          </table:table-cell>
          <table:table-cell table:formula="of:=[.H52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52]  &amp; &quot;,&quot; &amp; [.G52] &amp; &quot;,&quot; &amp; [.I52] &amp; &quot;,&quot; &amp; OFFSET([.K52];-1*([.D52]-1);-9)" office:value-type="string" office:string-value="41,H-1x3/8,75.375,Guest Room">
            <text:p>41,H-1x3/8,75.375,Guest Room</text:p>
          </table:table-cell>
          <table:table-cell/>
          <table:table-cell table:formula="of:=[.C52] &amp; &quot;,&quot; &amp; OFFSET([.K52];-1*([.D52]-1);-10) &amp; &quot;,&quot; &amp; OFFSET([.K52];-1*([.D52]-1);-9) &amp; &quot;,&quot; &amp; [.D52] &amp; &quot;,&quot; &amp; [.E52] &amp; &quot;,&quot; &amp; [.F52] &amp; &quot;,&quot; &amp; [.G52] &amp; &quot;,&quot; &amp; [.I52] &amp; &quot;,&quot; &amp; [.$C$9] &amp; &quot;,&quot; &amp; [.J52]" office:value-type="string" office:string-value="41,4,Guest Room,9,Fillet,3,H-1x3/8,75.375,0,0">
            <text:p>41,4,Guest Room,9,Fillet,3,H-1x3/8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42">
            <text:p>42</text:p>
          </table:table-cell>
          <table:table-cell table:number-columns-repeated="2"/>
          <table:table-cell table:formula="of:=VLOOKUP([.G53];[Materials.$B$2:.$C$14];2;0)" office:value-type="float" office:value="0">
            <text:p>#N/A</text:p>
          </table:table-cell>
          <table:table-cell/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table:formula="of:=[.C53] &amp; &quot;,&quot; &amp; OFFSET([.K53];-1*([.D53]-1);-10) &amp; &quot;,&quot; &amp; OFFSET([.K53];-1*([.D53]-1);-9) &amp; &quot;,&quot; &amp; [.D53] &amp; &quot;,&quot; &amp; [.E53] &amp; &quot;,&quot; &amp; [.F53] &amp; &quot;,&quot; &amp; [.G53] &amp; &quot;,&quot; &amp; [.I53] &amp; &quot;,&quot; &amp; [.$C$9] &amp; &quot;,&quot; &amp; [.J53]" office:value-type="float" office:value="0">
            <text:p>#N/A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LOOKUP([.$A54];[TrimItems.$A$2:.$A$100];[TrimItems.$B$2:.$B$100])" office:value-type="string" office:string-value="Master Bed">
            <text:p>Master Bed</text:p>
          </table:table-cell>
          <table:table-cell table:style-name="ce1"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table:formula="of:=VLOOKUP([.G5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54];[TrimItems.$A$2:.$A$100];[TrimItems.$C$2:.$C$100])" office:value-type="float" office:value="71.5">
            <text:p>71.5</text:p>
          </table:table-cell>
          <table:table-cell table:formula="of:=[.H54] - [.$C$4]*2 + [.$C$5]*2 + [.$C$3]*2 + [.$C$4]*2 + [.$C$9]" office:value-type="float" office:value="76.875">
            <text:p>76 <text:s/>7/ 8</text:p>
          </table:table-cell>
          <table:table-cell office:value-type="float" office:value="0">
            <text:p>0</text:p>
          </table:table-cell>
          <table:table-cell table:formula="of:=[.C54]  &amp; &quot;,&quot; &amp; [.G54] &amp; &quot;,&quot; &amp; [.I54] &amp; &quot;,&quot; &amp; OFFSET([.K54];-1*([.D54]-1);-9)" office:value-type="string" office:string-value="43,H-1x5,76.875,Master Bed">
            <text:p>43,H-1x5,76.875,Master Bed</text:p>
          </table:table-cell>
          <table:table-cell/>
          <table:table-cell table:formula="of:=[.C54] &amp; &quot;,&quot; &amp; OFFSET([.K54];-1*([.D54]-1);-10) &amp; &quot;,&quot; &amp; OFFSET([.K54];-1*([.D54]-1);-9) &amp; &quot;,&quot; &amp; [.D54] &amp; &quot;,&quot; &amp; [.E54] &amp; &quot;,&quot; &amp; [.F54] &amp; &quot;,&quot; &amp; [.G54] &amp; &quot;,&quot; &amp; [.I54] &amp; &quot;,&quot; &amp; [.$C$9] &amp; &quot;,&quot; &amp; [.J54]" office:value-type="string" office:string-value="43,5,Master Bed,1,Stool,1,H-1x5,76.875,0,0">
            <text:p>43,5,Master Bed,1,Stool,1,H-1x5,76.875,0,0</text:p>
          </table:table-cell>
        </table:table-row>
        <table:table-row table:style-name="ro1">
          <table:table-cell table:number-columns-repeated="2"/>
          <table:table-cell table:style-name="ce1"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table:formula="of:=VLOOKUP([.G5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54];[TrimItems.$A$2:.$A$100];[TrimItems.$C$2:.$C$100])" office:value-type="float" office:value="71.5">
            <text:p>71.5</text:p>
          </table:table-cell>
          <table:table-cell table:formula="of:=[.H55]+[.$C$9]" office:value-type="float" office:value="71.5">
            <text:p>71 <text:s/>1/ 2</text:p>
          </table:table-cell>
          <table:table-cell office:value-type="float" office:value="0">
            <text:p>0</text:p>
          </table:table-cell>
          <table:table-cell table:formula="of:=[.C55]  &amp; &quot;,&quot; &amp; [.G55] &amp; &quot;,&quot; &amp; [.I55] &amp; &quot;,&quot; &amp; OFFSET([.K55];-1*([.D55]-1);-9)" office:value-type="string" office:string-value="44,H-1x3,71.5,Master Bed">
            <text:p>44,H-1x3,71.5,Master Bed</text:p>
          </table:table-cell>
          <table:table-cell/>
          <table:table-cell table:formula="of:=[.C55] &amp; &quot;,&quot; &amp; OFFSET([.K55];-1*([.D55]-1);-10) &amp; &quot;,&quot; &amp; OFFSET([.K55];-1*([.D55]-1);-9) &amp; &quot;,&quot; &amp; [.D55] &amp; &quot;,&quot; &amp; [.E55] &amp; &quot;,&quot; &amp; [.F55] &amp; &quot;,&quot; &amp; [.G55] &amp; &quot;,&quot; &amp; [.I55] &amp; &quot;,&quot; &amp; [.$C$9] &amp; &quot;,&quot; &amp; [.J55]" office:value-type="string" office:string-value="44,5,Master Bed,2,Top Jam,2,H-1x3,71.5,0,0">
            <text:p>44,5,Master Bed,2,Top Jam,2,H-1x3,71.5,0,0</text:p>
          </table:table-cell>
        </table:table-row>
        <table:table-row table:style-name="ro1">
          <table:table-cell table:number-columns-repeated="2"/>
          <table:table-cell table:style-name="ce1"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5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54];[TrimItems.$A$2:.$A$100];[TrimItems.$D$2:.$D$100])" office:value-type="float" office:value="35.5">
            <text:p>35.5</text:p>
          </table:table-cell>
          <table:table-cell table:formula="of:=[.H56]-[.$C$4]*2+[.$C$9]" office:value-type="float" office:value="34">
            <text:p>34 <text:s text:c="5"/></text:p>
          </table:table-cell>
          <table:table-cell office:value-type="float" office:value="0">
            <text:p>0</text:p>
          </table:table-cell>
          <table:table-cell table:formula="of:=[.C56]  &amp; &quot;,&quot; &amp; [.G56] &amp; &quot;,&quot; &amp; [.I56] &amp; &quot;,&quot; &amp; OFFSET([.K56];-1*([.D56]-1);-9)" office:value-type="string" office:string-value="45,H-1x3,34,Master Bed">
            <text:p>45,H-1x3,34,Master Bed</text:p>
          </table:table-cell>
          <table:table-cell/>
          <table:table-cell table:formula="of:=[.C56] &amp; &quot;,&quot; &amp; OFFSET([.K56];-1*([.D56]-1);-10) &amp; &quot;,&quot; &amp; OFFSET([.K56];-1*([.D56]-1);-9) &amp; &quot;,&quot; &amp; [.D56] &amp; &quot;,&quot; &amp; [.E56] &amp; &quot;,&quot; &amp; [.F56] &amp; &quot;,&quot; &amp; [.G56] &amp; &quot;,&quot; &amp; [.I56] &amp; &quot;,&quot; &amp; [.$C$9] &amp; &quot;,&quot; &amp; [.J56]" office:value-type="string" office:string-value="45,5,Master Bed,3,Side Jam,2,H-1x3,34,0,0">
            <text:p>45,5,Master Bed,3,Side Jam,2,H-1x3,34,0,0</text:p>
          </table:table-cell>
        </table:table-row>
        <table:table-row table:style-name="ro1">
          <table:table-cell table:number-columns-repeated="2"/>
          <table:table-cell table:style-name="ce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table:formula="of:=VLOOKUP([.G5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54];[TrimItems.$A$2:.$A$100];[TrimItems.$D$2:.$D$100])" office:value-type="float" office:value="35.5">
            <text:p>35.5</text:p>
          </table:table-cell>
          <table:table-cell table:formula="of:=[.H57]-[.$C$4]*2+[.$C$9]" office:value-type="float" office:value="34">
            <text:p>34 <text:s text:c="5"/></text:p>
          </table:table-cell>
          <table:table-cell office:value-type="float" office:value="0">
            <text:p>0</text:p>
          </table:table-cell>
          <table:table-cell table:formula="of:=[.C57]  &amp; &quot;,&quot; &amp; [.G57] &amp; &quot;,&quot; &amp; [.I57] &amp; &quot;,&quot; &amp; OFFSET([.K57];-1*([.D57]-1);-9)" office:value-type="string" office:string-value="46,H-1x3,34,Master Bed">
            <text:p>46,H-1x3,34,Master Bed</text:p>
          </table:table-cell>
          <table:table-cell/>
          <table:table-cell table:formula="of:=[.C57] &amp; &quot;,&quot; &amp; OFFSET([.K57];-1*([.D57]-1);-10) &amp; &quot;,&quot; &amp; OFFSET([.K57];-1*([.D57]-1);-9) &amp; &quot;,&quot; &amp; [.D57] &amp; &quot;,&quot; &amp; [.E57] &amp; &quot;,&quot; &amp; [.F57] &amp; &quot;,&quot; &amp; [.G57] &amp; &quot;,&quot; &amp; [.I57] &amp; &quot;,&quot; &amp; [.$C$9] &amp; &quot;,&quot; &amp; [.J57]" office:value-type="string" office:string-value="46,5,Master Bed,4,Side Jam,2,H-1x3,34,0,0">
            <text:p>46,5,Master Bed,4,Side Jam,2,H-1x3,34,0,0</text:p>
          </table:table-cell>
        </table:table-row>
        <table:table-row table:style-name="ro1">
          <table:table-cell table:number-columns-repeated="2"/>
          <table:table-cell table:style-name="ce1"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5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54];[TrimItems.$A$2:.$A$100];[TrimItems.$C$2:.$C$100])" office:value-type="float" office:value="71.5">
            <text:p>71.5</text:p>
          </table:table-cell>
          <table:table-cell table:formula="of:=[.H58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58]  &amp; &quot;,&quot; &amp; [.G58] &amp; &quot;,&quot; &amp; [.I58] &amp; &quot;,&quot; &amp; OFFSET([.K58];-1*([.D58]-1);-9)" office:value-type="string" office:string-value="47,H-1x3,75.375,Master Bed">
            <text:p>47,H-1x3,75.375,Master Bed</text:p>
          </table:table-cell>
          <table:table-cell/>
          <table:table-cell table:formula="of:=[.C58] &amp; &quot;,&quot; &amp; OFFSET([.K58];-1*([.D58]-1);-10) &amp; &quot;,&quot; &amp; OFFSET([.K58];-1*([.D58]-1);-9) &amp; &quot;,&quot; &amp; [.D58] &amp; &quot;,&quot; &amp; [.E58] &amp; &quot;,&quot; &amp; [.F58] &amp; &quot;,&quot; &amp; [.G58] &amp; &quot;,&quot; &amp; [.I58] &amp; &quot;,&quot; &amp; [.$C$9] &amp; &quot;,&quot; &amp; [.J58]" office:value-type="string" office:string-value="47,5,Master Bed,5,Top Casing,2,H-1x3,75.375,0,0">
            <text:p>47,5,Master Bed,5,Top Casing,2,H-1x3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5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54];[TrimItems.$A$2:.$A$100];[TrimItems.$D$2:.$D$100])" office:value-type="float" office:value="35.5">
            <text:p>35.5</text:p>
          </table:table-cell>
          <table:table-cell table:formula="of:=[.H59] - [.$C$4]*2 + [.$C$5]*2 + [.$C$9]" office:value-type="float" office:value="34.375">
            <text:p>34 <text:s/>3/ 8</text:p>
          </table:table-cell>
          <table:table-cell office:value-type="float" office:value="0">
            <text:p>0</text:p>
          </table:table-cell>
          <table:table-cell table:formula="of:=[.C59]  &amp; &quot;,&quot; &amp; [.G59] &amp; &quot;,&quot; &amp; [.I59] &amp; &quot;,&quot; &amp; OFFSET([.K59];-1*([.D59]-1);-9)" office:value-type="string" office:string-value="48,H-1x3,34.375,Master Bed">
            <text:p>48,H-1x3,34.375,Master Bed</text:p>
          </table:table-cell>
          <table:table-cell/>
          <table:table-cell table:formula="of:=[.C59] &amp; &quot;,&quot; &amp; OFFSET([.K59];-1*([.D59]-1);-10) &amp; &quot;,&quot; &amp; OFFSET([.K59];-1*([.D59]-1);-9) &amp; &quot;,&quot; &amp; [.D59] &amp; &quot;,&quot; &amp; [.E59] &amp; &quot;,&quot; &amp; [.F59] &amp; &quot;,&quot; &amp; [.G59] &amp; &quot;,&quot; &amp; [.I59] &amp; &quot;,&quot; &amp; [.$C$9] &amp; &quot;,&quot; &amp; [.J59]" office:value-type="string" office:string-value="48,5,Master Bed,6,Side Casing,2,H-1x3,34.375,0,0">
            <text:p>48,5,Master Bed,6,Side Casing,2,H-1x3,34.375,0,0</text:p>
          </table:table-cell>
        </table:table-row>
        <table:table-row table:style-name="ro1">
          <table:table-cell table:number-columns-repeated="2"/>
          <table:table-cell table:style-name="ce1"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6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54];[TrimItems.$A$2:.$A$100];[TrimItems.$D$2:.$D$100])" office:value-type="float" office:value="35.5">
            <text:p>35.5</text:p>
          </table:table-cell>
          <table:table-cell table:formula="of:=[.H60] - [.$C$4]*2 + [.$C$5]*2 + [.$C$9]" office:value-type="float" office:value="34.375">
            <text:p>34 <text:s/>3/ 8</text:p>
          </table:table-cell>
          <table:table-cell office:value-type="float" office:value="0">
            <text:p>0</text:p>
          </table:table-cell>
          <table:table-cell table:formula="of:=[.C60]  &amp; &quot;,&quot; &amp; [.G60] &amp; &quot;,&quot; &amp; [.I60] &amp; &quot;,&quot; &amp; OFFSET([.K60];-1*([.D60]-1);-9)" office:value-type="string" office:string-value="49,H-1x3,34.375,Master Bed">
            <text:p>49,H-1x3,34.375,Master Bed</text:p>
          </table:table-cell>
          <table:table-cell/>
          <table:table-cell table:formula="of:=[.C60] &amp; &quot;,&quot; &amp; OFFSET([.K60];-1*([.D60]-1);-10) &amp; &quot;,&quot; &amp; OFFSET([.K60];-1*([.D60]-1);-9) &amp; &quot;,&quot; &amp; [.D60] &amp; &quot;,&quot; &amp; [.E60] &amp; &quot;,&quot; &amp; [.F60] &amp; &quot;,&quot; &amp; [.G60] &amp; &quot;,&quot; &amp; [.I60] &amp; &quot;,&quot; &amp; [.$C$9] &amp; &quot;,&quot; &amp; [.J60]" office:value-type="string" office:string-value="49,5,Master Bed,7,Side Casing,2,H-1x3,34.375,0,0">
            <text:p>49,5,Master Bed,7,Side Casing,2,H-1x3,34.375,0,0</text:p>
          </table:table-cell>
        </table:table-row>
        <table:table-row table:style-name="ro1">
          <table:table-cell table:number-columns-repeated="2"/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table:formula="of:=VLOOKUP([.G61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54];[TrimItems.$A$2:.$A$100];[TrimItems.$C$2:.$C$100])" office:value-type="float" office:value="71.5">
            <text:p>71.5</text:p>
          </table:table-cell>
          <table:table-cell table:formula="of:=[.H61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61]  &amp; &quot;,&quot; &amp; [.G61] &amp; &quot;,&quot; &amp; [.I61] &amp; &quot;,&quot; &amp; OFFSET([.K61];-1*([.D61]-1);-9)" office:value-type="string" office:string-value="50,H-1x3,75.375,Master Bed">
            <text:p>50,H-1x3,75.375,Master Bed</text:p>
          </table:table-cell>
          <table:table-cell/>
          <table:table-cell table:formula="of:=[.C61] &amp; &quot;,&quot; &amp; OFFSET([.K61];-1*([.D61]-1);-10) &amp; &quot;,&quot; &amp; OFFSET([.K61];-1*([.D61]-1);-9) &amp; &quot;,&quot; &amp; [.D61] &amp; &quot;,&quot; &amp; [.E61] &amp; &quot;,&quot; &amp; [.F61] &amp; &quot;,&quot; &amp; [.G61] &amp; &quot;,&quot; &amp; [.I61] &amp; &quot;,&quot; &amp; [.$C$9] &amp; &quot;,&quot; &amp; [.J61]" office:value-type="string" office:string-value="50,5,Master Bed,8,Apron,2,H-1x3,75.375,0,0">
            <text:p>50,5,Master Bed,8,Apron,2,H-1x3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table:formula="of:=VLOOKUP([.G62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54];[TrimItems.$A$2:.$A$100];[TrimItems.$C$2:.$C$100])" office:value-type="float" office:value="71.5">
            <text:p>71.5</text:p>
          </table:table-cell>
          <table:table-cell table:formula="of:=[.H62] - [.$C$4]*2 + [.$C$5]*2 + [.$C$3]*2 + [.$C$9]" office:value-type="float" office:value="75.375">
            <text:p>75 <text:s/>3/ 8</text:p>
          </table:table-cell>
          <table:table-cell office:value-type="float" office:value="0">
            <text:p>0</text:p>
          </table:table-cell>
          <table:table-cell table:formula="of:=[.C62]  &amp; &quot;,&quot; &amp; [.G62] &amp; &quot;,&quot; &amp; [.I62] &amp; &quot;,&quot; &amp; OFFSET([.K62];-1*([.D62]-1);-9)" office:value-type="string" office:string-value="51,H-1x3/8,75.375,Master Bed">
            <text:p>51,H-1x3/8,75.375,Master Bed</text:p>
          </table:table-cell>
          <table:table-cell/>
          <table:table-cell table:formula="of:=[.C62] &amp; &quot;,&quot; &amp; OFFSET([.K62];-1*([.D62]-1);-10) &amp; &quot;,&quot; &amp; OFFSET([.K62];-1*([.D62]-1);-9) &amp; &quot;,&quot; &amp; [.D62] &amp; &quot;,&quot; &amp; [.E62] &amp; &quot;,&quot; &amp; [.F62] &amp; &quot;,&quot; &amp; [.G62] &amp; &quot;,&quot; &amp; [.I62] &amp; &quot;,&quot; &amp; [.$C$9] &amp; &quot;,&quot; &amp; [.J62]" office:value-type="string" office:string-value="51,5,Master Bed,9,Fillet,3,H-1x3/8,75.375,0,0">
            <text:p>51,5,Master Bed,9,Fillet,3,H-1x3/8,75.375,0,0</text:p>
          </table:table-cell>
        </table:table-row>
        <table:table-row table:style-name="ro1">
          <table:table-cell table:number-columns-repeated="2"/>
          <table:table-cell table:style-name="ce1" office:value-type="float" office:value="52">
            <text:p>52</text:p>
          </table:table-cell>
          <table:table-cell table:number-columns-repeated="2"/>
          <table:table-cell table:formula="of:=VLOOKUP([.G63];[Materials.$B$2:.$C$14];2;0)" office:value-type="float" office:value="0">
            <text:p>#N/A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formula="of:=[.C63] &amp; &quot;,&quot; &amp; OFFSET([.K63];-1*([.D63]-1);-10) &amp; &quot;,&quot; &amp; OFFSET([.K63];-1*([.D63]-1);-9) &amp; &quot;,&quot; &amp; [.D63] &amp; &quot;,&quot; &amp; [.E63] &amp; &quot;,&quot; &amp; [.F63] &amp; &quot;,&quot; &amp; [.G63] &amp; &quot;,&quot; &amp; [.I63] &amp; &quot;,&quot; &amp; [.$C$9] &amp; &quot;,&quot; &amp; [.J63]" office:value-type="float" office:value="0">
            <text:p>#N/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LOOKUP([.$A64];[TrimItems.$A$2:.$A$100];[TrimItems.$B$2:.$B$100])" office:value-type="string" office:string-value="Master Bath">
            <text:p>Master Bath</text:p>
          </table:table-cell>
          <table:table-cell table:style-name="ce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table:formula="of:=VLOOKUP([.G6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64];[TrimItems.$A$2:.$A$100];[TrimItems.$C$2:.$C$100])" office:value-type="float" office:value="35.5">
            <text:p>35.5</text:p>
          </table:table-cell>
          <table:table-cell table:formula="of:=[.H64] - [.$C$4]*2 + [.$C$5]*2 + [.$C$3]*2 + [.$C$4]*2 + [.$C$9]" office:value-type="float" office:value="40.875">
            <text:p>40 <text:s/>7/ 8</text:p>
          </table:table-cell>
          <table:table-cell office:value-type="float" office:value="0">
            <text:p>0</text:p>
          </table:table-cell>
          <table:table-cell table:formula="of:=[.C64]  &amp; &quot;,&quot; &amp; [.G64] &amp; &quot;,&quot; &amp; [.I64] &amp; &quot;,&quot; &amp; OFFSET([.K64];-1*([.D64]-1);-9)" office:value-type="string" office:string-value="53,H-1x5,40.875,Master Bath">
            <text:p>53,H-1x5,40.875,Master Bath</text:p>
          </table:table-cell>
          <table:table-cell/>
          <table:table-cell table:formula="of:=[.C64] &amp; &quot;,&quot; &amp; OFFSET([.K64];-1*([.D64]-1);-10) &amp; &quot;,&quot; &amp; OFFSET([.K64];-1*([.D64]-1);-9) &amp; &quot;,&quot; &amp; [.D64] &amp; &quot;,&quot; &amp; [.E64] &amp; &quot;,&quot; &amp; [.F64] &amp; &quot;,&quot; &amp; [.G64] &amp; &quot;,&quot; &amp; [.I64] &amp; &quot;,&quot; &amp; [.$C$9] &amp; &quot;,&quot; &amp; [.J64]" office:value-type="string" office:string-value="53,6,Master Bath,1,Stool,1,H-1x5,40.875,0,0">
            <text:p>53,6,Master Bath,1,Stool,1,H-1x5,40.875,0,0</text:p>
          </table:table-cell>
        </table:table-row>
        <table:table-row table:style-name="ro1">
          <table:table-cell table:number-columns-repeated="2"/>
          <table:table-cell table:style-name="ce1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table:formula="of:=VLOOKUP([.G6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64];[TrimItems.$A$2:.$A$100];[TrimItems.$C$2:.$C$100])" office:value-type="float" office:value="35.5">
            <text:p>35.5</text:p>
          </table:table-cell>
          <table:table-cell table:formula="of:=[.H65]+[.$C$9]" office:value-type="float" office:value="35.5">
            <text:p>35 <text:s/>1/ 2</text:p>
          </table:table-cell>
          <table:table-cell office:value-type="float" office:value="0">
            <text:p>0</text:p>
          </table:table-cell>
          <table:table-cell table:formula="of:=[.C65]  &amp; &quot;,&quot; &amp; [.G65] &amp; &quot;,&quot; &amp; [.I65] &amp; &quot;,&quot; &amp; OFFSET([.K65];-1*([.D65]-1);-9)" office:value-type="string" office:string-value="54,H-1x3,35.5,Master Bath">
            <text:p>54,H-1x3,35.5,Master Bath</text:p>
          </table:table-cell>
          <table:table-cell/>
          <table:table-cell table:formula="of:=[.C65] &amp; &quot;,&quot; &amp; OFFSET([.K65];-1*([.D65]-1);-10) &amp; &quot;,&quot; &amp; OFFSET([.K65];-1*([.D65]-1);-9) &amp; &quot;,&quot; &amp; [.D65] &amp; &quot;,&quot; &amp; [.E65] &amp; &quot;,&quot; &amp; [.F65] &amp; &quot;,&quot; &amp; [.G65] &amp; &quot;,&quot; &amp; [.I65] &amp; &quot;,&quot; &amp; [.$C$9] &amp; &quot;,&quot; &amp; [.J65]" office:value-type="string" office:string-value="54,6,Master Bath,2,Top Jam,2,H-1x3,35.5,0,0">
            <text:p>54,6,Master Bath,2,Top Jam,2,H-1x3,35.5,0,0</text:p>
          </table:table-cell>
        </table:table-row>
        <table:table-row table:style-name="ro1">
          <table:table-cell table:number-columns-repeated="2"/>
          <table:table-cell table:style-name="ce1"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6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64];[TrimItems.$A$2:.$A$100];[TrimItems.$D$2:.$D$100])" office:value-type="float" office:value="35.5">
            <text:p>35.5</text:p>
          </table:table-cell>
          <table:table-cell table:formula="of:=[.H66]-[.$C$4]*2+[.$C$9]" office:value-type="float" office:value="34">
            <text:p>34 <text:s text:c="5"/></text:p>
          </table:table-cell>
          <table:table-cell office:value-type="float" office:value="0">
            <text:p>0</text:p>
          </table:table-cell>
          <table:table-cell table:formula="of:=[.C66]  &amp; &quot;,&quot; &amp; [.G66] &amp; &quot;,&quot; &amp; [.I66] &amp; &quot;,&quot; &amp; OFFSET([.K66];-1*([.D66]-1);-9)" office:value-type="string" office:string-value="55,H-1x3,34,Master Bath">
            <text:p>55,H-1x3,34,Master Bath</text:p>
          </table:table-cell>
          <table:table-cell/>
          <table:table-cell table:formula="of:=[.C66] &amp; &quot;,&quot; &amp; OFFSET([.K66];-1*([.D66]-1);-10) &amp; &quot;,&quot; &amp; OFFSET([.K66];-1*([.D66]-1);-9) &amp; &quot;,&quot; &amp; [.D66] &amp; &quot;,&quot; &amp; [.E66] &amp; &quot;,&quot; &amp; [.F66] &amp; &quot;,&quot; &amp; [.G66] &amp; &quot;,&quot; &amp; [.I66] &amp; &quot;,&quot; &amp; [.$C$9] &amp; &quot;,&quot; &amp; [.J66]" office:value-type="string" office:string-value="55,6,Master Bath,3,Side Jam,2,H-1x3,34,0,0">
            <text:p>55,6,Master Bath,3,Side Jam,2,H-1x3,34,0,0</text:p>
          </table:table-cell>
        </table:table-row>
        <table:table-row table:style-name="ro1">
          <table:table-cell table:number-columns-repeated="2"/>
          <table:table-cell table:style-name="ce1"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table:formula="of:=VLOOKUP([.G6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64];[TrimItems.$A$2:.$A$100];[TrimItems.$D$2:.$D$100])" office:value-type="float" office:value="35.5">
            <text:p>35.5</text:p>
          </table:table-cell>
          <table:table-cell table:formula="of:=[.H67]-[.$C$4]*2+[.$C$9]" office:value-type="float" office:value="34">
            <text:p>34 <text:s text:c="5"/></text:p>
          </table:table-cell>
          <table:table-cell office:value-type="float" office:value="0">
            <text:p>0</text:p>
          </table:table-cell>
          <table:table-cell table:formula="of:=[.C67]  &amp; &quot;,&quot; &amp; [.G67] &amp; &quot;,&quot; &amp; [.I67] &amp; &quot;,&quot; &amp; OFFSET([.K67];-1*([.D67]-1);-9)" office:value-type="string" office:string-value="56,H-1x3,34,Master Bath">
            <text:p>56,H-1x3,34,Master Bath</text:p>
          </table:table-cell>
          <table:table-cell/>
          <table:table-cell table:formula="of:=[.C67] &amp; &quot;,&quot; &amp; OFFSET([.K67];-1*([.D67]-1);-10) &amp; &quot;,&quot; &amp; OFFSET([.K67];-1*([.D67]-1);-9) &amp; &quot;,&quot; &amp; [.D67] &amp; &quot;,&quot; &amp; [.E67] &amp; &quot;,&quot; &amp; [.F67] &amp; &quot;,&quot; &amp; [.G67] &amp; &quot;,&quot; &amp; [.I67] &amp; &quot;,&quot; &amp; [.$C$9] &amp; &quot;,&quot; &amp; [.J67]" office:value-type="string" office:string-value="56,6,Master Bath,4,Side Jam,2,H-1x3,34,0,0">
            <text:p>56,6,Master Bath,4,Side Jam,2,H-1x3,34,0,0</text:p>
          </table:table-cell>
        </table:table-row>
        <table:table-row table:style-name="ro1">
          <table:table-cell table:number-columns-repeated="2"/>
          <table:table-cell table:style-name="ce1"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6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64];[TrimItems.$A$2:.$A$100];[TrimItems.$C$2:.$C$100])" office:value-type="float" office:value="35.5">
            <text:p>35.5</text:p>
          </table:table-cell>
          <table:table-cell table:formula="of:=[.H68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68]  &amp; &quot;,&quot; &amp; [.G68] &amp; &quot;,&quot; &amp; [.I68] &amp; &quot;,&quot; &amp; OFFSET([.K68];-1*([.D68]-1);-9)" office:value-type="string" office:string-value="57,H-1x3,39.375,Master Bath">
            <text:p>57,H-1x3,39.375,Master Bath</text:p>
          </table:table-cell>
          <table:table-cell/>
          <table:table-cell table:formula="of:=[.C68] &amp; &quot;,&quot; &amp; OFFSET([.K68];-1*([.D68]-1);-10) &amp; &quot;,&quot; &amp; OFFSET([.K68];-1*([.D68]-1);-9) &amp; &quot;,&quot; &amp; [.D68] &amp; &quot;,&quot; &amp; [.E68] &amp; &quot;,&quot; &amp; [.F68] &amp; &quot;,&quot; &amp; [.G68] &amp; &quot;,&quot; &amp; [.I68] &amp; &quot;,&quot; &amp; [.$C$9] &amp; &quot;,&quot; &amp; [.J68]" office:value-type="string" office:string-value="57,6,Master Bath,5,Top Casing,2,H-1x3,39.375,0,0">
            <text:p>57,6,Master Bath,5,Top Casing,2,H-1x3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6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64];[TrimItems.$A$2:.$A$100];[TrimItems.$D$2:.$D$100])" office:value-type="float" office:value="35.5">
            <text:p>35.5</text:p>
          </table:table-cell>
          <table:table-cell table:formula="of:=[.H69] - [.$C$4]*2 + [.$C$5]*2 + [.$C$9]" office:value-type="float" office:value="34.375">
            <text:p>34 <text:s/>3/ 8</text:p>
          </table:table-cell>
          <table:table-cell office:value-type="float" office:value="0">
            <text:p>0</text:p>
          </table:table-cell>
          <table:table-cell table:formula="of:=[.C69]  &amp; &quot;,&quot; &amp; [.G69] &amp; &quot;,&quot; &amp; [.I69] &amp; &quot;,&quot; &amp; OFFSET([.K69];-1*([.D69]-1);-9)" office:value-type="string" office:string-value="58,H-1x3,34.375,Master Bath">
            <text:p>58,H-1x3,34.375,Master Bath</text:p>
          </table:table-cell>
          <table:table-cell/>
          <table:table-cell table:formula="of:=[.C69] &amp; &quot;,&quot; &amp; OFFSET([.K69];-1*([.D69]-1);-10) &amp; &quot;,&quot; &amp; OFFSET([.K69];-1*([.D69]-1);-9) &amp; &quot;,&quot; &amp; [.D69] &amp; &quot;,&quot; &amp; [.E69] &amp; &quot;,&quot; &amp; [.F69] &amp; &quot;,&quot; &amp; [.G69] &amp; &quot;,&quot; &amp; [.I69] &amp; &quot;,&quot; &amp; [.$C$9] &amp; &quot;,&quot; &amp; [.J69]" office:value-type="string" office:string-value="58,6,Master Bath,6,Side Casing,2,H-1x3,34.375,0,0">
            <text:p>58,6,Master Bath,6,Side Casing,2,H-1x3,34.375,0,0</text:p>
          </table:table-cell>
        </table:table-row>
        <table:table-row table:style-name="ro1">
          <table:table-cell table:number-columns-repeated="2"/>
          <table:table-cell table:style-name="ce1"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7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64];[TrimItems.$A$2:.$A$100];[TrimItems.$D$2:.$D$100])" office:value-type="float" office:value="35.5">
            <text:p>35.5</text:p>
          </table:table-cell>
          <table:table-cell table:formula="of:=[.H70] - [.$C$4]*2 + [.$C$5]*2 + [.$C$9]" office:value-type="float" office:value="34.375">
            <text:p>34 <text:s/>3/ 8</text:p>
          </table:table-cell>
          <table:table-cell office:value-type="float" office:value="0">
            <text:p>0</text:p>
          </table:table-cell>
          <table:table-cell table:formula="of:=[.C70]  &amp; &quot;,&quot; &amp; [.G70] &amp; &quot;,&quot; &amp; [.I70] &amp; &quot;,&quot; &amp; OFFSET([.K70];-1*([.D70]-1);-9)" office:value-type="string" office:string-value="59,H-1x3,34.375,Master Bath">
            <text:p>59,H-1x3,34.375,Master Bath</text:p>
          </table:table-cell>
          <table:table-cell/>
          <table:table-cell table:formula="of:=[.C70] &amp; &quot;,&quot; &amp; OFFSET([.K70];-1*([.D70]-1);-10) &amp; &quot;,&quot; &amp; OFFSET([.K70];-1*([.D70]-1);-9) &amp; &quot;,&quot; &amp; [.D70] &amp; &quot;,&quot; &amp; [.E70] &amp; &quot;,&quot; &amp; [.F70] &amp; &quot;,&quot; &amp; [.G70] &amp; &quot;,&quot; &amp; [.I70] &amp; &quot;,&quot; &amp; [.$C$9] &amp; &quot;,&quot; &amp; [.J70]" office:value-type="string" office:string-value="59,6,Master Bath,7,Side Casing,2,H-1x3,34.375,0,0">
            <text:p>59,6,Master Bath,7,Side Casing,2,H-1x3,34.375,0,0</text:p>
          </table:table-cell>
        </table:table-row>
        <table:table-row table:style-name="ro1">
          <table:table-cell table:number-columns-repeated="2"/>
          <table:table-cell table:style-name="ce1"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table:formula="of:=VLOOKUP([.G71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64];[TrimItems.$A$2:.$A$100];[TrimItems.$C$2:.$C$100])" office:value-type="float" office:value="35.5">
            <text:p>35.5</text:p>
          </table:table-cell>
          <table:table-cell table:formula="of:=[.H71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71]  &amp; &quot;,&quot; &amp; [.G71] &amp; &quot;,&quot; &amp; [.I71] &amp; &quot;,&quot; &amp; OFFSET([.K71];-1*([.D71]-1);-9)" office:value-type="string" office:string-value="60,H-1x3,39.375,Master Bath">
            <text:p>60,H-1x3,39.375,Master Bath</text:p>
          </table:table-cell>
          <table:table-cell/>
          <table:table-cell table:formula="of:=[.C71] &amp; &quot;,&quot; &amp; OFFSET([.K71];-1*([.D71]-1);-10) &amp; &quot;,&quot; &amp; OFFSET([.K71];-1*([.D71]-1);-9) &amp; &quot;,&quot; &amp; [.D71] &amp; &quot;,&quot; &amp; [.E71] &amp; &quot;,&quot; &amp; [.F71] &amp; &quot;,&quot; &amp; [.G71] &amp; &quot;,&quot; &amp; [.I71] &amp; &quot;,&quot; &amp; [.$C$9] &amp; &quot;,&quot; &amp; [.J71]" office:value-type="string" office:string-value="60,6,Master Bath,8,Apron,2,H-1x3,39.375,0,0">
            <text:p>60,6,Master Bath,8,Apron,2,H-1x3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table:formula="of:=VLOOKUP([.G72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64];[TrimItems.$A$2:.$A$100];[TrimItems.$C$2:.$C$100])" office:value-type="float" office:value="35.5">
            <text:p>35.5</text:p>
          </table:table-cell>
          <table:table-cell table:formula="of:=[.H72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72]  &amp; &quot;,&quot; &amp; [.G72] &amp; &quot;,&quot; &amp; [.I72] &amp; &quot;,&quot; &amp; OFFSET([.K72];-1*([.D72]-1);-9)" office:value-type="string" office:string-value="61,H-1x3/8,39.375,Master Bath">
            <text:p>61,H-1x3/8,39.375,Master Bath</text:p>
          </table:table-cell>
          <table:table-cell/>
          <table:table-cell table:formula="of:=[.C72] &amp; &quot;,&quot; &amp; OFFSET([.K72];-1*([.D72]-1);-10) &amp; &quot;,&quot; &amp; OFFSET([.K72];-1*([.D72]-1);-9) &amp; &quot;,&quot; &amp; [.D72] &amp; &quot;,&quot; &amp; [.E72] &amp; &quot;,&quot; &amp; [.F72] &amp; &quot;,&quot; &amp; [.G72] &amp; &quot;,&quot; &amp; [.I72] &amp; &quot;,&quot; &amp; [.$C$9] &amp; &quot;,&quot; &amp; [.J72]" office:value-type="string" office:string-value="61,6,Master Bath,9,Fillet,3,H-1x3/8,39.375,0,0">
            <text:p>61,6,Master Bath,9,Fillet,3,H-1x3/8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62">
            <text:p>62</text:p>
          </table:table-cell>
          <table:table-cell table:number-columns-repeated="2"/>
          <table:table-cell table:formula="of:=VLOOKUP([.G73];[Materials.$B$2:.$C$14];2;0)" office:value-type="float" office:value="0">
            <text:p>#N/A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formula="of:=[.C73] &amp; &quot;,&quot; &amp; OFFSET([.K73];-1*([.D73]-1);-10) &amp; &quot;,&quot; &amp; OFFSET([.K73];-1*([.D73]-1);-9) &amp; &quot;,&quot; &amp; [.D73] &amp; &quot;,&quot; &amp; [.E73] &amp; &quot;,&quot; &amp; [.F73] &amp; &quot;,&quot; &amp; [.G73] &amp; &quot;,&quot; &amp; [.I73] &amp; &quot;,&quot; &amp; [.$C$9] &amp; &quot;,&quot; &amp; [.J73]" office:value-type="float" office:value="0">
            <text:p>#N/A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LOOKUP([.$A74];[TrimItems.$A$2:.$A$100];[TrimItems.$B$2:.$B$100])" office:value-type="string" office:string-value="Living Rm Front">
            <text:p>Living Rm Front</text:p>
          </table:table-cell>
          <table:table-cell table:style-name="ce1"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table:formula="of:=VLOOKUP([.G7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74];[TrimItems.$A$2:.$A$100];[TrimItems.$C$2:.$C$100])" office:value-type="float" office:value="95.5">
            <text:p>95.5</text:p>
          </table:table-cell>
          <table:table-cell table:formula="of:=[.H74] - [.$C$4]*2 + [.$C$5]*2 + [.$C$3]*2 + [.$C$4]*2 + [.$C$9]" office:value-type="float" office:value="100.875">
            <text:p>100 <text:s/>7/ 8</text:p>
          </table:table-cell>
          <table:table-cell office:value-type="float" office:value="0">
            <text:p>0</text:p>
          </table:table-cell>
          <table:table-cell table:formula="of:=[.C74]  &amp; &quot;,&quot; &amp; [.G74] &amp; &quot;,&quot; &amp; [.I74] &amp; &quot;,&quot; &amp; OFFSET([.K74];-1*([.D74]-1);-9)" office:value-type="string" office:string-value="63,H-1x5,100.875,Living Rm Front">
            <text:p>63,H-1x5,100.875,Living Rm Front</text:p>
          </table:table-cell>
          <table:table-cell/>
          <table:table-cell table:formula="of:=[.C74] &amp; &quot;,&quot; &amp; OFFSET([.K74];-1*([.D74]-1);-10) &amp; &quot;,&quot; &amp; OFFSET([.K74];-1*([.D74]-1);-9) &amp; &quot;,&quot; &amp; [.D74] &amp; &quot;,&quot; &amp; [.E74] &amp; &quot;,&quot; &amp; [.F74] &amp; &quot;,&quot; &amp; [.G74] &amp; &quot;,&quot; &amp; [.I74] &amp; &quot;,&quot; &amp; [.$C$9] &amp; &quot;,&quot; &amp; [.J74]" office:value-type="string" office:string-value="63,7,Living Rm Front,1,Stool,1,H-1x5,100.875,0,0">
            <text:p>63,7,Living Rm Front,1,Stool,1,H-1x5,100.875,0,0</text:p>
          </table:table-cell>
        </table:table-row>
        <table:table-row table:style-name="ro1">
          <table:table-cell table:number-columns-repeated="2"/>
          <table:table-cell table:style-name="ce1"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table:formula="of:=VLOOKUP([.G7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74];[TrimItems.$A$2:.$A$100];[TrimItems.$C$2:.$C$100])" office:value-type="float" office:value="95.5">
            <text:p>95.5</text:p>
          </table:table-cell>
          <table:table-cell table:formula="of:=[.H75]+[.$C$9]" office:value-type="float" office:value="95.5">
            <text:p>95 <text:s/>1/ 2</text:p>
          </table:table-cell>
          <table:table-cell office:value-type="float" office:value="0">
            <text:p>0</text:p>
          </table:table-cell>
          <table:table-cell table:formula="of:=[.C75]  &amp; &quot;,&quot; &amp; [.G75] &amp; &quot;,&quot; &amp; [.I75] &amp; &quot;,&quot; &amp; OFFSET([.K75];-1*([.D75]-1);-9)" office:value-type="string" office:string-value="64,H-1x3,95.5,Living Rm Front">
            <text:p>64,H-1x3,95.5,Living Rm Front</text:p>
          </table:table-cell>
          <table:table-cell/>
          <table:table-cell table:formula="of:=[.C75] &amp; &quot;,&quot; &amp; OFFSET([.K75];-1*([.D75]-1);-10) &amp; &quot;,&quot; &amp; OFFSET([.K75];-1*([.D75]-1);-9) &amp; &quot;,&quot; &amp; [.D75] &amp; &quot;,&quot; &amp; [.E75] &amp; &quot;,&quot; &amp; [.F75] &amp; &quot;,&quot; &amp; [.G75] &amp; &quot;,&quot; &amp; [.I75] &amp; &quot;,&quot; &amp; [.$C$9] &amp; &quot;,&quot; &amp; [.J75]" office:value-type="string" office:string-value="64,7,Living Rm Front,2,Top Jam,2,H-1x3,95.5,0,0">
            <text:p>64,7,Living Rm Front,2,Top Jam,2,H-1x3,95.5,0,0</text:p>
          </table:table-cell>
        </table:table-row>
        <table:table-row table:style-name="ro1">
          <table:table-cell table:number-columns-repeated="2"/>
          <table:table-cell table:style-name="ce1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7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74];[TrimItems.$A$2:.$A$100];[TrimItems.$D$2:.$D$100])" office:value-type="float" office:value="59.5">
            <text:p>59.5</text:p>
          </table:table-cell>
          <table:table-cell table:formula="of:=[.H76]-[.$C$4]*2+[.$C$9]" office:value-type="float" office:value="58">
            <text:p>58 <text:s text:c="5"/></text:p>
          </table:table-cell>
          <table:table-cell office:value-type="float" office:value="0">
            <text:p>0</text:p>
          </table:table-cell>
          <table:table-cell table:formula="of:=[.C76]  &amp; &quot;,&quot; &amp; [.G76] &amp; &quot;,&quot; &amp; [.I76] &amp; &quot;,&quot; &amp; OFFSET([.K76];-1*([.D76]-1);-9)" office:value-type="string" office:string-value="65,H-1x3,58,Living Rm Front">
            <text:p>65,H-1x3,58,Living Rm Front</text:p>
          </table:table-cell>
          <table:table-cell/>
          <table:table-cell table:formula="of:=[.C76] &amp; &quot;,&quot; &amp; OFFSET([.K76];-1*([.D76]-1);-10) &amp; &quot;,&quot; &amp; OFFSET([.K76];-1*([.D76]-1);-9) &amp; &quot;,&quot; &amp; [.D76] &amp; &quot;,&quot; &amp; [.E76] &amp; &quot;,&quot; &amp; [.F76] &amp; &quot;,&quot; &amp; [.G76] &amp; &quot;,&quot; &amp; [.I76] &amp; &quot;,&quot; &amp; [.$C$9] &amp; &quot;,&quot; &amp; [.J76]" office:value-type="string" office:string-value="65,7,Living Rm Front,3,Side Jam,2,H-1x3,58,0,0">
            <text:p>65,7,Living Rm Front,3,Side Jam,2,H-1x3,58,0,0</text:p>
          </table:table-cell>
        </table:table-row>
        <table:table-row table:style-name="ro1">
          <table:table-cell table:number-columns-repeated="2"/>
          <table:table-cell table:style-name="ce1"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table:formula="of:=VLOOKUP([.G7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74];[TrimItems.$A$2:.$A$100];[TrimItems.$D$2:.$D$100])" office:value-type="float" office:value="59.5">
            <text:p>59.5</text:p>
          </table:table-cell>
          <table:table-cell table:formula="of:=[.H77]-[.$C$4]*2+[.$C$9]" office:value-type="float" office:value="58">
            <text:p>58 <text:s text:c="5"/></text:p>
          </table:table-cell>
          <table:table-cell office:value-type="float" office:value="0">
            <text:p>0</text:p>
          </table:table-cell>
          <table:table-cell table:formula="of:=[.C77]  &amp; &quot;,&quot; &amp; [.G77] &amp; &quot;,&quot; &amp; [.I77] &amp; &quot;,&quot; &amp; OFFSET([.K77];-1*([.D77]-1);-9)" office:value-type="string" office:string-value="66,H-1x3,58,Living Rm Front">
            <text:p>66,H-1x3,58,Living Rm Front</text:p>
          </table:table-cell>
          <table:table-cell/>
          <table:table-cell table:formula="of:=[.C77] &amp; &quot;,&quot; &amp; OFFSET([.K77];-1*([.D77]-1);-10) &amp; &quot;,&quot; &amp; OFFSET([.K77];-1*([.D77]-1);-9) &amp; &quot;,&quot; &amp; [.D77] &amp; &quot;,&quot; &amp; [.E77] &amp; &quot;,&quot; &amp; [.F77] &amp; &quot;,&quot; &amp; [.G77] &amp; &quot;,&quot; &amp; [.I77] &amp; &quot;,&quot; &amp; [.$C$9] &amp; &quot;,&quot; &amp; [.J77]" office:value-type="string" office:string-value="66,7,Living Rm Front,4,Side Jam,2,H-1x3,58,0,0">
            <text:p>66,7,Living Rm Front,4,Side Jam,2,H-1x3,58,0,0</text:p>
          </table:table-cell>
        </table:table-row>
        <table:table-row table:style-name="ro1">
          <table:table-cell table:number-columns-repeated="2"/>
          <table:table-cell table:style-name="ce1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7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74];[TrimItems.$A$2:.$A$100];[TrimItems.$C$2:.$C$100])" office:value-type="float" office:value="95.5">
            <text:p>95.5</text:p>
          </table:table-cell>
          <table:table-cell table:formula="of:=[.H78] - [.$C$4]*2 + [.$C$5]*2 + [.$C$3]*2 + [.$C$9]" office:value-type="float" office:value="99.375">
            <text:p>99 <text:s/>3/ 8</text:p>
          </table:table-cell>
          <table:table-cell office:value-type="float" office:value="0">
            <text:p>0</text:p>
          </table:table-cell>
          <table:table-cell table:formula="of:=[.C78]  &amp; &quot;,&quot; &amp; [.G78] &amp; &quot;,&quot; &amp; [.I78] &amp; &quot;,&quot; &amp; OFFSET([.K78];-1*([.D78]-1);-9)" office:value-type="string" office:string-value="67,H-1x3,99.375,Living Rm Front">
            <text:p>67,H-1x3,99.375,Living Rm Front</text:p>
          </table:table-cell>
          <table:table-cell/>
          <table:table-cell table:formula="of:=[.C78] &amp; &quot;,&quot; &amp; OFFSET([.K78];-1*([.D78]-1);-10) &amp; &quot;,&quot; &amp; OFFSET([.K78];-1*([.D78]-1);-9) &amp; &quot;,&quot; &amp; [.D78] &amp; &quot;,&quot; &amp; [.E78] &amp; &quot;,&quot; &amp; [.F78] &amp; &quot;,&quot; &amp; [.G78] &amp; &quot;,&quot; &amp; [.I78] &amp; &quot;,&quot; &amp; [.$C$9] &amp; &quot;,&quot; &amp; [.J78]" office:value-type="string" office:string-value="67,7,Living Rm Front,5,Top Casing,2,H-1x3,99.375,0,0">
            <text:p>67,7,Living Rm Front,5,Top Casing,2,H-1x3,9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7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74];[TrimItems.$A$2:.$A$100];[TrimItems.$D$2:.$D$100])" office:value-type="float" office:value="59.5">
            <text:p>59.5</text:p>
          </table:table-cell>
          <table:table-cell table:formula="of:=[.H79] - [.$C$4]*2 + [.$C$5]*2 + [.$C$9]" office:value-type="float" office:value="58.375">
            <text:p>58 <text:s/>3/ 8</text:p>
          </table:table-cell>
          <table:table-cell office:value-type="float" office:value="0">
            <text:p>0</text:p>
          </table:table-cell>
          <table:table-cell table:formula="of:=[.C79]  &amp; &quot;,&quot; &amp; [.G79] &amp; &quot;,&quot; &amp; [.I79] &amp; &quot;,&quot; &amp; OFFSET([.K79];-1*([.D79]-1);-9)" office:value-type="string" office:string-value="68,H-1x3,58.375,Living Rm Front">
            <text:p>68,H-1x3,58.375,Living Rm Front</text:p>
          </table:table-cell>
          <table:table-cell/>
          <table:table-cell table:formula="of:=[.C79] &amp; &quot;,&quot; &amp; OFFSET([.K79];-1*([.D79]-1);-10) &amp; &quot;,&quot; &amp; OFFSET([.K79];-1*([.D79]-1);-9) &amp; &quot;,&quot; &amp; [.D79] &amp; &quot;,&quot; &amp; [.E79] &amp; &quot;,&quot; &amp; [.F79] &amp; &quot;,&quot; &amp; [.G79] &amp; &quot;,&quot; &amp; [.I79] &amp; &quot;,&quot; &amp; [.$C$9] &amp; &quot;,&quot; &amp; [.J79]" office:value-type="string" office:string-value="68,7,Living Rm Front,6,Side Casing,2,H-1x3,58.375,0,0">
            <text:p>68,7,Living Rm Front,6,Side Casing,2,H-1x3,58.375,0,0</text:p>
          </table:table-cell>
        </table:table-row>
        <table:table-row table:style-name="ro1">
          <table:table-cell table:number-columns-repeated="2"/>
          <table:table-cell table:style-name="ce1"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8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74];[TrimItems.$A$2:.$A$100];[TrimItems.$D$2:.$D$100])" office:value-type="float" office:value="59.5">
            <text:p>59.5</text:p>
          </table:table-cell>
          <table:table-cell table:formula="of:=[.H80] - [.$C$4]*2 + [.$C$5]*2 + [.$C$9]" office:value-type="float" office:value="58.375">
            <text:p>58 <text:s/>3/ 8</text:p>
          </table:table-cell>
          <table:table-cell office:value-type="float" office:value="0">
            <text:p>0</text:p>
          </table:table-cell>
          <table:table-cell table:formula="of:=[.C80]  &amp; &quot;,&quot; &amp; [.G80] &amp; &quot;,&quot; &amp; [.I80] &amp; &quot;,&quot; &amp; OFFSET([.K80];-1*([.D80]-1);-9)" office:value-type="string" office:string-value="69,H-1x3,58.375,Living Rm Front">
            <text:p>69,H-1x3,58.375,Living Rm Front</text:p>
          </table:table-cell>
          <table:table-cell/>
          <table:table-cell table:formula="of:=[.C80] &amp; &quot;,&quot; &amp; OFFSET([.K80];-1*([.D80]-1);-10) &amp; &quot;,&quot; &amp; OFFSET([.K80];-1*([.D80]-1);-9) &amp; &quot;,&quot; &amp; [.D80] &amp; &quot;,&quot; &amp; [.E80] &amp; &quot;,&quot; &amp; [.F80] &amp; &quot;,&quot; &amp; [.G80] &amp; &quot;,&quot; &amp; [.I80] &amp; &quot;,&quot; &amp; [.$C$9] &amp; &quot;,&quot; &amp; [.J80]" office:value-type="string" office:string-value="69,7,Living Rm Front,7,Side Casing,2,H-1x3,58.375,0,0">
            <text:p>69,7,Living Rm Front,7,Side Casing,2,H-1x3,58.375,0,0</text:p>
          </table:table-cell>
        </table:table-row>
        <table:table-row table:style-name="ro1">
          <table:table-cell table:number-columns-repeated="2"/>
          <table:table-cell table:style-name="ce1"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table:formula="of:=VLOOKUP([.G81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74];[TrimItems.$A$2:.$A$100];[TrimItems.$C$2:.$C$100])" office:value-type="float" office:value="95.5">
            <text:p>95.5</text:p>
          </table:table-cell>
          <table:table-cell table:formula="of:=[.H81] - [.$C$4]*2 + [.$C$5]*2 + [.$C$3]*2 + [.$C$9]" office:value-type="float" office:value="99.375">
            <text:p>99 <text:s/>3/ 8</text:p>
          </table:table-cell>
          <table:table-cell office:value-type="float" office:value="0">
            <text:p>0</text:p>
          </table:table-cell>
          <table:table-cell table:formula="of:=[.C81]  &amp; &quot;,&quot; &amp; [.G81] &amp; &quot;,&quot; &amp; [.I81] &amp; &quot;,&quot; &amp; OFFSET([.K81];-1*([.D81]-1);-9)" office:value-type="string" office:string-value="70,H-1x3,99.375,Living Rm Front">
            <text:p>70,H-1x3,99.375,Living Rm Front</text:p>
          </table:table-cell>
          <table:table-cell/>
          <table:table-cell table:formula="of:=[.C81] &amp; &quot;,&quot; &amp; OFFSET([.K81];-1*([.D81]-1);-10) &amp; &quot;,&quot; &amp; OFFSET([.K81];-1*([.D81]-1);-9) &amp; &quot;,&quot; &amp; [.D81] &amp; &quot;,&quot; &amp; [.E81] &amp; &quot;,&quot; &amp; [.F81] &amp; &quot;,&quot; &amp; [.G81] &amp; &quot;,&quot; &amp; [.I81] &amp; &quot;,&quot; &amp; [.$C$9] &amp; &quot;,&quot; &amp; [.J81]" office:value-type="string" office:string-value="70,7,Living Rm Front,8,Apron,2,H-1x3,99.375,0,0">
            <text:p>70,7,Living Rm Front,8,Apron,2,H-1x3,9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table:formula="of:=VLOOKUP([.G82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74];[TrimItems.$A$2:.$A$100];[TrimItems.$C$2:.$C$100])" office:value-type="float" office:value="95.5">
            <text:p>95.5</text:p>
          </table:table-cell>
          <table:table-cell table:formula="of:=[.H82] - [.$C$4]*2 + [.$C$5]*2 + [.$C$3]*2 + [.$C$9]" office:value-type="float" office:value="99.375">
            <text:p>99 <text:s/>3/ 8</text:p>
          </table:table-cell>
          <table:table-cell office:value-type="float" office:value="0">
            <text:p>0</text:p>
          </table:table-cell>
          <table:table-cell table:formula="of:=[.C82]  &amp; &quot;,&quot; &amp; [.G82] &amp; &quot;,&quot; &amp; [.I82] &amp; &quot;,&quot; &amp; OFFSET([.K82];-1*([.D82]-1);-9)" office:value-type="string" office:string-value="71,H-1x3/8,99.375,Living Rm Front">
            <text:p>71,H-1x3/8,99.375,Living Rm Front</text:p>
          </table:table-cell>
          <table:table-cell/>
          <table:table-cell table:formula="of:=[.C82] &amp; &quot;,&quot; &amp; OFFSET([.K82];-1*([.D82]-1);-10) &amp; &quot;,&quot; &amp; OFFSET([.K82];-1*([.D82]-1);-9) &amp; &quot;,&quot; &amp; [.D82] &amp; &quot;,&quot; &amp; [.E82] &amp; &quot;,&quot; &amp; [.F82] &amp; &quot;,&quot; &amp; [.G82] &amp; &quot;,&quot; &amp; [.I82] &amp; &quot;,&quot; &amp; [.$C$9] &amp; &quot;,&quot; &amp; [.J82]" office:value-type="string" office:string-value="71,7,Living Rm Front,9,Fillet,3,H-1x3/8,99.375,0,0">
            <text:p>71,7,Living Rm Front,9,Fillet,3,H-1x3/8,9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72">
            <text:p>72</text:p>
          </table:table-cell>
          <table:table-cell table:number-columns-repeated="2"/>
          <table:table-cell table:formula="of:=VLOOKUP([.G83];[Materials.$B$2:.$C$14];2;0)" office:value-type="float" office:value="0">
            <text:p>#N/A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formula="of:=[.C83] &amp; &quot;,&quot; &amp; OFFSET([.K83];-1*([.D83]-1);-10) &amp; &quot;,&quot; &amp; OFFSET([.K83];-1*([.D83]-1);-9) &amp; &quot;,&quot; &amp; [.D83] &amp; &quot;,&quot; &amp; [.E83] &amp; &quot;,&quot; &amp; [.F83] &amp; &quot;,&quot; &amp; [.G83] &amp; &quot;,&quot; &amp; [.I83] &amp; &quot;,&quot; &amp; [.$C$9] &amp; &quot;,&quot; &amp; [.J83]" office:value-type="float" office:value="0">
            <text:p>#N/A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LOOKUP([.$A84];[TrimItems.$A$2:.$A$100];[TrimItems.$B$2:.$B$100])" office:value-type="string" office:string-value="Living Rm Side 1">
            <text:p>Living Rm Side 1</text:p>
          </table:table-cell>
          <table:table-cell table:style-name="ce1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table:formula="of:=VLOOKUP([.G8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84];[TrimItems.$A$2:.$A$100];[TrimItems.$C$2:.$C$100])" office:value-type="float" office:value="35.5">
            <text:p>35.5</text:p>
          </table:table-cell>
          <table:table-cell table:formula="of:=[.H84] - [.$C$4]*2 + [.$C$5]*2 + [.$C$3]*2 + [.$C$4]*2 + [.$C$9]" office:value-type="float" office:value="40.875">
            <text:p>40 <text:s/>7/ 8</text:p>
          </table:table-cell>
          <table:table-cell office:value-type="float" office:value="0">
            <text:p>0</text:p>
          </table:table-cell>
          <table:table-cell table:formula="of:=[.C84]  &amp; &quot;,&quot; &amp; [.G84] &amp; &quot;,&quot; &amp; [.I84] &amp; &quot;,&quot; &amp; OFFSET([.K84];-1*([.D84]-1);-9)" office:value-type="string" office:string-value="73,H-1x5,40.875,Living Rm Side 1">
            <text:p>73,H-1x5,40.875,Living Rm Side 1</text:p>
          </table:table-cell>
          <table:table-cell/>
          <table:table-cell table:formula="of:=[.C84] &amp; &quot;,&quot; &amp; OFFSET([.K84];-1*([.D84]-1);-10) &amp; &quot;,&quot; &amp; OFFSET([.K84];-1*([.D84]-1);-9) &amp; &quot;,&quot; &amp; [.D84] &amp; &quot;,&quot; &amp; [.E84] &amp; &quot;,&quot; &amp; [.F84] &amp; &quot;,&quot; &amp; [.G84] &amp; &quot;,&quot; &amp; [.I84] &amp; &quot;,&quot; &amp; [.$C$9] &amp; &quot;,&quot; &amp; [.J84]" office:value-type="string" office:string-value="73,8,Living Rm Side 1,1,Stool,1,H-1x5,40.875,0,0">
            <text:p>73,8,Living Rm Side 1,1,Stool,1,H-1x5,40.875,0,0</text:p>
          </table:table-cell>
        </table:table-row>
        <table:table-row table:style-name="ro1">
          <table:table-cell table:number-columns-repeated="2"/>
          <table:table-cell table:style-name="ce1"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table:formula="of:=VLOOKUP([.G8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84];[TrimItems.$A$2:.$A$100];[TrimItems.$C$2:.$C$100])" office:value-type="float" office:value="35.5">
            <text:p>35.5</text:p>
          </table:table-cell>
          <table:table-cell table:formula="of:=[.H85]+[.$C$9]" office:value-type="float" office:value="35.5">
            <text:p>35 <text:s/>1/ 2</text:p>
          </table:table-cell>
          <table:table-cell office:value-type="float" office:value="0">
            <text:p>0</text:p>
          </table:table-cell>
          <table:table-cell table:formula="of:=[.C85]  &amp; &quot;,&quot; &amp; [.G85] &amp; &quot;,&quot; &amp; [.I85] &amp; &quot;,&quot; &amp; OFFSET([.K85];-1*([.D85]-1);-9)" office:value-type="string" office:string-value="74,H-1x3,35.5,Living Rm Side 1">
            <text:p>74,H-1x3,35.5,Living Rm Side 1</text:p>
          </table:table-cell>
          <table:table-cell/>
          <table:table-cell table:formula="of:=[.C85] &amp; &quot;,&quot; &amp; OFFSET([.K85];-1*([.D85]-1);-10) &amp; &quot;,&quot; &amp; OFFSET([.K85];-1*([.D85]-1);-9) &amp; &quot;,&quot; &amp; [.D85] &amp; &quot;,&quot; &amp; [.E85] &amp; &quot;,&quot; &amp; [.F85] &amp; &quot;,&quot; &amp; [.G85] &amp; &quot;,&quot; &amp; [.I85] &amp; &quot;,&quot; &amp; [.$C$9] &amp; &quot;,&quot; &amp; [.J85]" office:value-type="string" office:string-value="74,8,Living Rm Side 1,2,Top Jam,2,H-1x3,35.5,0,0">
            <text:p>74,8,Living Rm Side 1,2,Top Jam,2,H-1x3,35.5,0,0</text:p>
          </table:table-cell>
        </table:table-row>
        <table:table-row table:style-name="ro1">
          <table:table-cell table:number-columns-repeated="2"/>
          <table:table-cell table:style-name="ce1"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8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84];[TrimItems.$A$2:.$A$100];[TrimItems.$D$2:.$D$100])" office:value-type="float" office:value="47.5">
            <text:p>47.5</text:p>
          </table:table-cell>
          <table:table-cell table:formula="of:=[.H86]-[.$C$4]*2+[.$C$9]" office:value-type="float" office:value="46">
            <text:p>46 <text:s text:c="5"/></text:p>
          </table:table-cell>
          <table:table-cell office:value-type="float" office:value="0">
            <text:p>0</text:p>
          </table:table-cell>
          <table:table-cell table:formula="of:=[.C86]  &amp; &quot;,&quot; &amp; [.G86] &amp; &quot;,&quot; &amp; [.I86] &amp; &quot;,&quot; &amp; OFFSET([.K86];-1*([.D86]-1);-9)" office:value-type="string" office:string-value="75,H-1x3,46,Living Rm Side 1">
            <text:p>75,H-1x3,46,Living Rm Side 1</text:p>
          </table:table-cell>
          <table:table-cell/>
          <table:table-cell table:formula="of:=[.C86] &amp; &quot;,&quot; &amp; OFFSET([.K86];-1*([.D86]-1);-10) &amp; &quot;,&quot; &amp; OFFSET([.K86];-1*([.D86]-1);-9) &amp; &quot;,&quot; &amp; [.D86] &amp; &quot;,&quot; &amp; [.E86] &amp; &quot;,&quot; &amp; [.F86] &amp; &quot;,&quot; &amp; [.G86] &amp; &quot;,&quot; &amp; [.I86] &amp; &quot;,&quot; &amp; [.$C$9] &amp; &quot;,&quot; &amp; [.J86]" office:value-type="string" office:string-value="75,8,Living Rm Side 1,3,Side Jam,2,H-1x3,46,0,0">
            <text:p>75,8,Living Rm Side 1,3,Side Jam,2,H-1x3,46,0,0</text:p>
          </table:table-cell>
        </table:table-row>
        <table:table-row table:style-name="ro1">
          <table:table-cell table:number-columns-repeated="2"/>
          <table:table-cell table:style-name="ce1"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table:formula="of:=VLOOKUP([.G8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84];[TrimItems.$A$2:.$A$100];[TrimItems.$D$2:.$D$100])" office:value-type="float" office:value="47.5">
            <text:p>47.5</text:p>
          </table:table-cell>
          <table:table-cell table:formula="of:=[.H87]-[.$C$4]*2+[.$C$9]" office:value-type="float" office:value="46">
            <text:p>46 <text:s text:c="5"/></text:p>
          </table:table-cell>
          <table:table-cell office:value-type="float" office:value="0">
            <text:p>0</text:p>
          </table:table-cell>
          <table:table-cell table:formula="of:=[.C87]  &amp; &quot;,&quot; &amp; [.G87] &amp; &quot;,&quot; &amp; [.I87] &amp; &quot;,&quot; &amp; OFFSET([.K87];-1*([.D87]-1);-9)" office:value-type="string" office:string-value="76,H-1x3,46,Living Rm Side 1">
            <text:p>76,H-1x3,46,Living Rm Side 1</text:p>
          </table:table-cell>
          <table:table-cell/>
          <table:table-cell table:formula="of:=[.C87] &amp; &quot;,&quot; &amp; OFFSET([.K87];-1*([.D87]-1);-10) &amp; &quot;,&quot; &amp; OFFSET([.K87];-1*([.D87]-1);-9) &amp; &quot;,&quot; &amp; [.D87] &amp; &quot;,&quot; &amp; [.E87] &amp; &quot;,&quot; &amp; [.F87] &amp; &quot;,&quot; &amp; [.G87] &amp; &quot;,&quot; &amp; [.I87] &amp; &quot;,&quot; &amp; [.$C$9] &amp; &quot;,&quot; &amp; [.J87]" office:value-type="string" office:string-value="76,8,Living Rm Side 1,4,Side Jam,2,H-1x3,46,0,0">
            <text:p>76,8,Living Rm Side 1,4,Side Jam,2,H-1x3,46,0,0</text:p>
          </table:table-cell>
        </table:table-row>
        <table:table-row table:style-name="ro1">
          <table:table-cell table:number-columns-repeated="2"/>
          <table:table-cell table:style-name="ce1"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8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84];[TrimItems.$A$2:.$A$100];[TrimItems.$C$2:.$C$100])" office:value-type="float" office:value="35.5">
            <text:p>35.5</text:p>
          </table:table-cell>
          <table:table-cell table:formula="of:=[.H88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88]  &amp; &quot;,&quot; &amp; [.G88] &amp; &quot;,&quot; &amp; [.I88] &amp; &quot;,&quot; &amp; OFFSET([.K88];-1*([.D88]-1);-9)" office:value-type="string" office:string-value="77,H-1x3,39.375,Living Rm Side 1">
            <text:p>77,H-1x3,39.375,Living Rm Side 1</text:p>
          </table:table-cell>
          <table:table-cell/>
          <table:table-cell table:formula="of:=[.C88] &amp; &quot;,&quot; &amp; OFFSET([.K88];-1*([.D88]-1);-10) &amp; &quot;,&quot; &amp; OFFSET([.K88];-1*([.D88]-1);-9) &amp; &quot;,&quot; &amp; [.D88] &amp; &quot;,&quot; &amp; [.E88] &amp; &quot;,&quot; &amp; [.F88] &amp; &quot;,&quot; &amp; [.G88] &amp; &quot;,&quot; &amp; [.I88] &amp; &quot;,&quot; &amp; [.$C$9] &amp; &quot;,&quot; &amp; [.J88]" office:value-type="string" office:string-value="77,8,Living Rm Side 1,5,Top Casing,2,H-1x3,39.375,0,0">
            <text:p>77,8,Living Rm Side 1,5,Top Casing,2,H-1x3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8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84];[TrimItems.$A$2:.$A$100];[TrimItems.$D$2:.$D$100])" office:value-type="float" office:value="47.5">
            <text:p>47.5</text:p>
          </table:table-cell>
          <table:table-cell table:formula="of:=[.H89] - [.$C$4]*2 + [.$C$5]*2 + [.$C$9]" office:value-type="float" office:value="46.375">
            <text:p>46 <text:s/>3/ 8</text:p>
          </table:table-cell>
          <table:table-cell office:value-type="float" office:value="0">
            <text:p>0</text:p>
          </table:table-cell>
          <table:table-cell table:formula="of:=[.C89]  &amp; &quot;,&quot; &amp; [.G89] &amp; &quot;,&quot; &amp; [.I89] &amp; &quot;,&quot; &amp; OFFSET([.K89];-1*([.D89]-1);-9)" office:value-type="string" office:string-value="78,H-1x3,46.375,Living Rm Side 1">
            <text:p>78,H-1x3,46.375,Living Rm Side 1</text:p>
          </table:table-cell>
          <table:table-cell/>
          <table:table-cell table:formula="of:=[.C89] &amp; &quot;,&quot; &amp; OFFSET([.K89];-1*([.D89]-1);-10) &amp; &quot;,&quot; &amp; OFFSET([.K89];-1*([.D89]-1);-9) &amp; &quot;,&quot; &amp; [.D89] &amp; &quot;,&quot; &amp; [.E89] &amp; &quot;,&quot; &amp; [.F89] &amp; &quot;,&quot; &amp; [.G89] &amp; &quot;,&quot; &amp; [.I89] &amp; &quot;,&quot; &amp; [.$C$9] &amp; &quot;,&quot; &amp; [.J89]" office:value-type="string" office:string-value="78,8,Living Rm Side 1,6,Side Casing,2,H-1x3,46.375,0,0">
            <text:p>78,8,Living Rm Side 1,6,Side Casing,2,H-1x3,46.375,0,0</text:p>
          </table:table-cell>
        </table:table-row>
        <table:table-row table:style-name="ro1">
          <table:table-cell table:number-columns-repeated="2"/>
          <table:table-cell table:style-name="ce1"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9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84];[TrimItems.$A$2:.$A$100];[TrimItems.$D$2:.$D$100])" office:value-type="float" office:value="47.5">
            <text:p>47.5</text:p>
          </table:table-cell>
          <table:table-cell table:formula="of:=[.H90] - [.$C$4]*2 + [.$C$5]*2 + [.$C$9]" office:value-type="float" office:value="46.375">
            <text:p>46 <text:s/>3/ 8</text:p>
          </table:table-cell>
          <table:table-cell office:value-type="float" office:value="0">
            <text:p>0</text:p>
          </table:table-cell>
          <table:table-cell table:formula="of:=[.C90]  &amp; &quot;,&quot; &amp; [.G90] &amp; &quot;,&quot; &amp; [.I90] &amp; &quot;,&quot; &amp; OFFSET([.K90];-1*([.D90]-1);-9)" office:value-type="string" office:string-value="79,H-1x3,46.375,Living Rm Side 1">
            <text:p>79,H-1x3,46.375,Living Rm Side 1</text:p>
          </table:table-cell>
          <table:table-cell/>
          <table:table-cell table:formula="of:=[.C90] &amp; &quot;,&quot; &amp; OFFSET([.K90];-1*([.D90]-1);-10) &amp; &quot;,&quot; &amp; OFFSET([.K90];-1*([.D90]-1);-9) &amp; &quot;,&quot; &amp; [.D90] &amp; &quot;,&quot; &amp; [.E90] &amp; &quot;,&quot; &amp; [.F90] &amp; &quot;,&quot; &amp; [.G90] &amp; &quot;,&quot; &amp; [.I90] &amp; &quot;,&quot; &amp; [.$C$9] &amp; &quot;,&quot; &amp; [.J90]" office:value-type="string" office:string-value="79,8,Living Rm Side 1,7,Side Casing,2,H-1x3,46.375,0,0">
            <text:p>79,8,Living Rm Side 1,7,Side Casing,2,H-1x3,46.375,0,0</text:p>
          </table:table-cell>
        </table:table-row>
        <table:table-row table:style-name="ro1">
          <table:table-cell table:number-columns-repeated="2"/>
          <table:table-cell table:style-name="ce1"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table:formula="of:=VLOOKUP([.G91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84];[TrimItems.$A$2:.$A$100];[TrimItems.$C$2:.$C$100])" office:value-type="float" office:value="35.5">
            <text:p>35.5</text:p>
          </table:table-cell>
          <table:table-cell table:formula="of:=[.H91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91]  &amp; &quot;,&quot; &amp; [.G91] &amp; &quot;,&quot; &amp; [.I91] &amp; &quot;,&quot; &amp; OFFSET([.K91];-1*([.D91]-1);-9)" office:value-type="string" office:string-value="80,H-1x3,39.375,Living Rm Side 1">
            <text:p>80,H-1x3,39.375,Living Rm Side 1</text:p>
          </table:table-cell>
          <table:table-cell/>
          <table:table-cell table:formula="of:=[.C91] &amp; &quot;,&quot; &amp; OFFSET([.K91];-1*([.D91]-1);-10) &amp; &quot;,&quot; &amp; OFFSET([.K91];-1*([.D91]-1);-9) &amp; &quot;,&quot; &amp; [.D91] &amp; &quot;,&quot; &amp; [.E91] &amp; &quot;,&quot; &amp; [.F91] &amp; &quot;,&quot; &amp; [.G91] &amp; &quot;,&quot; &amp; [.I91] &amp; &quot;,&quot; &amp; [.$C$9] &amp; &quot;,&quot; &amp; [.J91]" office:value-type="string" office:string-value="80,8,Living Rm Side 1,8,Apron,2,H-1x3,39.375,0,0">
            <text:p>80,8,Living Rm Side 1,8,Apron,2,H-1x3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table:formula="of:=VLOOKUP([.G92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84];[TrimItems.$A$2:.$A$100];[TrimItems.$C$2:.$C$100])" office:value-type="float" office:value="35.5">
            <text:p>35.5</text:p>
          </table:table-cell>
          <table:table-cell table:formula="of:=[.H92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92]  &amp; &quot;,&quot; &amp; [.G92] &amp; &quot;,&quot; &amp; [.I92] &amp; &quot;,&quot; &amp; OFFSET([.K92];-1*([.D92]-1);-9)" office:value-type="string" office:string-value="81,H-1x3/8,39.375,Living Rm Side 1">
            <text:p>81,H-1x3/8,39.375,Living Rm Side 1</text:p>
          </table:table-cell>
          <table:table-cell/>
          <table:table-cell table:formula="of:=[.C92] &amp; &quot;,&quot; &amp; OFFSET([.K92];-1*([.D92]-1);-10) &amp; &quot;,&quot; &amp; OFFSET([.K92];-1*([.D92]-1);-9) &amp; &quot;,&quot; &amp; [.D92] &amp; &quot;,&quot; &amp; [.E92] &amp; &quot;,&quot; &amp; [.F92] &amp; &quot;,&quot; &amp; [.G92] &amp; &quot;,&quot; &amp; [.I92] &amp; &quot;,&quot; &amp; [.$C$9] &amp; &quot;,&quot; &amp; [.J92]" office:value-type="string" office:string-value="81,8,Living Rm Side 1,9,Fillet,3,H-1x3/8,39.375,0,0">
            <text:p>81,8,Living Rm Side 1,9,Fillet,3,H-1x3/8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82">
            <text:p>82</text:p>
          </table:table-cell>
          <table:table-cell table:number-columns-repeated="2"/>
          <table:table-cell table:formula="of:=VLOOKUP([.G93];[Materials.$B$2:.$C$14];2;0)" office:value-type="float" office:value="0">
            <text:p>#N/A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formula="of:=[.C93] &amp; &quot;,&quot; &amp; OFFSET([.K93];-1*([.D93]-1);-10) &amp; &quot;,&quot; &amp; OFFSET([.K93];-1*([.D93]-1);-9) &amp; &quot;,&quot; &amp; [.D93] &amp; &quot;,&quot; &amp; [.E93] &amp; &quot;,&quot; &amp; [.F93] &amp; &quot;,&quot; &amp; [.G93] &amp; &quot;,&quot; &amp; [.I93] &amp; &quot;,&quot; &amp; [.$C$9] &amp; &quot;,&quot; &amp; [.J93]" office:value-type="float" office:value="0">
            <text:p>#N/A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LOOKUP([.$A94];[TrimItems.$A$2:.$A$100];[TrimItems.$B$2:.$B$100])" office:value-type="string" office:string-value="Living Rm Side 2">
            <text:p>Living Rm Side 2</text:p>
          </table:table-cell>
          <table:table-cell table:style-name="ce1"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table:formula="of:=VLOOKUP([.G9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94];[TrimItems.$A$2:.$A$100];[TrimItems.$C$2:.$C$100])" office:value-type="float" office:value="35.5">
            <text:p>35.5</text:p>
          </table:table-cell>
          <table:table-cell table:formula="of:=[.H94] - [.$C$4]*2 + [.$C$5]*2 + [.$C$3]*2 + [.$C$4]*2 + [.$C$9]" office:value-type="float" office:value="40.875">
            <text:p>40 <text:s/>7/ 8</text:p>
          </table:table-cell>
          <table:table-cell office:value-type="float" office:value="0">
            <text:p>0</text:p>
          </table:table-cell>
          <table:table-cell table:formula="of:=[.C94]  &amp; &quot;,&quot; &amp; [.G94] &amp; &quot;,&quot; &amp; [.I94] &amp; &quot;,&quot; &amp; OFFSET([.K94];-1*([.D94]-1);-9)" office:value-type="string" office:string-value="83,H-1x5,40.875,Living Rm Side 2">
            <text:p>83,H-1x5,40.875,Living Rm Side 2</text:p>
          </table:table-cell>
          <table:table-cell/>
          <table:table-cell table:formula="of:=[.C94] &amp; &quot;,&quot; &amp; OFFSET([.K94];-1*([.D94]-1);-10) &amp; &quot;,&quot; &amp; OFFSET([.K94];-1*([.D94]-1);-9) &amp; &quot;,&quot; &amp; [.D94] &amp; &quot;,&quot; &amp; [.E94] &amp; &quot;,&quot; &amp; [.F94] &amp; &quot;,&quot; &amp; [.G94] &amp; &quot;,&quot; &amp; [.I94] &amp; &quot;,&quot; &amp; [.$C$9] &amp; &quot;,&quot; &amp; [.J94]" office:value-type="string" office:string-value="83,9,Living Rm Side 2,1,Stool,1,H-1x5,40.875,0,0">
            <text:p>83,9,Living Rm Side 2,1,Stool,1,H-1x5,40.875,0,0</text:p>
          </table:table-cell>
        </table:table-row>
        <table:table-row table:style-name="ro1">
          <table:table-cell table:number-columns-repeated="2"/>
          <table:table-cell table:style-name="ce1"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table:formula="of:=VLOOKUP([.G95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94];[TrimItems.$A$2:.$A$100];[TrimItems.$C$2:.$C$100])" office:value-type="float" office:value="35.5">
            <text:p>35.5</text:p>
          </table:table-cell>
          <table:table-cell table:formula="of:=[.H95]+[.$C$9]" office:value-type="float" office:value="35.5">
            <text:p>35 <text:s/>1/ 2</text:p>
          </table:table-cell>
          <table:table-cell office:value-type="float" office:value="0">
            <text:p>0</text:p>
          </table:table-cell>
          <table:table-cell table:formula="of:=[.C95]  &amp; &quot;,&quot; &amp; [.G95] &amp; &quot;,&quot; &amp; [.I95] &amp; &quot;,&quot; &amp; OFFSET([.K95];-1*([.D95]-1);-9)" office:value-type="string" office:string-value="84,H-1x3,35.5,Living Rm Side 2">
            <text:p>84,H-1x3,35.5,Living Rm Side 2</text:p>
          </table:table-cell>
          <table:table-cell/>
          <table:table-cell table:formula="of:=[.C95] &amp; &quot;,&quot; &amp; OFFSET([.K95];-1*([.D95]-1);-10) &amp; &quot;,&quot; &amp; OFFSET([.K95];-1*([.D95]-1);-9) &amp; &quot;,&quot; &amp; [.D95] &amp; &quot;,&quot; &amp; [.E95] &amp; &quot;,&quot; &amp; [.F95] &amp; &quot;,&quot; &amp; [.G95] &amp; &quot;,&quot; &amp; [.I95] &amp; &quot;,&quot; &amp; [.$C$9] &amp; &quot;,&quot; &amp; [.J95]" office:value-type="string" office:string-value="84,9,Living Rm Side 2,2,Top Jam,2,H-1x3,35.5,0,0">
            <text:p>84,9,Living Rm Side 2,2,Top Jam,2,H-1x3,35.5,0,0</text:p>
          </table:table-cell>
        </table:table-row>
        <table:table-row table:style-name="ro1">
          <table:table-cell table:number-columns-repeated="2"/>
          <table:table-cell table:style-name="ce1"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96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94];[TrimItems.$A$2:.$A$100];[TrimItems.$D$2:.$D$100])" office:value-type="float" office:value="47.5">
            <text:p>47.5</text:p>
          </table:table-cell>
          <table:table-cell table:formula="of:=[.H96]-[.$C$4]*2+[.$C$9]" office:value-type="float" office:value="46">
            <text:p>46 <text:s text:c="5"/></text:p>
          </table:table-cell>
          <table:table-cell office:value-type="float" office:value="0">
            <text:p>0</text:p>
          </table:table-cell>
          <table:table-cell table:formula="of:=[.C96]  &amp; &quot;,&quot; &amp; [.G96] &amp; &quot;,&quot; &amp; [.I96] &amp; &quot;,&quot; &amp; OFFSET([.K96];-1*([.D96]-1);-9)" office:value-type="string" office:string-value="85,H-1x3,46,Living Rm Side 2">
            <text:p>85,H-1x3,46,Living Rm Side 2</text:p>
          </table:table-cell>
          <table:table-cell/>
          <table:table-cell table:formula="of:=[.C96] &amp; &quot;,&quot; &amp; OFFSET([.K96];-1*([.D96]-1);-10) &amp; &quot;,&quot; &amp; OFFSET([.K96];-1*([.D96]-1);-9) &amp; &quot;,&quot; &amp; [.D96] &amp; &quot;,&quot; &amp; [.E96] &amp; &quot;,&quot; &amp; [.F96] &amp; &quot;,&quot; &amp; [.G96] &amp; &quot;,&quot; &amp; [.I96] &amp; &quot;,&quot; &amp; [.$C$9] &amp; &quot;,&quot; &amp; [.J96]" office:value-type="string" office:string-value="85,9,Living Rm Side 2,3,Side Jam,2,H-1x3,46,0,0">
            <text:p>85,9,Living Rm Side 2,3,Side Jam,2,H-1x3,46,0,0</text:p>
          </table:table-cell>
        </table:table-row>
        <table:table-row table:style-name="ro1">
          <table:table-cell table:number-columns-repeated="2"/>
          <table:table-cell table:style-name="ce1"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table:formula="of:=VLOOKUP([.G9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94];[TrimItems.$A$2:.$A$100];[TrimItems.$D$2:.$D$100])" office:value-type="float" office:value="47.5">
            <text:p>47.5</text:p>
          </table:table-cell>
          <table:table-cell table:formula="of:=[.H97]-[.$C$4]*2+[.$C$9]" office:value-type="float" office:value="46">
            <text:p>46 <text:s text:c="5"/></text:p>
          </table:table-cell>
          <table:table-cell office:value-type="float" office:value="0">
            <text:p>0</text:p>
          </table:table-cell>
          <table:table-cell table:formula="of:=[.C97]  &amp; &quot;,&quot; &amp; [.G97] &amp; &quot;,&quot; &amp; [.I97] &amp; &quot;,&quot; &amp; OFFSET([.K97];-1*([.D97]-1);-9)" office:value-type="string" office:string-value="86,H-1x3,46,Living Rm Side 2">
            <text:p>86,H-1x3,46,Living Rm Side 2</text:p>
          </table:table-cell>
          <table:table-cell/>
          <table:table-cell table:formula="of:=[.C97] &amp; &quot;,&quot; &amp; OFFSET([.K97];-1*([.D97]-1);-10) &amp; &quot;,&quot; &amp; OFFSET([.K97];-1*([.D97]-1);-9) &amp; &quot;,&quot; &amp; [.D97] &amp; &quot;,&quot; &amp; [.E97] &amp; &quot;,&quot; &amp; [.F97] &amp; &quot;,&quot; &amp; [.G97] &amp; &quot;,&quot; &amp; [.I97] &amp; &quot;,&quot; &amp; [.$C$9] &amp; &quot;,&quot; &amp; [.J97]" office:value-type="string" office:string-value="86,9,Living Rm Side 2,4,Side Jam,2,H-1x3,46,0,0">
            <text:p>86,9,Living Rm Side 2,4,Side Jam,2,H-1x3,46,0,0</text:p>
          </table:table-cell>
        </table:table-row>
        <table:table-row table:style-name="ro1">
          <table:table-cell table:number-columns-repeated="2"/>
          <table:table-cell table:style-name="ce1"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9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94];[TrimItems.$A$2:.$A$100];[TrimItems.$C$2:.$C$100])" office:value-type="float" office:value="35.5">
            <text:p>35.5</text:p>
          </table:table-cell>
          <table:table-cell table:formula="of:=[.H98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98]  &amp; &quot;,&quot; &amp; [.G98] &amp; &quot;,&quot; &amp; [.I98] &amp; &quot;,&quot; &amp; OFFSET([.K98];-1*([.D98]-1);-9)" office:value-type="string" office:string-value="87,H-1x3,39.375,Living Rm Side 2">
            <text:p>87,H-1x3,39.375,Living Rm Side 2</text:p>
          </table:table-cell>
          <table:table-cell/>
          <table:table-cell table:formula="of:=[.C98] &amp; &quot;,&quot; &amp; OFFSET([.K98];-1*([.D98]-1);-10) &amp; &quot;,&quot; &amp; OFFSET([.K98];-1*([.D98]-1);-9) &amp; &quot;,&quot; &amp; [.D98] &amp; &quot;,&quot; &amp; [.E98] &amp; &quot;,&quot; &amp; [.F98] &amp; &quot;,&quot; &amp; [.G98] &amp; &quot;,&quot; &amp; [.I98] &amp; &quot;,&quot; &amp; [.$C$9] &amp; &quot;,&quot; &amp; [.J98]" office:value-type="string" office:string-value="87,9,Living Rm Side 2,5,Top Casing,2,H-1x3,39.375,0,0">
            <text:p>87,9,Living Rm Side 2,5,Top Casing,2,H-1x3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9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94];[TrimItems.$A$2:.$A$100];[TrimItems.$D$2:.$D$100])" office:value-type="float" office:value="47.5">
            <text:p>47.5</text:p>
          </table:table-cell>
          <table:table-cell table:formula="of:=[.H99] - [.$C$4]*2 + [.$C$5]*2 + [.$C$9]" office:value-type="float" office:value="46.375">
            <text:p>46 <text:s/>3/ 8</text:p>
          </table:table-cell>
          <table:table-cell office:value-type="float" office:value="0">
            <text:p>0</text:p>
          </table:table-cell>
          <table:table-cell table:formula="of:=[.C99]  &amp; &quot;,&quot; &amp; [.G99] &amp; &quot;,&quot; &amp; [.I99] &amp; &quot;,&quot; &amp; OFFSET([.K99];-1*([.D99]-1);-9)" office:value-type="string" office:string-value="88,H-1x3,46.375,Living Rm Side 2">
            <text:p>88,H-1x3,46.375,Living Rm Side 2</text:p>
          </table:table-cell>
          <table:table-cell/>
          <table:table-cell table:formula="of:=[.C99] &amp; &quot;,&quot; &amp; OFFSET([.K99];-1*([.D99]-1);-10) &amp; &quot;,&quot; &amp; OFFSET([.K99];-1*([.D99]-1);-9) &amp; &quot;,&quot; &amp; [.D99] &amp; &quot;,&quot; &amp; [.E99] &amp; &quot;,&quot; &amp; [.F99] &amp; &quot;,&quot; &amp; [.G99] &amp; &quot;,&quot; &amp; [.I99] &amp; &quot;,&quot; &amp; [.$C$9] &amp; &quot;,&quot; &amp; [.J99]" office:value-type="string" office:string-value="88,9,Living Rm Side 2,6,Side Casing,2,H-1x3,46.375,0,0">
            <text:p>88,9,Living Rm Side 2,6,Side Casing,2,H-1x3,46.375,0,0</text:p>
          </table:table-cell>
        </table:table-row>
        <table:table-row table:style-name="ro1">
          <table:table-cell table:number-columns-repeated="2"/>
          <table:table-cell table:style-name="ce1"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10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94];[TrimItems.$A$2:.$A$100];[TrimItems.$D$2:.$D$100])" office:value-type="float" office:value="47.5">
            <text:p>47.5</text:p>
          </table:table-cell>
          <table:table-cell table:formula="of:=[.H100] - [.$C$4]*2 + [.$C$5]*2 + [.$C$9]" office:value-type="float" office:value="46.375">
            <text:p>46 <text:s/>3/ 8</text:p>
          </table:table-cell>
          <table:table-cell office:value-type="float" office:value="0">
            <text:p>0</text:p>
          </table:table-cell>
          <table:table-cell table:formula="of:=[.C100]  &amp; &quot;,&quot; &amp; [.G100] &amp; &quot;,&quot; &amp; [.I100] &amp; &quot;,&quot; &amp; OFFSET([.K100];-1*([.D100]-1);-9)" office:value-type="string" office:string-value="89,H-1x3,46.375,Living Rm Side 2">
            <text:p>89,H-1x3,46.375,Living Rm Side 2</text:p>
          </table:table-cell>
          <table:table-cell/>
          <table:table-cell table:formula="of:=[.C100] &amp; &quot;,&quot; &amp; OFFSET([.K100];-1*([.D100]-1);-10) &amp; &quot;,&quot; &amp; OFFSET([.K100];-1*([.D100]-1);-9) &amp; &quot;,&quot; &amp; [.D100] &amp; &quot;,&quot; &amp; [.E100] &amp; &quot;,&quot; &amp; [.F100] &amp; &quot;,&quot; &amp; [.G100] &amp; &quot;,&quot; &amp; [.I100] &amp; &quot;,&quot; &amp; [.$C$9] &amp; &quot;,&quot; &amp; [.J100]" office:value-type="string" office:string-value="89,9,Living Rm Side 2,7,Side Casing,2,H-1x3,46.375,0,0">
            <text:p>89,9,Living Rm Side 2,7,Side Casing,2,H-1x3,46.375,0,0</text:p>
          </table:table-cell>
        </table:table-row>
        <table:table-row table:style-name="ro1">
          <table:table-cell table:number-columns-repeated="2"/>
          <table:table-cell table:style-name="ce1"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table:formula="of:=VLOOKUP([.G101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94];[TrimItems.$A$2:.$A$100];[TrimItems.$C$2:.$C$100])" office:value-type="float" office:value="35.5">
            <text:p>35.5</text:p>
          </table:table-cell>
          <table:table-cell table:formula="of:=[.H101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101]  &amp; &quot;,&quot; &amp; [.G101] &amp; &quot;,&quot; &amp; [.I101] &amp; &quot;,&quot; &amp; OFFSET([.K101];-1*([.D101]-1);-9)" office:value-type="string" office:string-value="90,H-1x3,39.375,Living Rm Side 2">
            <text:p>90,H-1x3,39.375,Living Rm Side 2</text:p>
          </table:table-cell>
          <table:table-cell/>
          <table:table-cell table:formula="of:=[.C101] &amp; &quot;,&quot; &amp; OFFSET([.K101];-1*([.D101]-1);-10) &amp; &quot;,&quot; &amp; OFFSET([.K101];-1*([.D101]-1);-9) &amp; &quot;,&quot; &amp; [.D101] &amp; &quot;,&quot; &amp; [.E101] &amp; &quot;,&quot; &amp; [.F101] &amp; &quot;,&quot; &amp; [.G101] &amp; &quot;,&quot; &amp; [.I101] &amp; &quot;,&quot; &amp; [.$C$9] &amp; &quot;,&quot; &amp; [.J101]" office:value-type="string" office:string-value="90,9,Living Rm Side 2,8,Apron,2,H-1x3,39.375,0,0">
            <text:p>90,9,Living Rm Side 2,8,Apron,2,H-1x3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table:formula="of:=VLOOKUP([.G102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94];[TrimItems.$A$2:.$A$100];[TrimItems.$C$2:.$C$100])" office:value-type="float" office:value="35.5">
            <text:p>35.5</text:p>
          </table:table-cell>
          <table:table-cell table:formula="of:=[.H102] - [.$C$4]*2 + [.$C$5]*2 + [.$C$3]*2 + [.$C$9]" office:value-type="float" office:value="39.375">
            <text:p>39 <text:s/>3/ 8</text:p>
          </table:table-cell>
          <table:table-cell office:value-type="float" office:value="0">
            <text:p>0</text:p>
          </table:table-cell>
          <table:table-cell table:formula="of:=[.C102]  &amp; &quot;,&quot; &amp; [.G102] &amp; &quot;,&quot; &amp; [.I102] &amp; &quot;,&quot; &amp; OFFSET([.K102];-1*([.D102]-1);-9)" office:value-type="string" office:string-value="91,H-1x3/8,39.375,Living Rm Side 2">
            <text:p>91,H-1x3/8,39.375,Living Rm Side 2</text:p>
          </table:table-cell>
          <table:table-cell/>
          <table:table-cell table:formula="of:=[.C102] &amp; &quot;,&quot; &amp; OFFSET([.K102];-1*([.D102]-1);-10) &amp; &quot;,&quot; &amp; OFFSET([.K102];-1*([.D102]-1);-9) &amp; &quot;,&quot; &amp; [.D102] &amp; &quot;,&quot; &amp; [.E102] &amp; &quot;,&quot; &amp; [.F102] &amp; &quot;,&quot; &amp; [.G102] &amp; &quot;,&quot; &amp; [.I102] &amp; &quot;,&quot; &amp; [.$C$9] &amp; &quot;,&quot; &amp; [.J102]" office:value-type="string" office:string-value="91,9,Living Rm Side 2,9,Fillet,3,H-1x3/8,39.375,0,0">
            <text:p>91,9,Living Rm Side 2,9,Fillet,3,H-1x3/8,39.375,0,0</text:p>
          </table:table-cell>
        </table:table-row>
        <table:table-row table:style-name="ro1">
          <table:table-cell table:number-columns-repeated="2"/>
          <table:table-cell table:style-name="ce1" office:value-type="float" office:value="92">
            <text:p>92</text:p>
          </table:table-cell>
          <table:table-cell table:number-columns-repeated="2"/>
          <table:table-cell table:formula="of:=VLOOKUP([.G103];[Materials.$B$2:.$C$14];2;0)" office:value-type="float" office:value="0">
            <text:p>#N/A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formula="of:=[.C103] &amp; &quot;,&quot; &amp; OFFSET([.K103];-1*([.D103]-1);-10) &amp; &quot;,&quot; &amp; OFFSET([.K103];-1*([.D103]-1);-9) &amp; &quot;,&quot; &amp; [.D103] &amp; &quot;,&quot; &amp; [.E103] &amp; &quot;,&quot; &amp; [.F103] &amp; &quot;,&quot; &amp; [.G103] &amp; &quot;,&quot; &amp; [.I103] &amp; &quot;,&quot; &amp; [.$C$9] &amp; &quot;,&quot; &amp; [.J103]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LOOKUP([.$A104];[TrimItems.$A$2:.$A$100];[TrimItems.$B$2:.$B$100])" office:value-type="string" office:string-value="Living Rm Door 2">
            <text:p>Living Rm Door 2</text:p>
          </table:table-cell>
          <table:table-cell table:style-name="ce1"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Top Jam</text:p>
          </table:table-cell>
          <table:table-cell table:formula="of:=VLOOKUP([.G104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104];[TrimItems.$A$2:.$A$100];[TrimItems.$C$2:.$C$100])" office:value-type="float" office:value="54">
            <text:p>54</text:p>
          </table:table-cell>
          <table:table-cell table:formula="of:=[.H104] - [.$C$4]*2 + [.$C$7]*2 + [.$C$9]" office:value-type="float" office:value="53">
            <text:p>53 <text:s text:c="5"/></text:p>
          </table:table-cell>
          <table:table-cell office:value-type="float" office:value="0">
            <text:p>0</text:p>
          </table:table-cell>
          <table:table-cell table:formula="of:=[.C104]  &amp; &quot;,&quot; &amp; [.G104] &amp; &quot;,&quot; &amp; [.I104] &amp; &quot;,&quot; &amp; OFFSET([.K104];-1*([.D104]-1);-9)" office:value-type="string" office:string-value="93,H-1x5,53,Living Rm Door 2">
            <text:p>93,H-1x5,53,Living Rm Door 2</text:p>
          </table:table-cell>
          <table:table-cell/>
          <table:table-cell table:formula="of:=[.C104] &amp; &quot;,&quot; &amp; OFFSET([.K104];-1*([.D104]-1);-10) &amp; &quot;,&quot; &amp; OFFSET([.K104];-1*([.D104]-1);-9) &amp; &quot;,&quot; &amp; [.D104] &amp; &quot;,&quot; &amp; [.E104] &amp; &quot;,&quot; &amp; [.F104] &amp; &quot;,&quot; &amp; [.G104] &amp; &quot;,&quot; &amp; [.I104] &amp; &quot;,&quot; &amp; [.$C$9] &amp; &quot;,&quot; &amp; [.J104]" office:value-type="string" office:string-value="93,10,Living Rm Door 2,1,Top Jam,1,H-1x5,53,0,0">
            <text:p>93,10,Living Rm Door 2,1,Top Jam,1,H-1x5,53,0,0</text:p>
          </table:table-cell>
        </table:table-row>
        <table:table-row table:style-name="ro1">
          <table:table-cell table:number-columns-repeated="2"/>
          <table:table-cell table:style-name="ce1"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Side Jam</text:p>
          </table:table-cell>
          <table:table-cell table:formula="of:=VLOOKUP([.G105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104];[TrimItems.$A$2:.$A$100];[TrimItems.$D$2:.$D$100])" office:value-type="float" office:value="80.5">
            <text:p>80.5</text:p>
          </table:table-cell>
          <table:table-cell table:formula="of:=[.H105] + [.$C$9]" office:value-type="float" office:value="80.5">
            <text:p>80 <text:s/>1/ 2</text:p>
          </table:table-cell>
          <table:table-cell office:value-type="float" office:value="0">
            <text:p>0</text:p>
          </table:table-cell>
          <table:table-cell table:formula="of:=[.C105]  &amp; &quot;,&quot; &amp; [.G105] &amp; &quot;,&quot; &amp; [.I105] &amp; &quot;,&quot; &amp; OFFSET([.K105];-1*([.D105]-1);-9)" office:value-type="string" office:string-value="94,H-1x5,80.5,Living Rm Door 2">
            <text:p>94,H-1x5,80.5,Living Rm Door 2</text:p>
          </table:table-cell>
          <table:table-cell/>
          <table:table-cell table:formula="of:=[.C105] &amp; &quot;,&quot; &amp; OFFSET([.K105];-1*([.D105]-1);-10) &amp; &quot;,&quot; &amp; OFFSET([.K105];-1*([.D105]-1);-9) &amp; &quot;,&quot; &amp; [.D105] &amp; &quot;,&quot; &amp; [.E105] &amp; &quot;,&quot; &amp; [.F105] &amp; &quot;,&quot; &amp; [.G105] &amp; &quot;,&quot; &amp; [.I105] &amp; &quot;,&quot; &amp; [.$C$9] &amp; &quot;,&quot; &amp; [.J105]" office:value-type="string" office:string-value="94,10,Living Rm Door 2,2,Side Jam,1,H-1x5,80.5,0,0">
            <text:p>94,10,Living Rm Door 2,2,Side Jam,1,H-1x5,80.5,0,0</text:p>
          </table:table-cell>
        </table:table-row>
        <table:table-row table:style-name="ro1">
          <table:table-cell table:number-columns-repeated="2"/>
          <table:table-cell table:style-name="ce1"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table:formula="of:=VLOOKUP([.G106];[Materials.$B$2:.$C$14];2;0)" office:value-type="float" office:value="1">
            <text:p>1</text:p>
          </table:table-cell>
          <table:table-cell office:value-type="string">
            <text:p>H-1x5</text:p>
          </table:table-cell>
          <table:table-cell table:style-name="Default" table:formula="of:=LOOKUP([.$A104];[TrimItems.$A$2:.$A$100];[TrimItems.$D$2:.$D$100])" office:value-type="float" office:value="80.5">
            <text:p>80.5</text:p>
          </table:table-cell>
          <table:table-cell table:formula="of:=[.H106] + [.$C$9]" office:value-type="float" office:value="80.5">
            <text:p>80 <text:s/>1/ 2</text:p>
          </table:table-cell>
          <table:table-cell office:value-type="float" office:value="0">
            <text:p>0</text:p>
          </table:table-cell>
          <table:table-cell table:formula="of:=[.C106]  &amp; &quot;,&quot; &amp; [.G106] &amp; &quot;,&quot; &amp; [.I106] &amp; &quot;,&quot; &amp; OFFSET([.K106];-1*([.D106]-1);-9)" office:value-type="string" office:string-value="95,H-1x5,80.5,Living Rm Door 2">
            <text:p>95,H-1x5,80.5,Living Rm Door 2</text:p>
          </table:table-cell>
          <table:table-cell/>
          <table:table-cell table:formula="of:=[.C106] &amp; &quot;,&quot; &amp; OFFSET([.K106];-1*([.D106]-1);-10) &amp; &quot;,&quot; &amp; OFFSET([.K106];-1*([.D106]-1);-9) &amp; &quot;,&quot; &amp; [.D106] &amp; &quot;,&quot; &amp; [.E106] &amp; &quot;,&quot; &amp; [.F106] &amp; &quot;,&quot; &amp; [.G106] &amp; &quot;,&quot; &amp; [.I106] &amp; &quot;,&quot; &amp; [.$C$9] &amp; &quot;,&quot; &amp; [.J106]" office:value-type="string" office:string-value="95,10,Living Rm Door 2,3,Side Jam,1,H-1x5,80.5,0,0">
            <text:p>95,10,Living Rm Door 2,3,Side Jam,1,H-1x5,80.5,0,0</text:p>
          </table:table-cell>
        </table:table-row>
        <table:table-row table:style-name="ro1">
          <table:table-cell table:number-columns-repeated="2"/>
          <table:table-cell table:style-name="ce1"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string">
            <text:p>Top Casing</text:p>
          </table:table-cell>
          <table:table-cell table:formula="of:=VLOOKUP([.G107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04];[TrimItems.$A$2:.$A$100];[TrimItems.$C$2:.$C$100])" office:value-type="float" office:value="54">
            <text:p>54</text:p>
          </table:table-cell>
          <table:table-cell table:formula="of:=[.H107] - [.$C$4]*2 + [.$C$5]*2 + [.$C$3]*2 + [.$C$9]" office:value-type="float" office:value="57.875">
            <text:p>57 <text:s/>7/ 8</text:p>
          </table:table-cell>
          <table:table-cell office:value-type="float" office:value="0">
            <text:p>0</text:p>
          </table:table-cell>
          <table:table-cell table:formula="of:=[.C107]  &amp; &quot;,&quot; &amp; [.G107] &amp; &quot;,&quot; &amp; [.I107] &amp; &quot;,&quot; &amp; OFFSET([.K107];-1*([.D107]-1);-9)" office:value-type="string" office:string-value="96,H-1x3,57.875,Living Rm Door 2">
            <text:p>96,H-1x3,57.875,Living Rm Door 2</text:p>
          </table:table-cell>
          <table:table-cell/>
          <table:table-cell table:formula="of:=[.C107] &amp; &quot;,&quot; &amp; OFFSET([.K107];-1*([.D107]-1);-10) &amp; &quot;,&quot; &amp; OFFSET([.K107];-1*([.D107]-1);-9) &amp; &quot;,&quot; &amp; [.D107] &amp; &quot;,&quot; &amp; [.E107] &amp; &quot;,&quot; &amp; [.F107] &amp; &quot;,&quot; &amp; [.G107] &amp; &quot;,&quot; &amp; [.I107] &amp; &quot;,&quot; &amp; [.$C$9] &amp; &quot;,&quot; &amp; [.J107]" office:value-type="string" office:string-value="96,10,Living Rm Door 2,4,Top Casing,2,H-1x3,57.875,0,0">
            <text:p>96,10,Living Rm Door 2,4,Top Casing,2,H-1x3,57.875,0,0</text:p>
          </table:table-cell>
        </table:table-row>
        <table:table-row table:style-name="ro1">
          <table:table-cell table:number-columns-repeated="2"/>
          <table:table-cell table:style-name="ce1"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table:formula="of:=VLOOKUP([.G108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04];[TrimItems.$A$2:.$A$100];[TrimItems.$C$2:.$C$100])" office:value-type="float" office:value="54">
            <text:p>54</text:p>
          </table:table-cell>
          <table:table-cell table:formula="of:=[.H108] - [.$C$4]*2 + [.$C$5]*2 + [.$C$3]*2 + [.$C$9]" office:value-type="float" office:value="57.875">
            <text:p>57 <text:s/>7/ 8</text:p>
          </table:table-cell>
          <table:table-cell office:value-type="float" office:value="0">
            <text:p>0</text:p>
          </table:table-cell>
          <table:table-cell table:formula="of:=[.C108]  &amp; &quot;,&quot; &amp; [.G108] &amp; &quot;,&quot; &amp; [.I108] &amp; &quot;,&quot; &amp; OFFSET([.K108];-1*([.D108]-1);-9)" office:value-type="string" office:string-value="97,H-1x3,57.875,Living Rm Door 2">
            <text:p>97,H-1x3,57.875,Living Rm Door 2</text:p>
          </table:table-cell>
          <table:table-cell/>
          <table:table-cell table:formula="of:=[.C108] &amp; &quot;,&quot; &amp; OFFSET([.K108];-1*([.D108]-1);-10) &amp; &quot;,&quot; &amp; OFFSET([.K108];-1*([.D108]-1);-9) &amp; &quot;,&quot; &amp; [.D108] &amp; &quot;,&quot; &amp; [.E108] &amp; &quot;,&quot; &amp; [.F108] &amp; &quot;,&quot; &amp; [.G108] &amp; &quot;,&quot; &amp; [.I108] &amp; &quot;,&quot; &amp; [.$C$9] &amp; &quot;,&quot; &amp; [.J108]" office:value-type="string" office:string-value="97,10,Living Rm Door 2,5,Top Casing,2,H-1x3,57.875,0,0">
            <text:p>97,10,Living Rm Door 2,5,Top Casing,2,H-1x3,57.875,0,0</text:p>
          </table:table-cell>
        </table:table-row>
        <table:table-row table:style-name="ro1">
          <table:table-cell table:number-columns-repeated="2"/>
          <table:table-cell table:style-name="ce1"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table:formula="of:=VLOOKUP([.G109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04];[TrimItems.$A$2:.$A$100];[TrimItems.$D$2:.$D$100])" office:value-type="float" office:value="80.5">
            <text:p>80.5</text:p>
          </table:table-cell>
          <table:table-cell table:formula="of:=[.H109] + [.$C$5] + [.$C$9]" office:value-type="float" office:value="80.6875">
            <text:p>80 11/16</text:p>
          </table:table-cell>
          <table:table-cell office:value-type="float" office:value="0">
            <text:p>0</text:p>
          </table:table-cell>
          <table:table-cell table:formula="of:=[.C109]  &amp; &quot;,&quot; &amp; [.G109] &amp; &quot;,&quot; &amp; [.I109] &amp; &quot;,&quot; &amp; OFFSET([.K109];-1*([.D109]-1);-9)" office:value-type="string" office:string-value="98,H-1x3,80.6875,Living Rm Door 2">
            <text:p>98,H-1x3,80.6875,Living Rm Door 2</text:p>
          </table:table-cell>
          <table:table-cell/>
          <table:table-cell table:formula="of:=[.C109] &amp; &quot;,&quot; &amp; OFFSET([.K109];-1*([.D109]-1);-10) &amp; &quot;,&quot; &amp; OFFSET([.K109];-1*([.D109]-1);-9) &amp; &quot;,&quot; &amp; [.D109] &amp; &quot;,&quot; &amp; [.E109] &amp; &quot;,&quot; &amp; [.F109] &amp; &quot;,&quot; &amp; [.G109] &amp; &quot;,&quot; &amp; [.I109] &amp; &quot;,&quot; &amp; [.$C$9] &amp; &quot;,&quot; &amp; [.J109]" office:value-type="string" office:string-value="98,10,Living Rm Door 2,6,Side Casing,2,H-1x3,80.6875,0,0">
            <text:p>98,10,Living Rm Door 2,6,Side Casing,2,H-1x3,80.6875,0,0</text:p>
          </table:table-cell>
        </table:table-row>
        <table:table-row table:style-name="ro1">
          <table:table-cell table:number-columns-repeated="2"/>
          <table:table-cell table:style-name="ce1"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table:formula="of:=VLOOKUP([.G110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04];[TrimItems.$A$2:.$A$100];[TrimItems.$D$2:.$D$100])" office:value-type="float" office:value="80.5">
            <text:p>80.5</text:p>
          </table:table-cell>
          <table:table-cell table:formula="of:=[.H110] + [.$C$5] + [.$C$9]" office:value-type="float" office:value="80.6875">
            <text:p>80 11/16</text:p>
          </table:table-cell>
          <table:table-cell office:value-type="float" office:value="0">
            <text:p>0</text:p>
          </table:table-cell>
          <table:table-cell table:formula="of:=[.C110]  &amp; &quot;,&quot; &amp; [.G110] &amp; &quot;,&quot; &amp; [.I110] &amp; &quot;,&quot; &amp; OFFSET([.K110];-1*([.D110]-1);-9)" office:value-type="string" office:string-value="99,H-1x3,80.6875,Living Rm Door 2">
            <text:p>99,H-1x3,80.6875,Living Rm Door 2</text:p>
          </table:table-cell>
          <table:table-cell/>
          <table:table-cell table:formula="of:=[.C110] &amp; &quot;,&quot; &amp; OFFSET([.K110];-1*([.D110]-1);-10) &amp; &quot;,&quot; &amp; OFFSET([.K110];-1*([.D110]-1);-9) &amp; &quot;,&quot; &amp; [.D110] &amp; &quot;,&quot; &amp; [.E110] &amp; &quot;,&quot; &amp; [.F110] &amp; &quot;,&quot; &amp; [.G110] &amp; &quot;,&quot; &amp; [.I110] &amp; &quot;,&quot; &amp; [.$C$9] &amp; &quot;,&quot; &amp; [.J110]" office:value-type="string" office:string-value="99,10,Living Rm Door 2,7,Side Casing,2,H-1x3,80.6875,0,0">
            <text:p>99,10,Living Rm Door 2,7,Side Casing,2,H-1x3,80.6875,0,0</text:p>
          </table:table-cell>
        </table:table-row>
        <table:table-row table:style-name="ro1">
          <table:table-cell table:number-columns-repeated="2"/>
          <table:table-cell table:style-name="ce1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Side Casing</text:p>
          </table:table-cell>
          <table:table-cell table:formula="of:=VLOOKUP([.G111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04];[TrimItems.$A$2:.$A$100];[TrimItems.$D$2:.$D$100])" office:value-type="float" office:value="80.5">
            <text:p>80.5</text:p>
          </table:table-cell>
          <table:table-cell table:formula="of:=[.H111] + [.$C$5] + [.$C$9]" office:value-type="float" office:value="80.6875">
            <text:p>80 11/16</text:p>
          </table:table-cell>
          <table:table-cell office:value-type="float" office:value="0">
            <text:p>0</text:p>
          </table:table-cell>
          <table:table-cell table:formula="of:=[.C111]  &amp; &quot;,&quot; &amp; [.G111] &amp; &quot;,&quot; &amp; [.I111] &amp; &quot;,&quot; &amp; OFFSET([.K111];-1*([.D111]-1);-9)" office:value-type="string" office:string-value="100,H-1x3,80.6875,Living Rm Door 2">
            <text:p>100,H-1x3,80.6875,Living Rm Door 2</text:p>
          </table:table-cell>
          <table:table-cell/>
          <table:table-cell table:formula="of:=[.C111] &amp; &quot;,&quot; &amp; OFFSET([.K111];-1*([.D111]-1);-10) &amp; &quot;,&quot; &amp; OFFSET([.K111];-1*([.D111]-1);-9) &amp; &quot;,&quot; &amp; [.D111] &amp; &quot;,&quot; &amp; [.E111] &amp; &quot;,&quot; &amp; [.F111] &amp; &quot;,&quot; &amp; [.G111] &amp; &quot;,&quot; &amp; [.I111] &amp; &quot;,&quot; &amp; [.$C$9] &amp; &quot;,&quot; &amp; [.J111]" office:value-type="string" office:string-value="100,10,Living Rm Door 2,8,Side Casing,2,H-1x3,80.6875,0,0">
            <text:p>100,10,Living Rm Door 2,8,Side Casing,2,H-1x3,80.6875,0,0</text:p>
          </table:table-cell>
        </table:table-row>
        <table:table-row table:style-name="ro1">
          <table:table-cell table:number-columns-repeated="2"/>
          <table:table-cell table:style-name="ce1"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string">
            <text:p>Side Casing</text:p>
          </table:table-cell>
          <table:table-cell table:formula="of:=VLOOKUP([.G112];[Materials.$B$2:.$C$14];2;0)" office:value-type="float" office:value="2">
            <text:p>2</text:p>
          </table:table-cell>
          <table:table-cell office:value-type="string">
            <text:p>H-1x3</text:p>
          </table:table-cell>
          <table:table-cell table:style-name="Default" table:formula="of:=LOOKUP([.$A104];[TrimItems.$A$2:.$A$100];[TrimItems.$D$2:.$D$100])" office:value-type="float" office:value="80.5">
            <text:p>80.5</text:p>
          </table:table-cell>
          <table:table-cell table:formula="of:=[.H112] + [.$C$5] + [.$C$9]" office:value-type="float" office:value="80.6875">
            <text:p>80 11/16</text:p>
          </table:table-cell>
          <table:table-cell office:value-type="float" office:value="0">
            <text:p>0</text:p>
          </table:table-cell>
          <table:table-cell table:formula="of:=[.C112]  &amp; &quot;,&quot; &amp; [.G112] &amp; &quot;,&quot; &amp; [.I112] &amp; &quot;,&quot; &amp; OFFSET([.K112];-1*([.D112]-1);-9)" office:value-type="string" office:string-value="101,H-1x3,80.6875,Living Rm Door 2">
            <text:p>101,H-1x3,80.6875,Living Rm Door 2</text:p>
          </table:table-cell>
          <table:table-cell/>
          <table:table-cell table:formula="of:=[.C112] &amp; &quot;,&quot; &amp; OFFSET([.K112];-1*([.D112]-1);-10) &amp; &quot;,&quot; &amp; OFFSET([.K112];-1*([.D112]-1);-9) &amp; &quot;,&quot; &amp; [.D112] &amp; &quot;,&quot; &amp; [.E112] &amp; &quot;,&quot; &amp; [.F112] &amp; &quot;,&quot; &amp; [.G112] &amp; &quot;,&quot; &amp; [.I112] &amp; &quot;,&quot; &amp; [.$C$9] &amp; &quot;,&quot; &amp; [.J112]" office:value-type="string" office:string-value="101,10,Living Rm Door 2,9,Side Casing,2,H-1x3,80.6875,0,0">
            <text:p>101,10,Living Rm Door 2,9,Side Casing,2,H-1x3,80.6875,0,0</text:p>
          </table:table-cell>
        </table:table-row>
        <table:table-row table:style-name="ro1">
          <table:table-cell table:number-columns-repeated="2"/>
          <table:table-cell table:style-name="ce1"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Fillet</text:p>
          </table:table-cell>
          <table:table-cell table:formula="of:=VLOOKUP([.G113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104];[TrimItems.$A$2:.$A$100];[TrimItems.$C$2:.$C$100])" office:value-type="float" office:value="54">
            <text:p>54</text:p>
          </table:table-cell>
          <table:table-cell table:formula="of:=[.H113] - [.$C$4]*2 + [.$C$5]*2 + [.$C$3]*2 + [.$C$9]" office:value-type="float" office:value="57.875">
            <text:p>57 <text:s/>7/ 8</text:p>
          </table:table-cell>
          <table:table-cell office:value-type="float" office:value="0">
            <text:p>0</text:p>
          </table:table-cell>
          <table:table-cell table:formula="of:=[.C113]  &amp; &quot;,&quot; &amp; [.G113] &amp; &quot;,&quot; &amp; [.I113] &amp; &quot;,&quot; &amp; OFFSET([.K113];-1*([.D113]-1);-9)" office:value-type="string" office:string-value="102,H-1x3/8,57.875,Living Rm Door 2">
            <text:p>102,H-1x3/8,57.875,Living Rm Door 2</text:p>
          </table:table-cell>
          <table:table-cell/>
          <table:table-cell table:formula="of:=[.C113] &amp; &quot;,&quot; &amp; OFFSET([.K113];-1*([.D113]-1);-10) &amp; &quot;,&quot; &amp; OFFSET([.K113];-1*([.D113]-1);-9) &amp; &quot;,&quot; &amp; [.D113] &amp; &quot;,&quot; &amp; [.E113] &amp; &quot;,&quot; &amp; [.F113] &amp; &quot;,&quot; &amp; [.G113] &amp; &quot;,&quot; &amp; [.I113] &amp; &quot;,&quot; &amp; [.$C$9] &amp; &quot;,&quot; &amp; [.J113]" office:value-type="string" office:string-value="102,10,Living Rm Door 2,10,Fillet,3,H-1x3/8,57.875,0,0">
            <text:p>102,10,Living Rm Door 2,10,Fillet,3,H-1x3/8,57.875,0,0</text:p>
          </table:table-cell>
        </table:table-row>
        <table:table-row table:style-name="ro1">
          <table:table-cell table:number-columns-repeated="2"/>
          <table:table-cell table:style-name="ce1"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string">
            <text:p>Fillet</text:p>
          </table:table-cell>
          <table:table-cell table:formula="of:=VLOOKUP([.G114];[Materials.$B$2:.$C$14];2;0)" office:value-type="float" office:value="3">
            <text:p>3</text:p>
          </table:table-cell>
          <table:table-cell office:value-type="string">
            <text:p>H-1x3/8</text:p>
          </table:table-cell>
          <table:table-cell table:style-name="Default" table:formula="of:=LOOKUP([.$A104];[TrimItems.$A$2:.$A$100];[TrimItems.$C$2:.$C$100])" office:value-type="float" office:value="54">
            <text:p>54</text:p>
          </table:table-cell>
          <table:table-cell table:formula="of:=[.H114] - [.$C$4]*2 + [.$C$5]*2 + [.$C$3]*2 + [.$C$9]" office:value-type="float" office:value="57.875">
            <text:p>57 <text:s/>7/ 8</text:p>
          </table:table-cell>
          <table:table-cell office:value-type="float" office:value="0">
            <text:p>0</text:p>
          </table:table-cell>
          <table:table-cell table:formula="of:=[.C114]  &amp; &quot;,&quot; &amp; [.G114] &amp; &quot;,&quot; &amp; [.I114] &amp; &quot;,&quot; &amp; OFFSET([.K114];-1*([.D114]-1);-9)" office:value-type="string" office:string-value="103,H-1x3/8,57.875,Living Rm Door 2">
            <text:p>103,H-1x3/8,57.875,Living Rm Door 2</text:p>
          </table:table-cell>
          <table:table-cell/>
          <table:table-cell table:formula="of:=[.C114] &amp; &quot;,&quot; &amp; OFFSET([.K114];-1*([.D114]-1);-10) &amp; &quot;,&quot; &amp; OFFSET([.K114];-1*([.D114]-1);-9) &amp; &quot;,&quot; &amp; [.D114] &amp; &quot;,&quot; &amp; [.E114] &amp; &quot;,&quot; &amp; [.F114] &amp; &quot;,&quot; &amp; [.G114] &amp; &quot;,&quot; &amp; [.I114] &amp; &quot;,&quot; &amp; [.$C$9] &amp; &quot;,&quot; &amp; [.J114]" office:value-type="string" office:string-value="103,10,Living Rm Door 2,11,Fillet,3,H-1x3/8,57.875,0,0">
            <text:p>103,10,Living Rm Door 2,11,Fillet,3,H-1x3/8,57.875,0,0</text:p>
          </table:table-cell>
        </table:table-row>
        <table:table-row table:style-name="ro1">
          <table:table-cell table:number-columns-repeated="2"/>
          <table:table-cell table:style-name="ce1" office:value-type="float" office:value="104">
            <text:p>104</text:p>
          </table:table-cell>
          <table:table-cell table:number-columns-repeated="2"/>
          <table:table-cell table:formula="of:=VLOOKUP([.G115];[Materials.$B$2:.$C$14];2;0)" office:value-type="float" office:value="0">
            <text:p>#N/A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formula="of:=[.C115] &amp; &quot;,&quot; &amp; OFFSET([.K115];-1*([.D115]-1);-10) &amp; &quot;,&quot; &amp; OFFSET([.K115];-1*([.D115]-1);-9) &amp; &quot;,&quot; &amp; [.D115] &amp; &quot;,&quot; &amp; [.E115] &amp; &quot;,&quot; &amp; [.F115] &amp; &quot;,&quot; &amp; [.G115] &amp; &quot;,&quot; &amp; [.I115] &amp; &quot;,&quot; &amp; [.$C$9] &amp; &quot;,&quot; &amp; [.J115]" office:value-type="float" office:value="0">
            <text:p>#N/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LOOKUP([.$A116];[TrimItems.$A$2:.$A$100];[TrimItems.$B$2:.$B$100])" office:value-type="string" office:string-value="Living Rm Base">
            <text:p>Living Rm Base</text:p>
          </table:table-cell>
          <table:table-cell table:style-name="ce1"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LR1</text:p>
          </table:table-cell>
          <table:table-cell table:formula="of:=VLOOKUP([.G116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124.5">
            <text:p>124 <text:s/>1/ 2</text:p>
          </table:table-cell>
          <table:table-cell table:formula="of:=[.H116]+[.$C$9]" office:value-type="float" office:value="124.5">
            <text:p>124 <text:s/>1/ 2</text:p>
          </table:table-cell>
          <table:table-cell office:value-type="float" office:value="1">
            <text:p>1</text:p>
          </table:table-cell>
          <table:table-cell table:formula="of:=[.C116]  &amp; &quot;,&quot; &amp; [.G116] &amp; &quot;,&quot; &amp; [.I116] &amp; &quot;,&quot; &amp; OFFSET([.K116];-1*([.D116]-1);-9)" office:value-type="string" office:string-value="105,H-7/16x4,124.5,Living Rm Base">
            <text:p>105,H-7/16x4,124.5,Living Rm Base</text:p>
          </table:table-cell>
          <table:table-cell/>
          <table:table-cell table:formula="of:=[.C116] &amp; &quot;,&quot; &amp; OFFSET([.K116];-1*([.D116]-1);-10) &amp; &quot;,&quot; &amp; OFFSET([.K116];-1*([.D116]-1);-9) &amp; &quot;,&quot; &amp; [.D116] &amp; &quot;,&quot; &amp; [.E116] &amp; &quot;,&quot; &amp; [.F116] &amp; &quot;,&quot; &amp; [.G116] &amp; &quot;,&quot; &amp; [.I116] &amp; &quot;,&quot; &amp; [.$C$9] &amp; &quot;,&quot; &amp; [.J116]" office:value-type="string" office:string-value="105,11,Living Rm Base,1,LR1,4,H-7/16x4,124.5,0,1">
            <text:p>105,11,Living Rm Base,1,LR1,4,H-7/16x4,124.5,0,1</text:p>
          </table:table-cell>
        </table:table-row>
        <table:table-row table:style-name="ro1">
          <table:table-cell table:number-columns-repeated="2"/>
          <table:table-cell table:style-name="ce1"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LR2</text:p>
          </table:table-cell>
          <table:table-cell table:formula="of:=VLOOKUP([.G117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46">
            <text:p>46 <text:s text:c="5"/></text:p>
          </table:table-cell>
          <table:table-cell table:formula="of:=[.H117]+[.$C$9]" office:value-type="float" office:value="46">
            <text:p>46 <text:s text:c="5"/></text:p>
          </table:table-cell>
          <table:table-cell office:value-type="float" office:value="1">
            <text:p>1</text:p>
          </table:table-cell>
          <table:table-cell table:formula="of:=[.C117]  &amp; &quot;,&quot; &amp; [.G117] &amp; &quot;,&quot; &amp; [.I117] &amp; &quot;,&quot; &amp; OFFSET([.K117];-1*([.D117]-1);-9)" office:value-type="string" office:string-value="106,H-7/16x4,46,Living Rm Base">
            <text:p>106,H-7/16x4,46,Living Rm Base</text:p>
          </table:table-cell>
          <table:table-cell/>
          <table:table-cell table:formula="of:=[.C117] &amp; &quot;,&quot; &amp; OFFSET([.K117];-1*([.D117]-1);-10) &amp; &quot;,&quot; &amp; OFFSET([.K117];-1*([.D117]-1);-9) &amp; &quot;,&quot; &amp; [.D117] &amp; &quot;,&quot; &amp; [.E117] &amp; &quot;,&quot; &amp; [.F117] &amp; &quot;,&quot; &amp; [.G117] &amp; &quot;,&quot; &amp; [.I117] &amp; &quot;,&quot; &amp; [.$C$9] &amp; &quot;,&quot; &amp; [.J117]" office:value-type="string" office:string-value="106,11,Living Rm Base,2,LR2,4,H-7/16x4,46,0,1">
            <text:p>106,11,Living Rm Base,2,LR2,4,H-7/16x4,46,0,1</text:p>
          </table:table-cell>
        </table:table-row>
        <table:table-row table:style-name="ro1">
          <table:table-cell table:number-columns-repeated="2"/>
          <table:table-cell table:style-name="ce1"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string">
            <text:p>LR3</text:p>
          </table:table-cell>
          <table:table-cell table:formula="of:=VLOOKUP([.G118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160.5">
            <text:p>160 <text:s/>1/ 2</text:p>
          </table:table-cell>
          <table:table-cell table:formula="of:=[.H118]+[.$C$9]" office:value-type="float" office:value="160.5">
            <text:p>160 <text:s/>1/ 2</text:p>
          </table:table-cell>
          <table:table-cell office:value-type="float" office:value="1">
            <text:p>1</text:p>
          </table:table-cell>
          <table:table-cell table:formula="of:=[.C118]  &amp; &quot;,&quot; &amp; [.G118] &amp; &quot;,&quot; &amp; [.I118] &amp; &quot;,&quot; &amp; OFFSET([.K118];-1*([.D118]-1);-9)" office:value-type="string" office:string-value="107,H-7/16x4,160.5,Living Rm Base">
            <text:p>107,H-7/16x4,160.5,Living Rm Base</text:p>
          </table:table-cell>
          <table:table-cell/>
          <table:table-cell table:formula="of:=[.C118] &amp; &quot;,&quot; &amp; OFFSET([.K118];-1*([.D118]-1);-10) &amp; &quot;,&quot; &amp; OFFSET([.K118];-1*([.D118]-1);-9) &amp; &quot;,&quot; &amp; [.D118] &amp; &quot;,&quot; &amp; [.E118] &amp; &quot;,&quot; &amp; [.F118] &amp; &quot;,&quot; &amp; [.G118] &amp; &quot;,&quot; &amp; [.I118] &amp; &quot;,&quot; &amp; [.$C$9] &amp; &quot;,&quot; &amp; [.J118]" office:value-type="string" office:string-value="107,11,Living Rm Base,3,LR3,4,H-7/16x4,160.5,0,1">
            <text:p>107,11,Living Rm Base,3,LR3,4,H-7/16x4,160.5,0,1</text:p>
          </table:table-cell>
        </table:table-row>
        <table:table-row table:style-name="ro1">
          <table:table-cell table:number-columns-repeated="2"/>
          <table:table-cell table:style-name="ce1"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LR4</text:p>
          </table:table-cell>
          <table:table-cell table:formula="of:=VLOOKUP([.G119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84">
            <text:p>84 <text:s text:c="5"/></text:p>
          </table:table-cell>
          <table:table-cell table:formula="of:=[.H119]+[.$C$9]" office:value-type="float" office:value="84">
            <text:p>84 <text:s text:c="5"/></text:p>
          </table:table-cell>
          <table:table-cell office:value-type="float" office:value="1">
            <text:p>1</text:p>
          </table:table-cell>
          <table:table-cell table:formula="of:=[.C119]  &amp; &quot;,&quot; &amp; [.G119] &amp; &quot;,&quot; &amp; [.I119] &amp; &quot;,&quot; &amp; OFFSET([.K119];-1*([.D119]-1);-9)" office:value-type="string" office:string-value="108,H-7/16x4,84,Living Rm Base">
            <text:p>108,H-7/16x4,84,Living Rm Base</text:p>
          </table:table-cell>
          <table:table-cell/>
          <table:table-cell table:formula="of:=[.C119] &amp; &quot;,&quot; &amp; OFFSET([.K119];-1*([.D119]-1);-10) &amp; &quot;,&quot; &amp; OFFSET([.K119];-1*([.D119]-1);-9) &amp; &quot;,&quot; &amp; [.D119] &amp; &quot;,&quot; &amp; [.E119] &amp; &quot;,&quot; &amp; [.F119] &amp; &quot;,&quot; &amp; [.G119] &amp; &quot;,&quot; &amp; [.I119] &amp; &quot;,&quot; &amp; [.$C$9] &amp; &quot;,&quot; &amp; [.J119]" office:value-type="string" office:string-value="108,11,Living Rm Base,4,LR4,4,H-7/16x4,84,0,1">
            <text:p>108,11,Living Rm Base,4,LR4,4,H-7/16x4,84,0,1</text:p>
          </table:table-cell>
        </table:table-row>
        <table:table-row table:style-name="ro1">
          <table:table-cell table:number-columns-repeated="2"/>
          <table:table-cell table:style-name="ce1"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string">
            <text:p>LR5</text:p>
          </table:table-cell>
          <table:table-cell table:formula="of:=VLOOKUP([.G120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19">
            <text:p>19 <text:s text:c="5"/></text:p>
          </table:table-cell>
          <table:table-cell table:formula="of:=[.H120]+[.$C$9]" office:value-type="float" office:value="19">
            <text:p>19 <text:s text:c="5"/></text:p>
          </table:table-cell>
          <table:table-cell office:value-type="float" office:value="1">
            <text:p>1</text:p>
          </table:table-cell>
          <table:table-cell table:formula="of:=[.C120]  &amp; &quot;,&quot; &amp; [.G120] &amp; &quot;,&quot; &amp; [.I120] &amp; &quot;,&quot; &amp; OFFSET([.K120];-1*([.D120]-1);-9)" office:value-type="string" office:string-value="109,H-7/16x4,19,Living Rm Base">
            <text:p>109,H-7/16x4,19,Living Rm Base</text:p>
          </table:table-cell>
          <table:table-cell/>
          <table:table-cell table:formula="of:=[.C120] &amp; &quot;,&quot; &amp; OFFSET([.K120];-1*([.D120]-1);-10) &amp; &quot;,&quot; &amp; OFFSET([.K120];-1*([.D120]-1);-9) &amp; &quot;,&quot; &amp; [.D120] &amp; &quot;,&quot; &amp; [.E120] &amp; &quot;,&quot; &amp; [.F120] &amp; &quot;,&quot; &amp; [.G120] &amp; &quot;,&quot; &amp; [.I120] &amp; &quot;,&quot; &amp; [.$C$9] &amp; &quot;,&quot; &amp; [.J120]" office:value-type="string" office:string-value="109,11,Living Rm Base,5,LR5,4,H-7/16x4,19,0,1">
            <text:p>109,11,Living Rm Base,5,LR5,4,H-7/16x4,19,0,1</text:p>
          </table:table-cell>
        </table:table-row>
        <table:table-row table:style-name="ro1">
          <table:table-cell table:number-columns-repeated="2"/>
          <table:table-cell table:style-name="ce1"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string">
            <text:p>LR6</text:p>
          </table:table-cell>
          <table:table-cell table:formula="of:=VLOOKUP([.G121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65">
            <text:p>65 <text:s text:c="5"/></text:p>
          </table:table-cell>
          <table:table-cell table:formula="of:=[.H121]+[.$C$9]" office:value-type="float" office:value="65">
            <text:p>65 <text:s text:c="5"/></text:p>
          </table:table-cell>
          <table:table-cell office:value-type="float" office:value="1">
            <text:p>1</text:p>
          </table:table-cell>
          <table:table-cell table:formula="of:=[.C121]  &amp; &quot;,&quot; &amp; [.G121] &amp; &quot;,&quot; &amp; [.I121] &amp; &quot;,&quot; &amp; OFFSET([.K121];-1*([.D121]-1);-9)" office:value-type="string" office:string-value="110,H-7/16x4,65,Living Rm Base">
            <text:p>110,H-7/16x4,65,Living Rm Base</text:p>
          </table:table-cell>
          <table:table-cell/>
          <table:table-cell table:formula="of:=[.C121] &amp; &quot;,&quot; &amp; OFFSET([.K121];-1*([.D121]-1);-10) &amp; &quot;,&quot; &amp; OFFSET([.K121];-1*([.D121]-1);-9) &amp; &quot;,&quot; &amp; [.D121] &amp; &quot;,&quot; &amp; [.E121] &amp; &quot;,&quot; &amp; [.F121] &amp; &quot;,&quot; &amp; [.G121] &amp; &quot;,&quot; &amp; [.I121] &amp; &quot;,&quot; &amp; [.$C$9] &amp; &quot;,&quot; &amp; [.J121]" office:value-type="string" office:string-value="110,11,Living Rm Base,6,LR6,4,H-7/16x4,65,0,1">
            <text:p>110,11,Living Rm Base,6,LR6,4,H-7/16x4,65,0,1</text:p>
          </table:table-cell>
        </table:table-row>
        <table:table-row table:style-name="ro1">
          <table:table-cell table:number-columns-repeated="2"/>
          <table:table-cell table:style-name="ce1"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string">
            <text:p>LR7</text:p>
          </table:table-cell>
          <table:table-cell table:formula="of:=VLOOKUP([.G122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19">
            <text:p>19 <text:s text:c="5"/></text:p>
          </table:table-cell>
          <table:table-cell table:formula="of:=[.H122]+[.$C$9]" office:value-type="float" office:value="19">
            <text:p>19 <text:s text:c="5"/></text:p>
          </table:table-cell>
          <table:table-cell office:value-type="float" office:value="1">
            <text:p>1</text:p>
          </table:table-cell>
          <table:table-cell table:formula="of:=[.C122]  &amp; &quot;,&quot; &amp; [.G122] &amp; &quot;,&quot; &amp; [.I122] &amp; &quot;,&quot; &amp; OFFSET([.K122];-1*([.D122]-1);-9)" office:value-type="string" office:string-value="111,H-7/16x4,19,Living Rm Base">
            <text:p>111,H-7/16x4,19,Living Rm Base</text:p>
          </table:table-cell>
          <table:table-cell/>
          <table:table-cell table:formula="of:=[.C122] &amp; &quot;,&quot; &amp; OFFSET([.K122];-1*([.D122]-1);-10) &amp; &quot;,&quot; &amp; OFFSET([.K122];-1*([.D122]-1);-9) &amp; &quot;,&quot; &amp; [.D122] &amp; &quot;,&quot; &amp; [.E122] &amp; &quot;,&quot; &amp; [.F122] &amp; &quot;,&quot; &amp; [.G122] &amp; &quot;,&quot; &amp; [.I122] &amp; &quot;,&quot; &amp; [.$C$9] &amp; &quot;,&quot; &amp; [.J122]" office:value-type="string" office:string-value="111,11,Living Rm Base,7,LR7,4,H-7/16x4,19,0,1">
            <text:p>111,11,Living Rm Base,7,LR7,4,H-7/16x4,19,0,1</text:p>
          </table:table-cell>
        </table:table-row>
        <table:table-row table:style-name="ro1">
          <table:table-cell table:number-columns-repeated="2"/>
          <table:table-cell table:style-name="ce1"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string">
            <text:p>LR8</text:p>
          </table:table-cell>
          <table:table-cell table:formula="of:=VLOOKUP([.G123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79.5">
            <text:p>79 <text:s/>1/ 2</text:p>
          </table:table-cell>
          <table:table-cell table:formula="of:=[.H123]+[.$C$9]" office:value-type="float" office:value="79.5">
            <text:p>79 <text:s/>1/ 2</text:p>
          </table:table-cell>
          <table:table-cell office:value-type="float" office:value="1">
            <text:p>1</text:p>
          </table:table-cell>
          <table:table-cell table:formula="of:=[.C123]  &amp; &quot;,&quot; &amp; [.G123] &amp; &quot;,&quot; &amp; [.I123] &amp; &quot;,&quot; &amp; OFFSET([.K123];-1*([.D123]-1);-9)" office:value-type="string" office:string-value="112,H-7/16x4,79.5,Living Rm Base">
            <text:p>112,H-7/16x4,79.5,Living Rm Base</text:p>
          </table:table-cell>
          <table:table-cell/>
          <table:table-cell table:formula="of:=[.C123] &amp; &quot;,&quot; &amp; OFFSET([.K123];-1*([.D123]-1);-10) &amp; &quot;,&quot; &amp; OFFSET([.K123];-1*([.D123]-1);-9) &amp; &quot;,&quot; &amp; [.D123] &amp; &quot;,&quot; &amp; [.E123] &amp; &quot;,&quot; &amp; [.F123] &amp; &quot;,&quot; &amp; [.G123] &amp; &quot;,&quot; &amp; [.I123] &amp; &quot;,&quot; &amp; [.$C$9] &amp; &quot;,&quot; &amp; [.J123]" office:value-type="string" office:string-value="112,11,Living Rm Base,8,LR8,4,H-7/16x4,79.5,0,1">
            <text:p>112,11,Living Rm Base,8,LR8,4,H-7/16x4,79.5,0,1</text:p>
          </table:table-cell>
        </table:table-row>
        <table:table-row table:style-name="ro1">
          <table:table-cell table:number-columns-repeated="2"/>
          <table:table-cell table:style-name="ce1"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string">
            <text:p>LR9</text:p>
          </table:table-cell>
          <table:table-cell table:formula="of:=VLOOKUP([.G124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124">
            <text:p>124 <text:s text:c="5"/></text:p>
          </table:table-cell>
          <table:table-cell table:formula="of:=[.H124]+[.$C$9]" office:value-type="float" office:value="124">
            <text:p>124 <text:s text:c="5"/></text:p>
          </table:table-cell>
          <table:table-cell office:value-type="float" office:value="1">
            <text:p>1</text:p>
          </table:table-cell>
          <table:table-cell table:formula="of:=[.C124]  &amp; &quot;,&quot; &amp; [.G124] &amp; &quot;,&quot; &amp; [.I124] &amp; &quot;,&quot; &amp; OFFSET([.K124];-1*([.D124]-1);-9)" office:value-type="string" office:string-value="113,H-7/16x4,124,Living Rm Base">
            <text:p>113,H-7/16x4,124,Living Rm Base</text:p>
          </table:table-cell>
          <table:table-cell/>
          <table:table-cell table:formula="of:=[.C124] &amp; &quot;,&quot; &amp; OFFSET([.K124];-1*([.D124]-1);-10) &amp; &quot;,&quot; &amp; OFFSET([.K124];-1*([.D124]-1);-9) &amp; &quot;,&quot; &amp; [.D124] &amp; &quot;,&quot; &amp; [.E124] &amp; &quot;,&quot; &amp; [.F124] &amp; &quot;,&quot; &amp; [.G124] &amp; &quot;,&quot; &amp; [.I124] &amp; &quot;,&quot; &amp; [.$C$9] &amp; &quot;,&quot; &amp; [.J124]" office:value-type="string" office:string-value="113,11,Living Rm Base,9,LR9,4,H-7/16x4,124,0,1">
            <text:p>113,11,Living Rm Base,9,LR9,4,H-7/16x4,124,0,1</text:p>
          </table:table-cell>
        </table:table-row>
        <table:table-row table:style-name="ro1">
          <table:table-cell table:number-columns-repeated="2"/>
          <table:table-cell table:style-name="ce1"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string">
            <text:p>LR10</text:p>
          </table:table-cell>
          <table:table-cell table:formula="of:=VLOOKUP([.G125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0.1">
            <text:p><text:s text:c="2"/>1/10</text:p>
          </table:table-cell>
          <table:table-cell table:formula="of:=[.H125]+[.$C$9]" office:value-type="float" office:value="0.1">
            <text:p><text:s text:c="2"/>1/10</text:p>
          </table:table-cell>
          <table:table-cell office:value-type="float" office:value="1">
            <text:p>1</text:p>
          </table:table-cell>
          <table:table-cell table:formula="of:=[.C125]  &amp; &quot;,&quot; &amp; [.G125] &amp; &quot;,&quot; &amp; [.I125] &amp; &quot;,&quot; &amp; OFFSET([.K125];-1*([.D125]-1);-9)" office:value-type="string" office:string-value="114,H-7/16x4,0.1,Living Rm Base">
            <text:p>114,H-7/16x4,0.1,Living Rm Base</text:p>
          </table:table-cell>
          <table:table-cell/>
          <table:table-cell table:formula="of:=[.C125] &amp; &quot;,&quot; &amp; OFFSET([.K125];-1*([.D125]-1);-10) &amp; &quot;,&quot; &amp; OFFSET([.K125];-1*([.D125]-1);-9) &amp; &quot;,&quot; &amp; [.D125] &amp; &quot;,&quot; &amp; [.E125] &amp; &quot;,&quot; &amp; [.F125] &amp; &quot;,&quot; &amp; [.G125] &amp; &quot;,&quot; &amp; [.I125] &amp; &quot;,&quot; &amp; [.$C$9] &amp; &quot;,&quot; &amp; [.J125]" office:value-type="string" office:string-value="114,11,Living Rm Base,10,LR10,4,H-7/16x4,0.1,0,1">
            <text:p>114,11,Living Rm Base,10,LR10,4,H-7/16x4,0.1,0,1</text:p>
          </table:table-cell>
        </table:table-row>
        <table:table-row table:style-name="ro1">
          <table:table-cell table:number-columns-repeated="2"/>
          <table:table-cell table:style-name="ce1" office:value-type="float" office:value="115">
            <text:p>115</text:p>
          </table:table-cell>
          <table:table-cell office:value-type="float" office:value="11">
            <text:p>11</text:p>
          </table:table-cell>
          <table:table-cell office:value-type="string">
            <text:p>LR11</text:p>
          </table:table-cell>
          <table:table-cell table:formula="of:=VLOOKUP([.G126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0.1">
            <text:p><text:s text:c="2"/>1/10</text:p>
          </table:table-cell>
          <table:table-cell table:formula="of:=[.H126]+[.$C$9]" office:value-type="float" office:value="0.1">
            <text:p><text:s text:c="2"/>1/10</text:p>
          </table:table-cell>
          <table:table-cell office:value-type="float" office:value="1">
            <text:p>1</text:p>
          </table:table-cell>
          <table:table-cell table:formula="of:=[.C126]  &amp; &quot;,&quot; &amp; [.G126] &amp; &quot;,&quot; &amp; [.I126] &amp; &quot;,&quot; &amp; OFFSET([.K126];-1*([.D126]-1);-9)" office:value-type="string" office:string-value="115,H-7/16x4,0.1,Living Rm Base">
            <text:p>115,H-7/16x4,0.1,Living Rm Base</text:p>
          </table:table-cell>
          <table:table-cell/>
          <table:table-cell table:formula="of:=[.C126] &amp; &quot;,&quot; &amp; OFFSET([.K126];-1*([.D126]-1);-10) &amp; &quot;,&quot; &amp; OFFSET([.K126];-1*([.D126]-1);-9) &amp; &quot;,&quot; &amp; [.D126] &amp; &quot;,&quot; &amp; [.E126] &amp; &quot;,&quot; &amp; [.F126] &amp; &quot;,&quot; &amp; [.G126] &amp; &quot;,&quot; &amp; [.I126] &amp; &quot;,&quot; &amp; [.$C$9] &amp; &quot;,&quot; &amp; [.J126]" office:value-type="string" office:string-value="115,11,Living Rm Base,11,LR11,4,H-7/16x4,0.1,0,1">
            <text:p>115,11,Living Rm Base,11,LR11,4,H-7/16x4,0.1,0,1</text:p>
          </table:table-cell>
        </table:table-row>
        <table:table-row table:style-name="ro1">
          <table:table-cell table:number-columns-repeated="2"/>
          <table:table-cell table:style-name="ce1" office:value-type="float" office:value="116">
            <text:p>116</text:p>
          </table:table-cell>
          <table:table-cell table:number-columns-repeated="2"/>
          <table:table-cell table:formula="of:=VLOOKUP([.G127];[Materials.$B$2:.$C$14];2;0)" office:value-type="float" office:value="0">
            <text:p>#N/A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formula="of:=[.C127] &amp; &quot;,&quot; &amp; OFFSET([.K127];-1*([.D127]-1);-10) &amp; &quot;,&quot; &amp; OFFSET([.K127];-1*([.D127]-1);-9) &amp; &quot;,&quot; &amp; [.D127] &amp; &quot;,&quot; &amp; [.E127] &amp; &quot;,&quot; &amp; [.F127] &amp; &quot;,&quot; &amp; [.G127] &amp; &quot;,&quot; &amp; [.I127] &amp; &quot;,&quot; &amp; [.$C$9] &amp; &quot;,&quot; &amp; [.J127]" office:value-type="float" office:value="0">
            <text:p>#N/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LOOKUP([.$A128];[TrimItems.$A$2:.$A$100];[TrimItems.$B$2:.$B$100])" office:value-type="string" office:string-value="Foyer &amp; Front Hall">
            <text:p>Foyer &amp; Front Hall</text:p>
          </table:table-cell>
          <table:table-cell table:style-name="ce1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FY1</text:p>
          </table:table-cell>
          <table:table-cell table:formula="of:=VLOOKUP([.G128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15.5">
            <text:p>15 <text:s/>1/ 2</text:p>
          </table:table-cell>
          <table:table-cell table:formula="of:=[.H128]+[.$C$9]" office:value-type="float" office:value="15.5">
            <text:p>15 <text:s/>1/ 2</text:p>
          </table:table-cell>
          <table:table-cell office:value-type="float" office:value="1">
            <text:p>1</text:p>
          </table:table-cell>
          <table:table-cell table:formula="of:=[.C128]  &amp; &quot;,&quot; &amp; [.G128] &amp; &quot;,&quot; &amp; [.I128] &amp; &quot;,&quot; &amp; OFFSET([.K128];-1*([.D128]-1);-9)" office:value-type="string" office:string-value="117,H-7/16x4,15.5,Foyer &amp; Front Hall">
            <text:p>117,H-7/16x4,15.5,Foyer &amp; Front Hall</text:p>
          </table:table-cell>
          <table:table-cell/>
          <table:table-cell table:formula="of:=[.C128] &amp; &quot;,&quot; &amp; OFFSET([.K128];-1*([.D128]-1);-10) &amp; &quot;,&quot; &amp; OFFSET([.K128];-1*([.D128]-1);-9) &amp; &quot;,&quot; &amp; [.D128] &amp; &quot;,&quot; &amp; [.E128] &amp; &quot;,&quot; &amp; [.F128] &amp; &quot;,&quot; &amp; [.G128] &amp; &quot;,&quot; &amp; [.I128] &amp; &quot;,&quot; &amp; [.$C$9] &amp; &quot;,&quot; &amp; [.J128]" office:value-type="string" office:string-value="117,12,Foyer &amp; Front Hall,1,FY1,4,H-7/16x4,15.5,0,1">
            <text:p>117,12,Foyer &amp; Front Hall,1,FY1,4,H-7/16x4,15.5,0,1</text:p>
          </table:table-cell>
        </table:table-row>
        <table:table-row table:style-name="ro1">
          <table:table-cell table:number-columns-repeated="2"/>
          <table:table-cell table:style-name="ce1"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FY2</text:p>
          </table:table-cell>
          <table:table-cell table:formula="of:=VLOOKUP([.G129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9.75">
            <text:p>9 <text:s/>3/ 4</text:p>
          </table:table-cell>
          <table:table-cell table:formula="of:=[.H129]+[.$C$9]" office:value-type="float" office:value="9.75">
            <text:p>9 <text:s/>3/ 4</text:p>
          </table:table-cell>
          <table:table-cell office:value-type="float" office:value="1">
            <text:p>1</text:p>
          </table:table-cell>
          <table:table-cell table:formula="of:=[.C129]  &amp; &quot;,&quot; &amp; [.G129] &amp; &quot;,&quot; &amp; [.I129] &amp; &quot;,&quot; &amp; OFFSET([.K129];-1*([.D129]-1);-9)" office:value-type="string" office:string-value="118,H-7/16x4,9.75,Foyer &amp; Front Hall">
            <text:p>118,H-7/16x4,9.75,Foyer &amp; Front Hall</text:p>
          </table:table-cell>
          <table:table-cell/>
          <table:table-cell table:formula="of:=[.C129] &amp; &quot;,&quot; &amp; OFFSET([.K129];-1*([.D129]-1);-10) &amp; &quot;,&quot; &amp; OFFSET([.K129];-1*([.D129]-1);-9) &amp; &quot;,&quot; &amp; [.D129] &amp; &quot;,&quot; &amp; [.E129] &amp; &quot;,&quot; &amp; [.F129] &amp; &quot;,&quot; &amp; [.G129] &amp; &quot;,&quot; &amp; [.I129] &amp; &quot;,&quot; &amp; [.$C$9] &amp; &quot;,&quot; &amp; [.J129]" office:value-type="string" office:string-value="118,12,Foyer &amp; Front Hall,2,FY2,4,H-7/16x4,9.75,0,1">
            <text:p>118,12,Foyer &amp; Front Hall,2,FY2,4,H-7/16x4,9.75,0,1</text:p>
          </table:table-cell>
        </table:table-row>
        <table:table-row table:style-name="ro1">
          <table:table-cell table:number-columns-repeated="2"/>
          <table:table-cell table:style-name="ce1"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string">
            <text:p>FY3</text:p>
          </table:table-cell>
          <table:table-cell table:formula="of:=VLOOKUP([.G130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129">
            <text:p>129 <text:s text:c="5"/></text:p>
          </table:table-cell>
          <table:table-cell table:formula="of:=[.H130]+[.$C$9]" office:value-type="float" office:value="129">
            <text:p>129 <text:s text:c="5"/></text:p>
          </table:table-cell>
          <table:table-cell office:value-type="float" office:value="1">
            <text:p>1</text:p>
          </table:table-cell>
          <table:table-cell table:formula="of:=[.C130]  &amp; &quot;,&quot; &amp; [.G130] &amp; &quot;,&quot; &amp; [.I130] &amp; &quot;,&quot; &amp; OFFSET([.K130];-1*([.D130]-1);-9)" office:value-type="string" office:string-value="119,H-7/16x4,129,Foyer &amp; Front Hall">
            <text:p>119,H-7/16x4,129,Foyer &amp; Front Hall</text:p>
          </table:table-cell>
          <table:table-cell/>
          <table:table-cell table:formula="of:=[.C130] &amp; &quot;,&quot; &amp; OFFSET([.K130];-1*([.D130]-1);-10) &amp; &quot;,&quot; &amp; OFFSET([.K130];-1*([.D130]-1);-9) &amp; &quot;,&quot; &amp; [.D130] &amp; &quot;,&quot; &amp; [.E130] &amp; &quot;,&quot; &amp; [.F130] &amp; &quot;,&quot; &amp; [.G130] &amp; &quot;,&quot; &amp; [.I130] &amp; &quot;,&quot; &amp; [.$C$9] &amp; &quot;,&quot; &amp; [.J130]" office:value-type="string" office:string-value="119,12,Foyer &amp; Front Hall,3,FY3,4,H-7/16x4,129,0,1">
            <text:p>119,12,Foyer &amp; Front Hall,3,FY3,4,H-7/16x4,129,0,1</text:p>
          </table:table-cell>
        </table:table-row>
        <table:table-row table:style-name="ro1">
          <table:table-cell table:number-columns-repeated="2"/>
          <table:table-cell table:style-name="ce1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FY4</text:p>
          </table:table-cell>
          <table:table-cell table:formula="of:=VLOOKUP([.G131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4">
            <text:p>4 <text:s text:c="5"/></text:p>
          </table:table-cell>
          <table:table-cell table:formula="of:=[.H131]+[.$C$9]" office:value-type="float" office:value="4">
            <text:p>4 <text:s text:c="5"/></text:p>
          </table:table-cell>
          <table:table-cell office:value-type="float" office:value="1">
            <text:p>1</text:p>
          </table:table-cell>
          <table:table-cell table:formula="of:=[.C131]  &amp; &quot;,&quot; &amp; [.G131] &amp; &quot;,&quot; &amp; [.I131] &amp; &quot;,&quot; &amp; OFFSET([.K131];-1*([.D131]-1);-9)" office:value-type="string" office:string-value="120,H-7/16x4,4,Foyer &amp; Front Hall">
            <text:p>120,H-7/16x4,4,Foyer &amp; Front Hall</text:p>
          </table:table-cell>
          <table:table-cell/>
          <table:table-cell table:formula="of:=[.C131] &amp; &quot;,&quot; &amp; OFFSET([.K131];-1*([.D131]-1);-10) &amp; &quot;,&quot; &amp; OFFSET([.K131];-1*([.D131]-1);-9) &amp; &quot;,&quot; &amp; [.D131] &amp; &quot;,&quot; &amp; [.E131] &amp; &quot;,&quot; &amp; [.F131] &amp; &quot;,&quot; &amp; [.G131] &amp; &quot;,&quot; &amp; [.I131] &amp; &quot;,&quot; &amp; [.$C$9] &amp; &quot;,&quot; &amp; [.J131]" office:value-type="string" office:string-value="120,12,Foyer &amp; Front Hall,4,FY4,4,H-7/16x4,4,0,1">
            <text:p>120,12,Foyer &amp; Front Hall,4,FY4,4,H-7/16x4,4,0,1</text:p>
          </table:table-cell>
        </table:table-row>
        <table:table-row table:style-name="ro1">
          <table:table-cell table:number-columns-repeated="2"/>
          <table:table-cell table:style-name="ce1"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string">
            <text:p>FY5</text:p>
          </table:table-cell>
          <table:table-cell table:formula="of:=VLOOKUP([.G132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55">
            <text:p>55 <text:s text:c="5"/></text:p>
          </table:table-cell>
          <table:table-cell table:formula="of:=[.H132]+[.$C$9]" office:value-type="float" office:value="55">
            <text:p>55 <text:s text:c="5"/></text:p>
          </table:table-cell>
          <table:table-cell office:value-type="float" office:value="1">
            <text:p>1</text:p>
          </table:table-cell>
          <table:table-cell table:formula="of:=[.C132]  &amp; &quot;,&quot; &amp; [.G132] &amp; &quot;,&quot; &amp; [.I132] &amp; &quot;,&quot; &amp; OFFSET([.K132];-1*([.D132]-1);-9)" office:value-type="string" office:string-value="121,H-7/16x4,55,Foyer &amp; Front Hall">
            <text:p>121,H-7/16x4,55,Foyer &amp; Front Hall</text:p>
          </table:table-cell>
          <table:table-cell/>
          <table:table-cell table:formula="of:=[.C132] &amp; &quot;,&quot; &amp; OFFSET([.K132];-1*([.D132]-1);-10) &amp; &quot;,&quot; &amp; OFFSET([.K132];-1*([.D132]-1);-9) &amp; &quot;,&quot; &amp; [.D132] &amp; &quot;,&quot; &amp; [.E132] &amp; &quot;,&quot; &amp; [.F132] &amp; &quot;,&quot; &amp; [.G132] &amp; &quot;,&quot; &amp; [.I132] &amp; &quot;,&quot; &amp; [.$C$9] &amp; &quot;,&quot; &amp; [.J132]" office:value-type="string" office:string-value="121,12,Foyer &amp; Front Hall,5,FY5,4,H-7/16x4,55,0,1">
            <text:p>121,12,Foyer &amp; Front Hall,5,FY5,4,H-7/16x4,55,0,1</text:p>
          </table:table-cell>
        </table:table-row>
        <table:table-row table:style-name="ro1">
          <table:table-cell table:number-columns-repeated="2"/>
          <table:table-cell table:style-name="ce1"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FY6</text:p>
          </table:table-cell>
          <table:table-cell table:formula="of:=VLOOKUP([.G133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39.5">
            <text:p>39 <text:s/>1/ 2</text:p>
          </table:table-cell>
          <table:table-cell table:formula="of:=[.H133]+[.$C$9]" office:value-type="float" office:value="39.5">
            <text:p>39 <text:s/>1/ 2</text:p>
          </table:table-cell>
          <table:table-cell office:value-type="float" office:value="1">
            <text:p>1</text:p>
          </table:table-cell>
          <table:table-cell table:formula="of:=[.C133]  &amp; &quot;,&quot; &amp; [.G133] &amp; &quot;,&quot; &amp; [.I133] &amp; &quot;,&quot; &amp; OFFSET([.K133];-1*([.D133]-1);-9)" office:value-type="string" office:string-value="122,H-7/16x4,39.5,Foyer &amp; Front Hall">
            <text:p>122,H-7/16x4,39.5,Foyer &amp; Front Hall</text:p>
          </table:table-cell>
          <table:table-cell/>
          <table:table-cell table:formula="of:=[.C133] &amp; &quot;,&quot; &amp; OFFSET([.K133];-1*([.D133]-1);-10) &amp; &quot;,&quot; &amp; OFFSET([.K133];-1*([.D133]-1);-9) &amp; &quot;,&quot; &amp; [.D133] &amp; &quot;,&quot; &amp; [.E133] &amp; &quot;,&quot; &amp; [.F133] &amp; &quot;,&quot; &amp; [.G133] &amp; &quot;,&quot; &amp; [.I133] &amp; &quot;,&quot; &amp; [.$C$9] &amp; &quot;,&quot; &amp; [.J133]" office:value-type="string" office:string-value="122,12,Foyer &amp; Front Hall,6,FY6,4,H-7/16x4,39.5,0,1">
            <text:p>122,12,Foyer &amp; Front Hall,6,FY6,4,H-7/16x4,39.5,0,1</text:p>
          </table:table-cell>
        </table:table-row>
        <table:table-row table:style-name="ro1">
          <table:table-cell table:number-columns-repeated="2"/>
          <table:table-cell table:style-name="ce1"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string">
            <text:p>FY7</text:p>
          </table:table-cell>
          <table:table-cell table:formula="of:=VLOOKUP([.G134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33">
            <text:p>33 <text:s text:c="5"/></text:p>
          </table:table-cell>
          <table:table-cell table:formula="of:=[.H134]+[.$C$9]" office:value-type="float" office:value="33">
            <text:p>33 <text:s text:c="5"/></text:p>
          </table:table-cell>
          <table:table-cell office:value-type="float" office:value="1">
            <text:p>1</text:p>
          </table:table-cell>
          <table:table-cell table:formula="of:=[.C134]  &amp; &quot;,&quot; &amp; [.G134] &amp; &quot;,&quot; &amp; [.I134] &amp; &quot;,&quot; &amp; OFFSET([.K134];-1*([.D134]-1);-9)" office:value-type="string" office:string-value="123,H-7/16x4,33,Foyer &amp; Front Hall">
            <text:p>123,H-7/16x4,33,Foyer &amp; Front Hall</text:p>
          </table:table-cell>
          <table:table-cell/>
          <table:table-cell table:formula="of:=[.C134] &amp; &quot;,&quot; &amp; OFFSET([.K134];-1*([.D134]-1);-10) &amp; &quot;,&quot; &amp; OFFSET([.K134];-1*([.D134]-1);-9) &amp; &quot;,&quot; &amp; [.D134] &amp; &quot;,&quot; &amp; [.E134] &amp; &quot;,&quot; &amp; [.F134] &amp; &quot;,&quot; &amp; [.G134] &amp; &quot;,&quot; &amp; [.I134] &amp; &quot;,&quot; &amp; [.$C$9] &amp; &quot;,&quot; &amp; [.J134]" office:value-type="string" office:string-value="123,12,Foyer &amp; Front Hall,7,FY7,4,H-7/16x4,33,0,1">
            <text:p>123,12,Foyer &amp; Front Hall,7,FY7,4,H-7/16x4,33,0,1</text:p>
          </table:table-cell>
        </table:table-row>
        <table:table-row table:style-name="ro1">
          <table:table-cell table:number-columns-repeated="2"/>
          <table:table-cell table:style-name="ce1" office:value-type="float" office:value="124">
            <text:p>124</text:p>
          </table:table-cell>
          <table:table-cell office:value-type="float" office:value="8">
            <text:p>8</text:p>
          </table:table-cell>
          <table:table-cell office:value-type="string">
            <text:p>FY8</text:p>
          </table:table-cell>
          <table:table-cell table:formula="of:=VLOOKUP([.G135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73.5">
            <text:p>73 <text:s/>1/ 2</text:p>
          </table:table-cell>
          <table:table-cell table:formula="of:=[.H135]+[.$C$9]" office:value-type="float" office:value="73.5">
            <text:p>73 <text:s/>1/ 2</text:p>
          </table:table-cell>
          <table:table-cell office:value-type="float" office:value="1">
            <text:p>1</text:p>
          </table:table-cell>
          <table:table-cell table:formula="of:=[.C135]  &amp; &quot;,&quot; &amp; [.G135] &amp; &quot;,&quot; &amp; [.I135] &amp; &quot;,&quot; &amp; OFFSET([.K135];-1*([.D135]-1);-9)" office:value-type="string" office:string-value="124,H-7/16x4,73.5,Foyer &amp; Front Hall">
            <text:p>124,H-7/16x4,73.5,Foyer &amp; Front Hall</text:p>
          </table:table-cell>
          <table:table-cell/>
          <table:table-cell table:formula="of:=[.C135] &amp; &quot;,&quot; &amp; OFFSET([.K135];-1*([.D135]-1);-10) &amp; &quot;,&quot; &amp; OFFSET([.K135];-1*([.D135]-1);-9) &amp; &quot;,&quot; &amp; [.D135] &amp; &quot;,&quot; &amp; [.E135] &amp; &quot;,&quot; &amp; [.F135] &amp; &quot;,&quot; &amp; [.G135] &amp; &quot;,&quot; &amp; [.I135] &amp; &quot;,&quot; &amp; [.$C$9] &amp; &quot;,&quot; &amp; [.J135]" office:value-type="string" office:string-value="124,12,Foyer &amp; Front Hall,8,FY8,4,H-7/16x4,73.5,0,1">
            <text:p>124,12,Foyer &amp; Front Hall,8,FY8,4,H-7/16x4,73.5,0,1</text:p>
          </table:table-cell>
        </table:table-row>
        <table:table-row table:style-name="ro1">
          <table:table-cell table:number-columns-repeated="2"/>
          <table:table-cell table:style-name="ce1"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string">
            <text:p>FY9</text:p>
          </table:table-cell>
          <table:table-cell table:formula="of:=VLOOKUP([.G136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15.5">
            <text:p>15 <text:s/>1/ 2</text:p>
          </table:table-cell>
          <table:table-cell table:formula="of:=[.H136]+[.$C$9]" office:value-type="float" office:value="15.5">
            <text:p>15 <text:s/>1/ 2</text:p>
          </table:table-cell>
          <table:table-cell office:value-type="float" office:value="1">
            <text:p>1</text:p>
          </table:table-cell>
          <table:table-cell table:formula="of:=[.C136]  &amp; &quot;,&quot; &amp; [.G136] &amp; &quot;,&quot; &amp; [.I136] &amp; &quot;,&quot; &amp; OFFSET([.K136];-1*([.D136]-1);-9)" office:value-type="string" office:string-value="125,H-7/16x4,15.5,Foyer &amp; Front Hall">
            <text:p>125,H-7/16x4,15.5,Foyer &amp; Front Hall</text:p>
          </table:table-cell>
          <table:table-cell/>
          <table:table-cell table:formula="of:=[.C136] &amp; &quot;,&quot; &amp; OFFSET([.K136];-1*([.D136]-1);-10) &amp; &quot;,&quot; &amp; OFFSET([.K136];-1*([.D136]-1);-9) &amp; &quot;,&quot; &amp; [.D136] &amp; &quot;,&quot; &amp; [.E136] &amp; &quot;,&quot; &amp; [.F136] &amp; &quot;,&quot; &amp; [.G136] &amp; &quot;,&quot; &amp; [.I136] &amp; &quot;,&quot; &amp; [.$C$9] &amp; &quot;,&quot; &amp; [.J136]" office:value-type="string" office:string-value="125,12,Foyer &amp; Front Hall,9,FY9,4,H-7/16x4,15.5,0,1">
            <text:p>125,12,Foyer &amp; Front Hall,9,FY9,4,H-7/16x4,15.5,0,1</text:p>
          </table:table-cell>
        </table:table-row>
        <table:table-row table:style-name="ro1">
          <table:table-cell table:number-columns-repeated="2"/>
          <table:table-cell table:style-name="ce1" office:value-type="float" office:value="126">
            <text:p>126</text:p>
          </table:table-cell>
          <table:table-cell table:number-columns-repeated="2"/>
          <table:table-cell table:formula="of:=VLOOKUP([.G137];[Materials.$B$2:.$C$14];2;0)" office:value-type="float" office:value="0">
            <text:p>#N/A</text:p>
          </table:table-cell>
          <table:table-cell/>
          <table:table-cell table:number-columns-repeated="5"/>
          <table:table-cell table:formula="of:=[.C137] &amp; &quot;,&quot; &amp; OFFSET([.K137];-1*([.D137]-1);-10) &amp; &quot;,&quot; &amp; OFFSET([.K137];-1*([.D137]-1);-9) &amp; &quot;,&quot; &amp; [.D137] &amp; &quot;,&quot; &amp; [.E137] &amp; &quot;,&quot; &amp; [.F137] &amp; &quot;,&quot; &amp; [.G137] &amp; &quot;,&quot; &amp; [.I137] &amp; &quot;,&quot; &amp; [.$C$9] &amp; &quot;,&quot; &amp; [.J137]" office:value-type="float" office:value="0">
            <text:p>#N/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f:=LOOKUP([.$A138];[TrimItems.$A$2:.$A$100];[TrimItems.$B$2:.$B$100])" office:value-type="string" office:string-value="Back Hall">
            <text:p>Back Hall</text:p>
          </table:table-cell>
          <table:table-cell table:style-name="ce1"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BH1</text:p>
          </table:table-cell>
          <table:table-cell table:formula="of:=VLOOKUP([.G138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86.5">
            <text:p>86 <text:s/>1/ 2</text:p>
          </table:table-cell>
          <table:table-cell table:formula="of:=[.H138]+[.$C$9]" office:value-type="float" office:value="86.5">
            <text:p>86 <text:s/>1/ 2</text:p>
          </table:table-cell>
          <table:table-cell office:value-type="float" office:value="1">
            <text:p>1</text:p>
          </table:table-cell>
          <table:table-cell table:formula="of:=[.C138]  &amp; &quot;,&quot; &amp; [.G138] &amp; &quot;,&quot; &amp; [.I138] &amp; &quot;,&quot; &amp; OFFSET([.K138];-1*([.D138]-1);-9)" office:value-type="string" office:string-value="127,H-7/16x4,86.5,Back Hall">
            <text:p>127,H-7/16x4,86.5,Back Hall</text:p>
          </table:table-cell>
          <table:table-cell/>
          <table:table-cell table:formula="of:=[.C138] &amp; &quot;,&quot; &amp; OFFSET([.K138];-1*([.D138]-1);-10) &amp; &quot;,&quot; &amp; OFFSET([.K138];-1*([.D138]-1);-9) &amp; &quot;,&quot; &amp; [.D138] &amp; &quot;,&quot; &amp; [.E138] &amp; &quot;,&quot; &amp; [.F138] &amp; &quot;,&quot; &amp; [.G138] &amp; &quot;,&quot; &amp; [.I138] &amp; &quot;,&quot; &amp; [.$C$9] &amp; &quot;,&quot; &amp; [.J138]" office:value-type="string" office:string-value="127,13,Back Hall,1,BH1,4,H-7/16x4,86.5,0,1">
            <text:p>127,13,Back Hall,1,BH1,4,H-7/16x4,86.5,0,1</text:p>
          </table:table-cell>
        </table:table-row>
        <table:table-row table:style-name="ro1">
          <table:table-cell table:number-columns-repeated="2"/>
          <table:table-cell table:style-name="ce1"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BH2</text:p>
          </table:table-cell>
          <table:table-cell table:formula="of:=VLOOKUP([.G139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4.5">
            <text:p>4 <text:s/>1/ 2</text:p>
          </table:table-cell>
          <table:table-cell table:formula="of:=[.H139]+[.$C$9]" office:value-type="float" office:value="4.5">
            <text:p>4 <text:s/>1/ 2</text:p>
          </table:table-cell>
          <table:table-cell office:value-type="float" office:value="1">
            <text:p>1</text:p>
          </table:table-cell>
          <table:table-cell table:formula="of:=[.C139]  &amp; &quot;,&quot; &amp; [.G139] &amp; &quot;,&quot; &amp; [.I139] &amp; &quot;,&quot; &amp; OFFSET([.K139];-1*([.D139]-1);-9)" office:value-type="string" office:string-value="128,H-7/16x4,4.5,Back Hall">
            <text:p>128,H-7/16x4,4.5,Back Hall</text:p>
          </table:table-cell>
          <table:table-cell/>
          <table:table-cell table:formula="of:=[.C139] &amp; &quot;,&quot; &amp; OFFSET([.K139];-1*([.D139]-1);-10) &amp; &quot;,&quot; &amp; OFFSET([.K139];-1*([.D139]-1);-9) &amp; &quot;,&quot; &amp; [.D139] &amp; &quot;,&quot; &amp; [.E139] &amp; &quot;,&quot; &amp; [.F139] &amp; &quot;,&quot; &amp; [.G139] &amp; &quot;,&quot; &amp; [.I139] &amp; &quot;,&quot; &amp; [.$C$9] &amp; &quot;,&quot; &amp; [.J139]" office:value-type="string" office:string-value="128,13,Back Hall,2,BH2,4,H-7/16x4,4.5,0,1">
            <text:p>128,13,Back Hall,2,BH2,4,H-7/16x4,4.5,0,1</text:p>
          </table:table-cell>
        </table:table-row>
        <table:table-row table:style-name="ro1">
          <table:table-cell table:number-columns-repeated="2"/>
          <table:table-cell table:style-name="ce1"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string">
            <text:p>BH3</text:p>
          </table:table-cell>
          <table:table-cell table:formula="of:=VLOOKUP([.G140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5.5">
            <text:p>5 <text:s/>1/ 2</text:p>
          </table:table-cell>
          <table:table-cell table:formula="of:=[.H140]+[.$C$9]" office:value-type="float" office:value="5.5">
            <text:p>5 <text:s/>1/ 2</text:p>
          </table:table-cell>
          <table:table-cell office:value-type="float" office:value="1">
            <text:p>1</text:p>
          </table:table-cell>
          <table:table-cell table:formula="of:=[.C140]  &amp; &quot;,&quot; &amp; [.G140] &amp; &quot;,&quot; &amp; [.I140] &amp; &quot;,&quot; &amp; OFFSET([.K140];-1*([.D140]-1);-9)" office:value-type="string" office:string-value="129,H-7/16x4,5.5,Back Hall">
            <text:p>129,H-7/16x4,5.5,Back Hall</text:p>
          </table:table-cell>
          <table:table-cell/>
          <table:table-cell table:formula="of:=[.C140] &amp; &quot;,&quot; &amp; OFFSET([.K140];-1*([.D140]-1);-10) &amp; &quot;,&quot; &amp; OFFSET([.K140];-1*([.D140]-1);-9) &amp; &quot;,&quot; &amp; [.D140] &amp; &quot;,&quot; &amp; [.E140] &amp; &quot;,&quot; &amp; [.F140] &amp; &quot;,&quot; &amp; [.G140] &amp; &quot;,&quot; &amp; [.I140] &amp; &quot;,&quot; &amp; [.$C$9] &amp; &quot;,&quot; &amp; [.J140]" office:value-type="string" office:string-value="129,13,Back Hall,3,BH3,4,H-7/16x4,5.5,0,1">
            <text:p>129,13,Back Hall,3,BH3,4,H-7/16x4,5.5,0,1</text:p>
          </table:table-cell>
        </table:table-row>
        <table:table-row table:style-name="ro1">
          <table:table-cell table:number-columns-repeated="2"/>
          <table:table-cell table:style-name="ce1"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string">
            <text:p>BH4</text:p>
          </table:table-cell>
          <table:table-cell table:formula="of:=VLOOKUP([.G141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table:style-name="Default" office:value-type="float" office:value="35.75">
            <text:p>35.75</text:p>
          </table:table-cell>
          <table:table-cell table:formula="of:=[.H141]+[.$C$9]" office:value-type="float" office:value="35.75">
            <text:p>35 <text:s/>3/ 4</text:p>
          </table:table-cell>
          <table:table-cell office:value-type="float" office:value="1">
            <text:p>1</text:p>
          </table:table-cell>
          <table:table-cell table:formula="of:=[.C141]  &amp; &quot;,&quot; &amp; [.G141] &amp; &quot;,&quot; &amp; [.I141] &amp; &quot;,&quot; &amp; OFFSET([.K141];-1*([.D141]-1);-9)" office:value-type="string" office:string-value="130,H-7/16x4,35.75,Back Hall">
            <text:p>130,H-7/16x4,35.75,Back Hall</text:p>
          </table:table-cell>
          <table:table-cell/>
          <table:table-cell table:formula="of:=[.C141] &amp; &quot;,&quot; &amp; OFFSET([.K141];-1*([.D141]-1);-10) &amp; &quot;,&quot; &amp; OFFSET([.K141];-1*([.D141]-1);-9) &amp; &quot;,&quot; &amp; [.D141] &amp; &quot;,&quot; &amp; [.E141] &amp; &quot;,&quot; &amp; [.F141] &amp; &quot;,&quot; &amp; [.G141] &amp; &quot;,&quot; &amp; [.I141] &amp; &quot;,&quot; &amp; [.$C$9] &amp; &quot;,&quot; &amp; [.J141]" office:value-type="string" office:string-value="130,13,Back Hall,4,BH4,4,H-7/16x4,35.75,0,1">
            <text:p>130,13,Back Hall,4,BH4,4,H-7/16x4,35.75,0,1</text:p>
          </table:table-cell>
        </table:table-row>
        <table:table-row table:style-name="ro1">
          <table:table-cell table:number-columns-repeated="2"/>
          <table:table-cell table:style-name="ce1"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string">
            <text:p>BH5</text:p>
          </table:table-cell>
          <table:table-cell table:formula="of:=VLOOKUP([.G142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table:style-name="Default" office:value-type="float" office:value="37.75">
            <text:p>37.75</text:p>
          </table:table-cell>
          <table:table-cell table:formula="of:=[.H142]+[.$C$9]" office:value-type="float" office:value="37.75">
            <text:p>37 <text:s/>3/ 4</text:p>
          </table:table-cell>
          <table:table-cell office:value-type="float" office:value="1">
            <text:p>1</text:p>
          </table:table-cell>
          <table:table-cell table:formula="of:=[.C142]  &amp; &quot;,&quot; &amp; [.G142] &amp; &quot;,&quot; &amp; [.I142] &amp; &quot;,&quot; &amp; OFFSET([.K142];-1*([.D142]-1);-9)" office:value-type="string" office:string-value="131,H-7/16x4,37.75,Back Hall">
            <text:p>131,H-7/16x4,37.75,Back Hall</text:p>
          </table:table-cell>
          <table:table-cell/>
          <table:table-cell table:formula="of:=[.C142] &amp; &quot;,&quot; &amp; OFFSET([.K142];-1*([.D142]-1);-10) &amp; &quot;,&quot; &amp; OFFSET([.K142];-1*([.D142]-1);-9) &amp; &quot;,&quot; &amp; [.D142] &amp; &quot;,&quot; &amp; [.E142] &amp; &quot;,&quot; &amp; [.F142] &amp; &quot;,&quot; &amp; [.G142] &amp; &quot;,&quot; &amp; [.I142] &amp; &quot;,&quot; &amp; [.$C$9] &amp; &quot;,&quot; &amp; [.J142]" office:value-type="string" office:string-value="131,13,Back Hall,5,BH5,4,H-7/16x4,37.75,0,1">
            <text:p>131,13,Back Hall,5,BH5,4,H-7/16x4,37.75,0,1</text:p>
          </table:table-cell>
        </table:table-row>
        <table:table-row table:style-name="ro1">
          <table:table-cell table:number-columns-repeated="2"/>
          <table:table-cell table:style-name="ce1"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string">
            <text:p>BH6</text:p>
          </table:table-cell>
          <table:table-cell table:formula="of:=VLOOKUP([.G143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50">
            <text:p>50 <text:s text:c="5"/></text:p>
          </table:table-cell>
          <table:table-cell table:formula="of:=[.H143]+[.$C$9]" office:value-type="float" office:value="50">
            <text:p>50 <text:s text:c="5"/></text:p>
          </table:table-cell>
          <table:table-cell office:value-type="float" office:value="1">
            <text:p>1</text:p>
          </table:table-cell>
          <table:table-cell table:formula="of:=[.C143]  &amp; &quot;,&quot; &amp; [.G143] &amp; &quot;,&quot; &amp; [.I143] &amp; &quot;,&quot; &amp; OFFSET([.K143];-1*([.D143]-1);-9)" office:value-type="string" office:string-value="132,H-7/16x4,50,Back Hall">
            <text:p>132,H-7/16x4,50,Back Hall</text:p>
          </table:table-cell>
          <table:table-cell/>
          <table:table-cell table:formula="of:=[.C143] &amp; &quot;,&quot; &amp; OFFSET([.K143];-1*([.D143]-1);-10) &amp; &quot;,&quot; &amp; OFFSET([.K143];-1*([.D143]-1);-9) &amp; &quot;,&quot; &amp; [.D143] &amp; &quot;,&quot; &amp; [.E143] &amp; &quot;,&quot; &amp; [.F143] &amp; &quot;,&quot; &amp; [.G143] &amp; &quot;,&quot; &amp; [.I143] &amp; &quot;,&quot; &amp; [.$C$9] &amp; &quot;,&quot; &amp; [.J143]" office:value-type="string" office:string-value="132,13,Back Hall,6,BH6,4,H-7/16x4,50,0,1">
            <text:p>132,13,Back Hall,6,BH6,4,H-7/16x4,50,0,1</text:p>
          </table:table-cell>
        </table:table-row>
        <table:table-row table:style-name="ro1">
          <table:table-cell table:number-columns-repeated="2"/>
          <table:table-cell table:style-name="ce1" office:value-type="float" office:value="133">
            <text:p>133</text:p>
          </table:table-cell>
          <table:table-cell office:value-type="float" office:value="7">
            <text:p>7</text:p>
          </table:table-cell>
          <table:table-cell office:value-type="string">
            <text:p>BH7</text:p>
          </table:table-cell>
          <table:table-cell table:formula="of:=VLOOKUP([.G144];[Materials.$B$2:.$C$14];2;0)" office:value-type="float" office:value="4">
            <text:p>4</text:p>
          </table:table-cell>
          <table:table-cell office:value-type="string">
            <text:p>H-7/16x4</text:p>
          </table:table-cell>
          <table:table-cell office:value-type="float" office:value="44">
            <text:p>44 <text:s text:c="5"/></text:p>
          </table:table-cell>
          <table:table-cell table:formula="of:=[.H144]+[.$C$9]" office:value-type="float" office:value="44">
            <text:p>44 <text:s text:c="5"/></text:p>
          </table:table-cell>
          <table:table-cell office:value-type="float" office:value="1">
            <text:p>1</text:p>
          </table:table-cell>
          <table:table-cell table:formula="of:=[.C144]  &amp; &quot;,&quot; &amp; [.G144] &amp; &quot;,&quot; &amp; [.I144] &amp; &quot;,&quot; &amp; OFFSET([.K144];-1*([.D144]-1);-9)" office:value-type="string" office:string-value="133,H-7/16x4,44,Back Hall">
            <text:p>133,H-7/16x4,44,Back Hall</text:p>
          </table:table-cell>
          <table:table-cell/>
          <table:table-cell table:formula="of:=[.C144] &amp; &quot;,&quot; &amp; OFFSET([.K144];-1*([.D144]-1);-10) &amp; &quot;,&quot; &amp; OFFSET([.K144];-1*([.D144]-1);-9) &amp; &quot;,&quot; &amp; [.D144] &amp; &quot;,&quot; &amp; [.E144] &amp; &quot;,&quot; &amp; [.F144] &amp; &quot;,&quot; &amp; [.G144] &amp; &quot;,&quot; &amp; [.I144] &amp; &quot;,&quot; &amp; [.$C$9] &amp; &quot;,&quot; &amp; [.J144]" office:value-type="string" office:string-value="133,13,Back Hall,7,BH7,4,H-7/16x4,44,0,1">
            <text:p>133,13,Back Hall,7,BH7,4,H-7/16x4,44,0,1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653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rimItem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ce1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Trim Item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/>
          <table:table-cell office:value-type="string">
            <text:p>!Jam Outside Dimens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tchen Window</text:p>
          </table:table-cell>
          <table:table-cell office:value-type="float" office:value="36.25">
            <text:p>36.25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ving Rm Door 1</text:p>
          </table:table-cell>
          <table:table-cell office:value-type="float" office:value="33.5">
            <text:p>33.5</text:p>
          </table:table-cell>
          <table:table-cell office:value-type="float" office:value="83.75">
            <text:p>83.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ffice</text:p>
          </table:table-cell>
          <table:table-cell office:value-type="float" office:value="71.5">
            <text:p>71.5</text:p>
          </table:table-cell>
          <table:table-cell office:value-type="float" office:value="35.5">
            <text:p>35.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est Room</text:p>
          </table:table-cell>
          <table:table-cell office:value-type="float" office:value="71.5">
            <text:p>71.5</text:p>
          </table:table-cell>
          <table:table-cell office:value-type="float" office:value="35.5">
            <text:p>35.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ster Bed</text:p>
          </table:table-cell>
          <table:table-cell office:value-type="float" office:value="71.5">
            <text:p>71.5</text:p>
          </table:table-cell>
          <table:table-cell office:value-type="float" office:value="35.5">
            <text:p>35.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ster Bath</text:p>
          </table:table-cell>
          <table:table-cell table:number-columns-repeated="2" office:value-type="float" office:value="35.5">
            <text:p>35.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iving Rm Front</text:p>
          </table:table-cell>
          <table:table-cell office:value-type="float" office:value="95.5">
            <text:p>95.5</text:p>
          </table:table-cell>
          <table:table-cell office:value-type="float" office:value="59.5">
            <text:p>59.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ving Rm Side 1</text:p>
          </table:table-cell>
          <table:table-cell office:value-type="float" office:value="35.5">
            <text:p>35.5</text:p>
          </table:table-cell>
          <table:table-cell office:value-type="float" office:value="47.5">
            <text:p>47.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iving Rm Side 2</text:p>
          </table:table-cell>
          <table:table-cell office:value-type="float" office:value="35.5">
            <text:p>35.5</text:p>
          </table:table-cell>
          <table:table-cell office:value-type="float" office:value="47.5">
            <text:p>47.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iving Rm Door 2</text:p>
          </table:table-cell>
          <table:table-cell office:value-type="float" office:value="54">
            <text:p>54</text:p>
          </table:table-cell>
          <table:table-cell office:value-type="float" office:value="80.5">
            <text:p>80.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ving Rm Base</text:p>
          </table:table-cell>
          <table:table-cell office:value-type="float" office:value="160">
            <text:p>160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yer &amp; Front Hall</text:p>
          </table:table-cell>
          <table:table-cell office:value-type="float" office:value="38.5">
            <text:p>38.5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ck Hall</text:p>
          </table:table-cell>
          <table:table-cell table:number-columns-repeated="4"/>
        </table:table-row>
        <table:table-row table:style-name="ro1" table:number-rows-repeated="65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terials" table:style-name="ta1" table:print="false">
        <office:forms form:automatic-focus="false" form:apply-design-mode="false"/>
        <table:table-column table:style-name="co9" table:number-columns-repeated="6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aterial</text:p>
          </table:table-cell>
          <table:table-cell office:value-type="string">
            <text:p>Group</text:p>
          </table:table-cell>
          <table:table-cell office:value-type="string">
            <text:p>Length</text:p>
          </table:table-cell>
          <table:table-cell office:value-type="string">
            <text:p>Price</text:p>
          </table:table-cell>
          <table:table-cell/>
          <table:table-cell table:formula="of:=[.A1] &amp; &quot;,&quot; &amp; [.B1] &amp; &quot;,&quot; &amp; [.D1] &amp; &quot;,&quot; &amp; [.E1]" office:value-type="string" office:string-value="ID,Material,Length,Price">
            <text:p>ID,Material,Length,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-1x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6*1.82" office:value-type="float" office:value="10.92">
            <text:p>10.92</text:p>
          </table:table-cell>
          <table:table-cell/>
          <table:table-cell table:formula="of:=[.A2] &amp; &quot;,&quot; &amp; [.B2] &amp; &quot;,&quot; &amp; [.D2] &amp; &quot;,&quot; &amp; [.E2]" office:value-type="string" office:string-value="1,H-1x5,72,10.92">
            <text:p>1,H-1x5,72,10.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-1x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.53">
            <text:p>14.53</text:p>
          </table:table-cell>
          <table:table-cell table:formula="of:=[.E3]/[.D3]*12" office:value-type="float" office:value="1.81625">
            <text:p>1.82</text:p>
          </table:table-cell>
          <table:table-cell table:formula="of:=[.A3] &amp; &quot;,&quot; &amp; [.B3] &amp; &quot;,&quot; &amp; [.D3] &amp; &quot;,&quot; &amp; [.E3]" office:value-type="string" office:string-value="2,H-1x5,96,14.53">
            <text:p>2,H-1x5,96,14.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-1x5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8.16">
            <text:p>18.16</text:p>
          </table:table-cell>
          <table:table-cell/>
          <table:table-cell table:formula="of:=[.A4] &amp; &quot;,&quot; &amp; [.B4] &amp; &quot;,&quot; &amp; [.D4] &amp; &quot;,&quot; &amp; [.E4]" office:value-type="string" office:string-value="3,H-1x5,120,18.16">
            <text:p>3,H-1x5,120,18.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-1x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6*[.F6]" office:value-type="float" office:value="5.43">
            <text:p>5.43</text:p>
          </table:table-cell>
          <table:table-cell/>
          <table:table-cell table:formula="of:=[.A5] &amp; &quot;,&quot; &amp; [.B5] &amp; &quot;,&quot; &amp; [.D5] &amp; &quot;,&quot; &amp; [.E5]" office:value-type="string" office:string-value="4,H-1x3,72,5.43">
            <text:p>4,H-1x3,72,5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-1x3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7.24">
            <text:p>7.24</text:p>
          </table:table-cell>
          <table:table-cell table:formula="of:=[.E6]/[.D6]*12" office:value-type="float" office:value="0.905">
            <text:p>0.91</text:p>
          </table:table-cell>
          <table:table-cell table:formula="of:=[.A6] &amp; &quot;,&quot; &amp; [.B6] &amp; &quot;,&quot; &amp; [.D6] &amp; &quot;,&quot; &amp; [.E6]" office:value-type="string" office:string-value="5,H-1x3,96,7.24">
            <text:p>5,H-1x3,96,7.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-1x3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.46">
            <text:p>8.46</text:p>
          </table:table-cell>
          <table:table-cell table:formula="of:=[.E7]/[.D7]*12" office:value-type="float" office:value="0.846">
            <text:p>0.85</text:p>
          </table:table-cell>
          <table:table-cell table:formula="of:=[.A7] &amp; &quot;,&quot; &amp; [.B7] &amp; &quot;,&quot; &amp; [.D7] &amp; &quot;,&quot; &amp; [.E7]" office:value-type="string" office:string-value="6,H-1x3,120,8.46">
            <text:p>6,H-1x3,120,8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-1x3/8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formula="of:=0.65*8" office:value-type="float" office:value="5.2">
            <text:p>5.2</text:p>
          </table:table-cell>
          <table:table-cell/>
          <table:table-cell table:formula="of:=[.A8] &amp; &quot;,&quot; &amp; [.B8] &amp; &quot;,&quot; &amp; [.D8] &amp; &quot;,&quot; &amp; [.E8]" office:value-type="string" office:string-value="7,H-1x3/8,96,5.2">
            <text:p>7,H-1x3/8,96,5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-1x3/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0.65*10" office:value-type="float" office:value="6.5">
            <text:p>6.5</text:p>
          </table:table-cell>
          <table:table-cell/>
          <table:table-cell table:formula="of:=[.A9] &amp; &quot;,&quot; &amp; [.B9] &amp; &quot;,&quot; &amp; [.D9] &amp; &quot;,&quot; &amp; [.E9]" office:value-type="string" office:string-value="8,H-1x3/8,120,6.5">
            <text:p>8,H-1x3/8,120,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-7/16x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table:formula="of:=[.D10]/12*1.29" office:value-type="float" office:value="7.74">
            <text:p>7.74</text:p>
          </table:table-cell>
          <table:table-cell/>
          <table:table-cell table:formula="of:=[.A10] &amp; &quot;,&quot; &amp; [.B10] &amp; &quot;,&quot; &amp; [.D10] &amp; &quot;,&quot; &amp; [.E10]" office:value-type="string" office:string-value="9,H-7/16x4,72,7.74">
            <text:p>9,H-7/16x4,72,7.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-7/16x4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formula="of:=[.D11]/12*1.29" office:value-type="float" office:value="10.32">
            <text:p>10.32</text:p>
          </table:table-cell>
          <table:table-cell/>
          <table:table-cell table:formula="of:=[.A11] &amp; &quot;,&quot; &amp; [.B11] &amp; &quot;,&quot; &amp; [.D11] &amp; &quot;,&quot; &amp; [.E11]" office:value-type="string" office:string-value="10,H-7/16x4,96,10.32">
            <text:p>10,H-7/16x4,96,10.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-7/16x4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formula="of:=[.D12]/12*1.29" office:value-type="float" office:value="12.9">
            <text:p>12.9</text:p>
          </table:table-cell>
          <table:table-cell/>
          <table:table-cell table:formula="of:=[.A12] &amp; &quot;,&quot; &amp; [.B12] &amp; &quot;,&quot; &amp; [.D12] &amp; &quot;,&quot; &amp; [.E12]" office:value-type="string" office:string-value="11,H-7/16x4,120,12.9">
            <text:p>11,H-7/16x4,120,12.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-7/16x4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table:formula="of:=[.D13]/12*1.29" office:value-type="float" office:value="15.48">
            <text:p>15.48</text:p>
          </table:table-cell>
          <table:table-cell/>
          <table:table-cell table:formula="of:=[.A13] &amp; &quot;,&quot; &amp; [.B13] &amp; &quot;,&quot; &amp; [.D13] &amp; &quot;,&quot; &amp; [.E13]" office:value-type="string" office:string-value="12,H-7/16x4,144,15.48">
            <text:p>12,H-7/16x4,144,15.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-7/16x4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table:formula="of:=[.D14]/12*1.29" office:value-type="float" office:value="18.06">
            <text:p>18.06</text:p>
          </table:table-cell>
          <table:table-cell table:formula="of:=[.D14]/12" office:value-type="float" office:value="14">
            <text:p>14</text:p>
          </table:table-cell>
          <table:table-cell table:formula="of:=[.A14] &amp; &quot;,&quot; &amp; [.B14] &amp; &quot;,&quot; &amp; [.D14] &amp; &quot;,&quot; &amp; [.E14]" office:value-type="string" office:string-value="13,H-7/16x4,168,18.06">
            <text:p>13,H-7/16x4,168,18.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00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od Haren</meta:initial-creator>
    <meta:creation-date>2009-09-27T10:19:17</meta:creation-date>
    <dc:creator>T H</dc:creator>
    <dc:date>2012-05-28T00:09:39.20</dc:date>
    <dc:language>en-US</dc:language>
    <meta:editing-cycles>23</meta:editing-cycles>
    <meta:editing-duration>P4DT19H46M58S</meta:editing-duration>
    <meta:document-statistic meta:table-count="3" meta:cell-count="1465" meta:object-count="0"/>
    <meta:user-defined meta:name="Info 1"/>
    <meta:user-defined meta:name="Info 2"/>
    <meta:user-defined meta:name="Info 3"/>
    <meta:user-defined meta:name="Info 4"/>
  </office:meta>
</office:document-meta>
</file>